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14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14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14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Hiperv_237_nculo_32_3" style:data-style-name="N0"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9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4" style:data-style-name="N0">
      <style:table-cell-properties style:vertical-align="automatic" fo:background-color="transparent"/>
    </style:style>
    <style:style style:name="ce31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2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" style:data-style-name="N36"/>
    <style:style style:name="ce5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1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3"/>
    <style:style style:name="ce69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7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9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7229166666667cm" style:use-optimal-column-width="true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54cm" style:use-optimal-column-width="true"/>
    </style:style>
    <style:style style:name="co12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48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62.25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default-cell-style-name="ce12"/>
        <table:table-column table:style-name="co4" table:number-columns-repeated="10" table:default-cell-style-name="ce12"/>
        <table:table-column table:style-name="co5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1062000" table:style-name="ce7">
            <text:p>1.062.000</text:p>
          </table:table-cell>
          <table:table-cell office:value-type="float" office:value="2716140" table:style-name="ce7">
            <text:p>2.716.1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070470" table:style-name="ce9">
            <text:p>17.070.470</text:p>
          </table:table-cell>
          <table:table-cell office:value-type="float" office:value="17283563" table:style-name="ce9">
            <text:p>17.283.563</text:p>
          </table:table-cell>
          <table:table-cell office:value-type="percentage" office:value="1" table:style-name="ce10">
            <text:p>100,00%</text:p>
          </table:table-cell>
          <table:table-cell office:value-type="float" office:value="7480863" table:style-name="ce8">
            <text:p>7.480.863</text:p>
          </table:table-cell>
          <table:table-cell office:value-type="float" office:value="7322341" table:style-name="ce8">
            <text:p>7.322.341</text:p>
          </table:table-cell>
          <table:table-cell office:value-type="float" office:value="4204821" table:style-name="ce8">
            <text:p>4.204.821</text:p>
          </table:table-cell>
          <table:table-cell office:value-type="date" office:date-value="2022-06-08T00:00:00" table:style-name="ce11">
            <text:p>08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29139" table:style-name="ce7">
            <text:p>1.829.139</text:p>
          </table:table-cell>
          <table:table-cell office:value-type="float" office:value="148930" table:style-name="ce7">
            <text:p>148.930</text:p>
          </table:table-cell>
          <table:table-cell office:value-type="float" office:value="453020" table:style-name="ce7">
            <text:p>453.020</text:p>
          </table:table-cell>
          <table:table-cell office:value-type="float" office:value="252500" table:style-name="ce7">
            <text:p>252.500</text:p>
          </table:table-cell>
          <table:table-cell office:value-type="float" office:value="58035" table:style-name="ce13">
            <text:p>58.035</text:p>
          </table:table-cell>
          <table:table-cell office:value-type="float" office:value="2741624" table:style-name="ce14">
            <text:p>2.741.624</text:p>
          </table:table-cell>
          <table:table-cell office:value-type="float" office:value="2657081" table:style-name="ce14">
            <text:p>2.657.081</text:p>
          </table:table-cell>
          <table:table-cell office:value-type="percentage" office:value="0.96916316752406606" table:style-name="ce15">
            <text:p>96,92%</text:p>
          </table:table-cell>
          <table:table-cell office:value-type="float" office:value="1150616" table:style-name="ce13">
            <text:p>1.150.616</text:p>
          </table:table-cell>
          <table:table-cell office:value-type="float" office:value="1129058" table:style-name="ce13">
            <text:p>1.129.058</text:p>
          </table:table-cell>
          <table:table-cell office:value-type="float" office:value="703460" table:style-name="ce13">
            <text:p>703.460</text:p>
          </table:table-cell>
          <table:table-cell office:value-type="date" office:date-value="2022-06-08T00:00:00" table:style-name="ce16">
            <text:p>08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69227" table:style-name="ce7">
            <text:p>1.569.227</text:p>
          </table:table-cell>
          <table:table-cell office:value-type="float" office:value="114000" table:style-name="ce7">
            <text:p>114.000</text:p>
          </table:table-cell>
          <table:table-cell office:value-type="float" office:value="507370" table:style-name="ce7">
            <text:p>507.37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53297" table:style-name="ce14">
            <text:p>2.453.297</text:p>
          </table:table-cell>
          <table:table-cell office:value-type="float" office:value="2295576.5" table:style-name="ce14">
            <text:p>2.295.577</text:p>
          </table:table-cell>
          <table:table-cell office:value-type="percentage" office:value="0.93571080060832423" table:style-name="ce15">
            <text:p>93,57%</text:p>
          </table:table-cell>
          <table:table-cell office:value-type="float" office:value="928969" table:style-name="ce13">
            <text:p>928.969</text:p>
          </table:table-cell>
          <table:table-cell office:value-type="float" office:value="920462" table:style-name="ce13">
            <text:p>920.462</text:p>
          </table:table-cell>
          <table:table-cell office:value-type="float" office:value="723334" table:style-name="ce13">
            <text:p>723.334</text:p>
          </table:table-cell>
          <table:table-cell office:value-type="date" office:date-value="2022-06-08T00:00:00" table:style-name="ce16">
            <text:p>08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35828" table:style-name="ce7">
            <text:p>1.335.828</text:p>
          </table:table-cell>
          <table:table-cell office:value-type="float" office:value="125540" table:style-name="ce7">
            <text:p>125.540</text:p>
          </table:table-cell>
          <table:table-cell office:value-type="float" office:value="433690" table:style-name="ce7">
            <text:p>433.690</text:p>
          </table:table-cell>
          <table:table-cell office:value-type="float" office:value="225400" table:style-name="ce7">
            <text:p>225.400</text:p>
          </table:table-cell>
          <table:table-cell office:value-type="float" office:value="50040" table:style-name="ce13">
            <text:p>50.040</text:p>
          </table:table-cell>
          <table:table-cell office:value-type="float" office:value="2170498" table:style-name="ce14">
            <text:p>2.170.498</text:p>
          </table:table-cell>
          <table:table-cell office:value-type="float" office:value="2045906.5" table:style-name="ce14">
            <text:p>2.045.907</text:p>
          </table:table-cell>
          <table:table-cell office:value-type="percentage" office:value="0.94259773563486349" table:style-name="ce15">
            <text:p>94,26%</text:p>
          </table:table-cell>
          <table:table-cell office:value-type="float" office:value="928523" table:style-name="ce13">
            <text:p>928.523</text:p>
          </table:table-cell>
          <table:table-cell office:value-type="float" office:value="912685" table:style-name="ce13">
            <text:p>912.685</text:p>
          </table:table-cell>
          <table:table-cell office:value-type="float" office:value="480673" table:style-name="ce13">
            <text:p>480.673</text:p>
          </table:table-cell>
          <table:table-cell office:value-type="date" office:date-value="2022-06-08T00:00:00" table:style-name="ce16">
            <text:p>08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5900" table:style-name="ce7">
            <text:p>2.835.900</text:p>
          </table:table-cell>
          <table:table-cell office:value-type="float" office:value="231020" table:style-name="ce7">
            <text:p>231.020</text:p>
          </table:table-cell>
          <table:table-cell office:value-type="float" office:value="807120" table:style-name="ce7">
            <text:p>807.12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62410" table:style-name="ce14">
            <text:p>4.462.410</text:p>
          </table:table-cell>
          <table:table-cell office:value-type="float" office:value="4168489.5" table:style-name="ce14">
            <text:p>4.168.490</text:p>
          </table:table-cell>
          <table:table-cell office:value-type="percentage" office:value="0.93413413379765642" table:style-name="ce15">
            <text:p>93,41%</text:p>
          </table:table-cell>
          <table:table-cell office:value-type="float" office:value="1821686" table:style-name="ce13">
            <text:p>1.821.686</text:p>
          </table:table-cell>
          <table:table-cell office:value-type="float" office:value="1765858" table:style-name="ce13">
            <text:p>1.765.858</text:p>
          </table:table-cell>
          <table:table-cell office:value-type="float" office:value="998107" table:style-name="ce13">
            <text:p>998.107</text:p>
          </table:table-cell>
          <table:table-cell office:value-type="date" office:date-value="2022-06-08T00:00:00" table:style-name="ce16">
            <text:p>08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67912" table:style-name="ce14">
            <text:p>1.267.912</text:p>
          </table:table-cell>
          <table:table-cell office:value-type="percentage" office:value="0.97740707050461761" table:style-name="ce15">
            <text:p>97,74%</text:p>
          </table:table-cell>
          <table:table-cell office:value-type="float" office:value="519793" table:style-name="ce13">
            <text:p>519.793</text:p>
          </table:table-cell>
          <table:table-cell office:value-type="float" office:value="515923" table:style-name="ce13">
            <text:p>515.923</text:p>
          </table:table-cell>
          <table:table-cell office:value-type="float" office:value="355292" table:style-name="ce13">
            <text:p>355.292</text:p>
          </table:table-cell>
          <table:table-cell office:value-type="date" office:date-value="2022-06-08T00:00:00" table:style-name="ce16">
            <text:p>08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6177" table:style-name="ce7">
            <text:p>4.086.177</text:p>
          </table:table-cell>
          <table:table-cell office:value-type="float" office:value="280710" table:style-name="ce7">
            <text:p>280.710</text:p>
          </table:table-cell>
          <table:table-cell office:value-type="float" office:value="711260" table:style-name="ce7">
            <text:p>711.26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44952" table:style-name="ce14">
            <text:p>5.644.952</text:p>
          </table:table-cell>
          <table:table-cell office:value-type="float" office:value="5322082" table:style-name="ce14">
            <text:p>5.322.082</text:p>
          </table:table-cell>
          <table:table-cell office:value-type="percentage" office:value="0.94280376520473508" table:style-name="ce15">
            <text:p>94,28%</text:p>
          </table:table-cell>
          <table:table-cell office:value-type="float" office:value="2150309" table:style-name="ce13">
            <text:p>2.150.309</text:p>
          </table:table-cell>
          <table:table-cell office:value-type="float" office:value="2122647" table:style-name="ce13">
            <text:p>2.122.647</text:p>
          </table:table-cell>
          <table:table-cell office:value-type="float" office:value="1501093" table:style-name="ce13">
            <text:p>1.501.093</text:p>
          </table:table-cell>
          <table:table-cell office:value-type="date" office:date-value="2022-06-08T00:00:00" table:style-name="ce16">
            <text:p>08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3405" table:style-name="ce7">
            <text:p>2.763.405</text:p>
          </table:table-cell>
          <table:table-cell office:value-type="float" office:value="258000" table:style-name="ce7">
            <text:p>258.000</text:p>
          </table:table-cell>
          <table:table-cell office:value-type="float" office:value="752890" table:style-name="ce7">
            <text:p>752.890</text:p>
          </table:table-cell>
          <table:table-cell office:value-type="float" office:value="381270" table:style-name="ce7">
            <text:p>381.270</text:p>
          </table:table-cell>
          <table:table-cell office:value-type="float" office:value="93045" table:style-name="ce13">
            <text:p>93.045</text:p>
          </table:table-cell>
          <table:table-cell office:value-type="float" office:value="4248610" table:style-name="ce14">
            <text:p>4.248.610</text:p>
          </table:table-cell>
          <table:table-cell office:value-type="float" office:value="4002783" table:style-name="ce14">
            <text:p>4.002.783</text:p>
          </table:table-cell>
          <table:table-cell office:value-type="percentage" office:value="0.94213942913093929" table:style-name="ce15">
            <text:p>94,21%</text:p>
          </table:table-cell>
          <table:table-cell office:value-type="float" office:value="1764973" table:style-name="ce13">
            <text:p>1.764.973</text:p>
          </table:table-cell>
          <table:table-cell office:value-type="float" office:value="1713324" table:style-name="ce13">
            <text:p>1.713.324</text:p>
          </table:table-cell>
          <table:table-cell office:value-type="float" office:value="1076614" table:style-name="ce13">
            <text:p>1.076.614</text:p>
          </table:table-cell>
          <table:table-cell office:value-type="date" office:date-value="2022-06-08T00:00:00" table:style-name="ce16">
            <text:p>08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715494" table:style-name="ce7">
            <text:p>8.715.494</text:p>
          </table:table-cell>
          <table:table-cell office:value-type="float" office:value="639070" table:style-name="ce7">
            <text:p>639.070</text:p>
          </table:table-cell>
          <table:table-cell office:value-type="float" office:value="3136830" table:style-name="ce7">
            <text:p>3.136.8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28084" table:style-name="ce14">
            <text:p>14.328.084</text:p>
          </table:table-cell>
          <table:table-cell office:value-type="float" office:value="14238999" table:style-name="ce14">
            <text:p>14.238.999</text:p>
          </table:table-cell>
          <table:table-cell office:value-type="percentage" office:value="0.99378249038740973" table:style-name="ce15">
            <text:p>99,38%</text:p>
          </table:table-cell>
          <table:table-cell office:value-type="float" office:value="6493254" table:style-name="ce13">
            <text:p>6.493.254</text:p>
          </table:table-cell>
          <table:table-cell office:value-type="float" office:value="6354307" table:style-name="ce13">
            <text:p>6.354.307</text:p>
          </table:table-cell>
          <table:table-cell office:value-type="float" office:value="3763913" table:style-name="ce13">
            <text:p>3.763.913</text:p>
          </table:table-cell>
          <table:table-cell office:value-type="date" office:date-value="2022-06-08T00:00:00" table:style-name="ce16">
            <text:p>08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31200" table:style-name="ce7">
            <text:p>6.731.200</text:p>
          </table:table-cell>
          <table:table-cell office:value-type="float" office:value="546000" table:style-name="ce7">
            <text:p>546.000</text:p>
          </table:table-cell>
          <table:table-cell office:value-type="float" office:value="2144530" table:style-name="ce7">
            <text:p>2.144.53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498755" table:style-name="ce14">
            <text:p>10.498.755</text:p>
          </table:table-cell>
          <table:table-cell office:value-type="float" office:value="10125817.5" table:style-name="ce14">
            <text:p>10.125.818</text:p>
          </table:table-cell>
          <table:table-cell office:value-type="percentage" office:value="0.96447793095467038" table:style-name="ce15">
            <text:p>96,45%</text:p>
          </table:table-cell>
          <table:table-cell office:value-type="float" office:value="4450224" table:style-name="ce13">
            <text:p>4.450.224</text:p>
          </table:table-cell>
          <table:table-cell office:value-type="float" office:value="4385072" table:style-name="ce13">
            <text:p>4.385.072</text:p>
          </table:table-cell>
          <table:table-cell office:value-type="float" office:value="2900388" table:style-name="ce13">
            <text:p>2.900.388</text:p>
          </table:table-cell>
          <table:table-cell office:value-type="date" office:date-value="2022-06-08T00:00:00" table:style-name="ce16">
            <text:p>08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40177" table:style-name="ce7">
            <text:p>1.640.177</text:p>
          </table:table-cell>
          <table:table-cell office:value-type="float" office:value="155730" table:style-name="ce7">
            <text:p>155.730</text:p>
          </table:table-cell>
          <table:table-cell office:value-type="float" office:value="304020" table:style-name="ce7">
            <text:p>304.02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9757" table:style-name="ce14">
            <text:p>2.319.757</text:p>
          </table:table-cell>
          <table:table-cell office:value-type="float" office:value="2334343.5" table:style-name="ce14">
            <text:p>2.334.344</text:p>
          </table:table-cell>
          <table:table-cell office:value-type="percentage" office:value="1" table:style-name="ce15">
            <text:p>100,00%</text:p>
          </table:table-cell>
          <table:table-cell office:value-type="float" office:value="969371" table:style-name="ce13">
            <text:p>969.371</text:p>
          </table:table-cell>
          <table:table-cell office:value-type="float" office:value="951552" table:style-name="ce13">
            <text:p>951.552</text:p>
          </table:table-cell>
          <table:table-cell office:value-type="float" office:value="638945" table:style-name="ce13">
            <text:p>638.945</text:p>
          </table:table-cell>
          <table:table-cell office:value-type="date" office:date-value="2022-06-08T00:00:00" table:style-name="ce16">
            <text:p>08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49800" table:style-name="ce7">
            <text:p>249.8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53174" table:style-name="ce14">
            <text:p>6.053.174</text:p>
          </table:table-cell>
          <table:table-cell office:value-type="float" office:value="6132440.5" table:style-name="ce14">
            <text:p>6.132.441</text:p>
          </table:table-cell>
          <table:table-cell office:value-type="percentage" office:value="1" table:style-name="ce15">
            <text:p>100,00%</text:p>
          </table:table-cell>
          <table:table-cell office:value-type="float" office:value="2478515" table:style-name="ce13">
            <text:p>2.478.515</text:p>
          </table:table-cell>
          <table:table-cell office:value-type="float" office:value="2452405" table:style-name="ce13">
            <text:p>2.452.405</text:p>
          </table:table-cell>
          <table:table-cell office:value-type="float" office:value="1955761" table:style-name="ce13">
            <text:p>1.955.761</text:p>
          </table:table-cell>
          <table:table-cell office:value-type="date" office:date-value="2022-06-08T00:00:00" table:style-name="ce16">
            <text:p>08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4195" table:style-name="ce7">
            <text:p>464.195</text:p>
          </table:table-cell>
          <table:table-cell office:value-type="float" office:value="47380" table:style-name="ce7">
            <text:p>47.380</text:p>
          </table:table-cell>
          <table:table-cell office:value-type="float" office:value="109780" table:style-name="ce7">
            <text:p>109.78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89825" table:style-name="ce14">
            <text:p>689.825</text:p>
          </table:table-cell>
          <table:table-cell office:value-type="float" office:value="650504" table:style-name="ce14">
            <text:p>650.504</text:p>
          </table:table-cell>
          <table:table-cell office:value-type="percentage" office:value="0.94299858659805025" table:style-name="ce15">
            <text:p>94,30%</text:p>
          </table:table-cell>
          <table:table-cell office:value-type="float" office:value="284612" table:style-name="ce13">
            <text:p>284.612</text:p>
          </table:table-cell>
          <table:table-cell office:value-type="float" office:value="286522" table:style-name="ce13">
            <text:p>286.522</text:p>
          </table:table-cell>
          <table:table-cell office:value-type="float" office:value="178950" table:style-name="ce13">
            <text:p>178.950</text:p>
          </table:table-cell>
          <table:table-cell office:value-type="date" office:date-value="2022-06-07T00:00:00" table:style-name="ce16">
            <text:p>07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9143385" table:style-name="ce7">
            <text:p>9.143.385</text:p>
          </table:table-cell>
          <table:table-cell office:value-type="float" office:value="756000" table:style-name="ce7">
            <text:p>756.000</text:p>
          </table:table-cell>
          <table:table-cell office:value-type="float" office:value="2170800" table:style-name="ce7">
            <text:p>2.1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3613735" table:style-name="ce14">
            <text:p>13.613.735</text:p>
          </table:table-cell>
          <table:table-cell office:value-type="float" office:value="13283788" table:style-name="ce14">
            <text:p>13.283.788</text:p>
          </table:table-cell>
          <table:table-cell office:value-type="percentage" office:value="0.9757636680896169" table:style-name="ce15">
            <text:p>97,58%</text:p>
          </table:table-cell>
          <table:table-cell office:value-type="float" office:value="5768563" table:style-name="ce13">
            <text:p>5.768.563</text:p>
          </table:table-cell>
          <table:table-cell office:value-type="float" office:value="5710262" table:style-name="ce13">
            <text:p>5.710.262</text:p>
          </table:table-cell>
          <table:table-cell office:value-type="float" office:value="3342314" table:style-name="ce13">
            <text:p>3.342.314</text:p>
          </table:table-cell>
          <table:table-cell office:value-type="date" office:date-value="2022-06-08T00:00:00" table:style-name="ce16">
            <text:p>08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67425" table:style-name="ce7">
            <text:p>1.767.42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18235" table:style-name="ce14">
            <text:p>2.918.235</text:p>
          </table:table-cell>
          <table:table-cell office:value-type="float" office:value="2823076" table:style-name="ce14">
            <text:p>2.823.076</text:p>
          </table:table-cell>
          <table:table-cell office:value-type="percentage" office:value="0.96739159115013018" table:style-name="ce15">
            <text:p>96,74%</text:p>
          </table:table-cell>
          <table:table-cell office:value-type="float" office:value="1299970" table:style-name="ce13">
            <text:p>1.299.970</text:p>
          </table:table-cell>
          <table:table-cell office:value-type="float" office:value="1279022" table:style-name="ce13">
            <text:p>1.279.022</text:p>
          </table:table-cell>
          <table:table-cell office:value-type="float" office:value="690814" table:style-name="ce13">
            <text:p>690.814</text:p>
          </table:table-cell>
          <table:table-cell office:value-type="date" office:date-value="2022-06-07T00:00:00" table:style-name="ce16">
            <text:p>07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6547" table:style-name="ce7">
            <text:p>896.547</text:p>
          </table:table-cell>
          <table:table-cell office:value-type="float" office:value="78000" table:style-name="ce7">
            <text:p>78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8167" table:style-name="ce14">
            <text:p>1.408.167</text:p>
          </table:table-cell>
          <table:table-cell office:value-type="float" office:value="1323600" table:style-name="ce14">
            <text:p>1.323.600</text:p>
          </table:table-cell>
          <table:table-cell office:value-type="percentage" office:value="0.93994533318846418" table:style-name="ce15">
            <text:p>93,99%</text:p>
          </table:table-cell>
          <table:table-cell office:value-type="float" office:value="568369" table:style-name="ce13">
            <text:p>568.369</text:p>
          </table:table-cell>
          <table:table-cell office:value-type="float" office:value="562584" table:style-name="ce13">
            <text:p>562.584</text:p>
          </table:table-cell>
          <table:table-cell office:value-type="float" office:value="358869" table:style-name="ce13">
            <text:p>358.869</text:p>
          </table:table-cell>
          <table:table-cell office:value-type="date" office:date-value="2022-06-08T00:00:00" table:style-name="ce16">
            <text:p>08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59248" table:style-name="ce7">
            <text:p>2.959.24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502653" table:style-name="ce14">
            <text:p>4.502.653</text:p>
          </table:table-cell>
          <table:table-cell office:value-type="float" office:value="4423328.5" table:style-name="ce14">
            <text:p>4.423.329</text:p>
          </table:table-cell>
          <table:table-cell office:value-type="percentage" office:value="0.98238271969880864" table:style-name="ce15">
            <text:p>98,24%</text:p>
          </table:table-cell>
          <table:table-cell office:value-type="float" office:value="1948361" table:style-name="ce13">
            <text:p>1.948.361</text:p>
          </table:table-cell>
          <table:table-cell office:value-type="float" office:value="1911647" table:style-name="ce13">
            <text:p>1.911.647</text:p>
          </table:table-cell>
          <table:table-cell office:value-type="float" office:value="1189495" table:style-name="ce13">
            <text:p>1.189.495</text:p>
          </table:table-cell>
          <table:table-cell office:value-type="date" office:date-value="2022-06-08T00:00:00" table:style-name="ce16">
            <text:p>08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10736" table:style-name="ce7">
            <text:p>110.736</text:p>
          </table:table-cell>
          <table:table-cell office:value-type="float" office:value="12000" table:style-name="ce7">
            <text:p>12.000</text:p>
          </table:table-cell>
          <table:table-cell office:value-type="float" office:value="24620" table:style-name="ce7">
            <text:p>24.62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68831" table:style-name="ce14">
            <text:p>168.831</text:p>
          </table:table-cell>
          <table:table-cell office:value-type="float" office:value="154986.5" table:style-name="ce14">
            <text:p>154.987</text:p>
          </table:table-cell>
          <table:table-cell office:value-type="percentage" office:value="0.91799787953634104" table:style-name="ce15">
            <text:p>91,80%</text:p>
          </table:table-cell>
          <table:table-cell office:value-type="float" office:value="67953" table:style-name="ce13">
            <text:p>67.953</text:p>
          </table:table-cell>
          <table:table-cell office:value-type="float" office:value="64853" table:style-name="ce13">
            <text:p>64.853</text:p>
          </table:table-cell>
          <table:table-cell office:value-type="float" office:value="39936" table:style-name="ce13">
            <text:p>39.936</text:p>
          </table:table-cell>
          <table:table-cell office:value-type="date" office:date-value="2022-06-08T00:00:00" table:style-name="ce16">
            <text:p>08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8450" table:style-name="ce7">
            <text:p>108.45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8440" table:style-name="ce14">
            <text:p>158.440</text:p>
          </table:table-cell>
          <table:table-cell office:value-type="float" office:value="147155.5" table:style-name="ce14">
            <text:p>147.156</text:p>
          </table:table-cell>
          <table:table-cell office:value-type="percentage" office:value="0.92877745518808386" table:style-name="ce15">
            <text:p>92,88%</text:p>
          </table:table-cell>
          <table:table-cell office:value-type="float" office:value="66265" table:style-name="ce13">
            <text:p>66.265</text:p>
          </table:table-cell>
          <table:table-cell office:value-type="float" office:value="62785" table:style-name="ce13">
            <text:p>62.785</text:p>
          </table:table-cell>
          <table:table-cell office:value-type="float" office:value="33757" table:style-name="ce13">
            <text:p>33.757</text:p>
          </table:table-cell>
          <table:table-cell office:value-type="date" office:date-value="2022-06-08T00:00:00" table:style-name="ce17">
            <text:p>08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51810" table:style-name="ce7">
            <text:p>51.810</text:p>
          </table:table-cell>
          <table:table-cell office:value-type="float" office:value="0" table:style-name="ce7">
            <text:p>0</text:p>
          </table:table-cell>
          <table:table-cell office:value-type="float" office:value="58110" table:style-name="ce7">
            <text:p>58.1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5720" table:style-name="ce14">
            <text:p>215.720</text:p>
          </table:table-cell>
          <table:table-cell office:value-type="float" office:value="206498.5" table:style-name="ce14">
            <text:p>206.499</text:p>
          </table:table-cell>
          <table:table-cell office:value-type="percentage" office:value="0.9572524568885592" table:style-name="ce15">
            <text:p>95,73%</text:p>
          </table:table-cell>
          <table:table-cell office:value-type="float" office:value="95133" table:style-name="ce13">
            <text:p>95.133</text:p>
          </table:table-cell>
          <table:table-cell office:value-type="float" office:value="95648" table:style-name="ce13">
            <text:p>95.648</text:p>
          </table:table-cell>
          <table:table-cell office:value-type="float" office:value="50017" table:style-name="ce13">
            <text:p>50.017</text:p>
          </table:table-cell>
          <table:table-cell office:value-type="date" office:date-value="2022-06-08T00:00:00" table:style-name="ce17">
            <text:p>08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170" table:style-name="ce7">
            <text:p>8.17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2875" table:style-name="ce14">
            <text:p>12.875</text:p>
          </table:table-cell>
          <table:table-cell office:value-type="float" office:value="13431.5" table:style-name="ce14">
            <text:p>13.432</text:p>
          </table:table-cell>
          <table:table-cell office:value-type="percentage" office:value="1" table:style-name="ce15">
            <text:p>100,00%</text:p>
          </table:table-cell>
          <table:table-cell office:value-type="float" office:value="8120" table:style-name="ce13">
            <text:p>8.120</text:p>
          </table:table-cell>
          <table:table-cell office:value-type="float" office:value="8133" table:style-name="ce13">
            <text:p>8.133</text:p>
          </table:table-cell>
          <table:table-cell office:value-type="float" office:value="4061" table:style-name="ce13">
            <text:p>4.061</text:p>
          </table:table-cell>
          <table:table-cell office:value-type="date" office:date-value="2022-06-07T00:00:00" table:style-name="ce17">
            <text:p>07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488157" table:style-name="ce19">
            <text:p>63.488.157</text:p>
          </table:table-cell>
          <table:table-cell office:value-type="float" office:value="5160180" table:style-name="ce19">
            <text:p>5.160.180</text:p>
          </table:table-cell>
          <table:table-cell office:value-type="float" office:value="17223390" table:style-name="ce20">
            <text:p>17.223.390</text:p>
          </table:table-cell>
          <table:table-cell office:value-type="float" office:value="9008750" table:style-name="ce21">
            <text:p>9.008.750</text:p>
          </table:table-cell>
          <table:table-cell office:value-type="float" office:value="2096855" table:style-name="ce22">
            <text:p>2.096.855</text:p>
          </table:table-cell>
          <table:table-cell office:value-type="float" office:value="96977332" table:style-name="ce23">
            <text:p>96.977.332</text:p>
          </table:table-cell>
          <table:table-cell office:value-type="float" office:value="94901362.5" table:style-name="ce23">
            <text:p>94.901.363</text:p>
          </table:table-cell>
          <table:table-cell office:value-type="percentage" office:value="0.9785932500184682" table:style-name="ce24">
            <text:p>97,86%</text:p>
          </table:table-cell>
          <table:table-cell office:value-type="float" office:value="41244442" table:style-name="ce23">
            <text:p>41.244.442</text:p>
          </table:table-cell>
          <table:table-cell office:value-type="float" office:value="40527090" table:style-name="ce23">
            <text:p>40.527.090</text:p>
          </table:table-cell>
          <table:table-cell office:value-type="float" office:value="25190614" table:style-name="ce23">
            <text:p>25.190.614</text:p>
          </table:table-cell>
          <table:table-cell office:value-type="float" office:value="0" table:style-name="ce25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7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6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6" table:default-cell-style-name="ce30"/>
        <table:table-column table:style-name="co7" table:number-columns-repeated="5" table:default-cell-style-name="ce30"/>
        <table:table-column table:style-name="co5" table:number-columns-repeated="2" table:default-cell-style-name="ce30"/>
        <table:table-column table:style-name="co4" table:number-columns-repeated="7" table:default-cell-style-name="ce30"/>
        <table:table-column table:style-name="co5" table:number-columns-repeated="16369" table:default-cell-style-name="ce30"/>
        <table:table-row table:style-name="ro6">
          <table:table-cell table:style-name="ce28"/>
          <table:table-cell office:value-type="string" table:style-name="ce29">
            <text:p>Población a vacunar mayor de 12 años</text:p>
          </table:table-cell>
          <table:table-cell office:value-type="string" table:style-name="ce29">
            <text:p>Nº Personas con 1 dosis</text:p>
          </table:table-cell>
          <table:table-cell office:value-type="string" table:style-name="ce29">
            <text:p>% 1ª dosis</text:p>
          </table:table-cell>
          <table:table-cell office:value-type="string" table:style-name="ce29">
            <text:p>Nº Personas con pauta completa</text:p>
          </table:table-cell>
          <table:table-cell office:value-type="string" table:style-name="ce29">
            <text:p>% personas con pauta completa</text:p>
          </table:table-cell>
          <table:table-cell office:value-type="string" table:style-name="ce29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Andalucía</text:p>
          </table:table-cell>
          <table:table-cell office:value-type="float" office:value="7508005" table:style-name="ce32">
            <text:p>7.508.005</text:p>
          </table:table-cell>
          <table:table-cell office:value-type="float" office:value="7043813" table:style-name="ce32">
            <text:p>7.043.813</text:p>
          </table:table-cell>
          <table:table-cell office:value-type="percentage" office:value="0.93817372258009946" table:style-name="ce33">
            <text:p>93,8%</text:p>
          </table:table-cell>
          <table:table-cell office:value-type="float" office:value="7017026" table:style-name="ce32">
            <text:p>7.017.026</text:p>
          </table:table-cell>
          <table:table-cell office:value-type="percentage" office:value="0.93460593060340269" table:style-name="ce33">
            <text:p>93,5%</text:p>
          </table:table-cell>
          <table:table-cell office:value-type="date" office:date-value="2022-06-08T00:00:00" table:style-name="ce34">
            <text:p>08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2">
            <text:p>1.189.408</text:p>
          </table:table-cell>
          <table:table-cell office:value-type="float" office:value="1097672" table:style-name="ce32">
            <text:p>1.097.672</text:p>
          </table:table-cell>
          <table:table-cell office:value-type="percentage" office:value="0.92287255508622779" table:style-name="ce33">
            <text:p>92,3%</text:p>
          </table:table-cell>
          <table:table-cell office:value-type="float" office:value="1091379" table:style-name="ce32">
            <text:p>1.091.379</text:p>
          </table:table-cell>
          <table:table-cell office:value-type="percentage" office:value="0.91758168769673654" table:style-name="ce33">
            <text:p>91,8%</text:p>
          </table:table-cell>
          <table:table-cell office:value-type="date" office:date-value="2022-06-08T00:00:00" table:style-name="ce34">
            <text:p>08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2">
            <text:p>930.447</text:p>
          </table:table-cell>
          <table:table-cell office:value-type="float" office:value="885972" table:style-name="ce32">
            <text:p>885.972</text:p>
          </table:table-cell>
          <table:table-cell office:value-type="percentage" office:value="0.95220039400417222" table:style-name="ce33">
            <text:p>95,2%</text:p>
          </table:table-cell>
          <table:table-cell office:value-type="float" office:value="887542" table:style-name="ce32">
            <text:p>887.542</text:p>
          </table:table-cell>
          <table:table-cell office:value-type="percentage" office:value="0.95388775502527279" table:style-name="ce33">
            <text:p>95,4%</text:p>
          </table:table-cell>
          <table:table-cell office:value-type="date" office:date-value="2022-06-08T00:00:00" table:style-name="ce34">
            <text:p>08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2">
            <text:p>1.083.187</text:p>
          </table:table-cell>
          <table:table-cell office:value-type="float" office:value="897325" table:style-name="ce32">
            <text:p>897.325</text:p>
          </table:table-cell>
          <table:table-cell office:value-type="percentage" office:value="0.82841189933040182" table:style-name="ce33">
            <text:p>82,8%</text:p>
          </table:table-cell>
          <table:table-cell office:value-type="float" office:value="891299" table:style-name="ce32">
            <text:p>891.299</text:p>
          </table:table-cell>
          <table:table-cell office:value-type="percentage" office:value="0.82284868633024588" table:style-name="ce33">
            <text:p>82,3%</text:p>
          </table:table-cell>
          <table:table-cell office:value-type="date" office:date-value="2022-06-08T00:00:00" table:style-name="ce34">
            <text:p>08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2">
            <text:p>2.033.513</text:p>
          </table:table-cell>
          <table:table-cell office:value-type="float" office:value="1746514" table:style-name="ce32">
            <text:p>1.746.514</text:p>
          </table:table-cell>
          <table:table-cell office:value-type="percentage" office:value="0.85886542156357004" table:style-name="ce33">
            <text:p>85,9%</text:p>
          </table:table-cell>
          <table:table-cell office:value-type="float" office:value="1713873" table:style-name="ce32">
            <text:p>1.713.873</text:p>
          </table:table-cell>
          <table:table-cell office:value-type="percentage" office:value="0.84281388906783483" table:style-name="ce33">
            <text:p>84,3%</text:p>
          </table:table-cell>
          <table:table-cell office:value-type="date" office:date-value="2022-06-08T00:00:00" table:style-name="ce34">
            <text:p>08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2">
            <text:p>527.062</text:p>
          </table:table-cell>
          <table:table-cell office:value-type="float" office:value="494855" table:style-name="ce32">
            <text:p>494.855</text:p>
          </table:table-cell>
          <table:table-cell office:value-type="percentage" office:value="0.93889333702676347" table:style-name="ce33">
            <text:p>93,9%</text:p>
          </table:table-cell>
          <table:table-cell office:value-type="float" office:value="496145" table:style-name="ce32">
            <text:p>496.145</text:p>
          </table:table-cell>
          <table:table-cell office:value-type="percentage" office:value="0.94134086691888241" table:style-name="ce33">
            <text:p>94,1%</text:p>
          </table:table-cell>
          <table:table-cell office:value-type="date" office:date-value="2022-06-08T00:00:00" table:style-name="ce34">
            <text:p>08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2">
            <text:p>2.172.149</text:p>
          </table:table-cell>
          <table:table-cell office:value-type="float" office:value="2048512" table:style-name="ce32">
            <text:p>2.048.512</text:p>
          </table:table-cell>
          <table:table-cell office:value-type="percentage" office:value="0.94308079233975206" table:style-name="ce33">
            <text:p>94,3%</text:p>
          </table:table-cell>
          <table:table-cell office:value-type="float" office:value="2039752" table:style-name="ce32">
            <text:p>2.039.752</text:p>
          </table:table-cell>
          <table:table-cell office:value-type="percentage" office:value="0.93904791982502123" table:style-name="ce33">
            <text:p>93,9%</text:p>
          </table:table-cell>
          <table:table-cell office:value-type="date" office:date-value="2022-06-08T00:00:00" table:style-name="ce34">
            <text:p>08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2">
            <text:p>1.816.082</text:p>
          </table:table-cell>
          <table:table-cell office:value-type="float" office:value="1662077" table:style-name="ce32">
            <text:p>1.662.077</text:p>
          </table:table-cell>
          <table:table-cell office:value-type="percentage" office:value="0.9151993136873775" table:style-name="ce33">
            <text:p>91,5%</text:p>
          </table:table-cell>
          <table:table-cell office:value-type="float" office:value="1639653" table:style-name="ce32">
            <text:p>1.639.653</text:p>
          </table:table-cell>
          <table:table-cell office:value-type="percentage" office:value="0.90285185360572928" table:style-name="ce33">
            <text:p>90,3%</text:p>
          </table:table-cell>
          <table:table-cell office:value-type="date" office:date-value="2022-06-08T00:00:00" table:style-name="ce34">
            <text:p>08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2">
            <text:p>6.782.414</text:p>
          </table:table-cell>
          <table:table-cell office:value-type="float" office:value="6254198" table:style-name="ce32">
            <text:p>6.254.198</text:p>
          </table:table-cell>
          <table:table-cell office:value-type="percentage" office:value="0.9221197644378536" table:style-name="ce33">
            <text:p>92,2%</text:p>
          </table:table-cell>
          <table:table-cell office:value-type="float" office:value="6184715" table:style-name="ce32">
            <text:p>6.184.715</text:p>
          </table:table-cell>
          <table:table-cell office:value-type="percentage" office:value="0.91187518190426009" table:style-name="ce33">
            <text:p>91,2%</text:p>
          </table:table-cell>
          <table:table-cell office:value-type="date" office:date-value="2022-06-08T00:00:00" table:style-name="ce34">
            <text:p>08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2">
            <text:p>4.492.026</text:p>
          </table:table-cell>
          <table:table-cell office:value-type="float" office:value="4196748" table:style-name="ce32">
            <text:p>4.196.748</text:p>
          </table:table-cell>
          <table:table-cell office:value-type="percentage" office:value="0.93426618634887693" table:style-name="ce33">
            <text:p>93,4%</text:p>
          </table:table-cell>
          <table:table-cell office:value-type="float" office:value="4218956" table:style-name="ce32">
            <text:p>4.218.956</text:p>
          </table:table-cell>
          <table:table-cell office:value-type="percentage" office:value="0.93921005800055479" table:style-name="ce33">
            <text:p>93,9%</text:p>
          </table:table-cell>
          <table:table-cell office:value-type="date" office:date-value="2022-06-08T00:00:00" table:style-name="ce34">
            <text:p>08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2">
            <text:p>949.890</text:p>
          </table:table-cell>
          <table:table-cell office:value-type="float" office:value="910107" table:style-name="ce32">
            <text:p>910.107</text:p>
          </table:table-cell>
          <table:table-cell office:value-type="percentage" office:value="0.95811830843571366" table:style-name="ce33">
            <text:p>95,8%</text:p>
          </table:table-cell>
          <table:table-cell office:value-type="float" office:value="907358" table:style-name="ce32">
            <text:p>907.358</text:p>
          </table:table-cell>
          <table:table-cell office:value-type="percentage" office:value="0.95522428912821489" table:style-name="ce33">
            <text:p>95,5%</text:p>
          </table:table-cell>
          <table:table-cell office:value-type="date" office:date-value="2022-06-08T00:00:00" table:style-name="ce34">
            <text:p>08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2">
            <text:p>2.456.127</text:p>
          </table:table-cell>
          <table:table-cell office:value-type="float" office:value="2342082" table:style-name="ce32">
            <text:p>2.342.082</text:p>
          </table:table-cell>
          <table:table-cell office:value-type="percentage" office:value="0.95356714046138491" table:style-name="ce33">
            <text:p>95,4%</text:p>
          </table:table-cell>
          <table:table-cell office:value-type="float" office:value="2348108" table:style-name="ce32">
            <text:p>2.348.108</text:p>
          </table:table-cell>
          <table:table-cell office:value-type="percentage" office:value="0.95602059665481465" table:style-name="ce33">
            <text:p>95,6%</text:p>
          </table:table-cell>
          <table:table-cell office:value-type="date" office:date-value="2022-06-08T00:00:00" table:style-name="ce34">
            <text:p>08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2">
            <text:p>281.479</text:p>
          </table:table-cell>
          <table:table-cell office:value-type="float" office:value="269369" table:style-name="ce32">
            <text:p>269.369</text:p>
          </table:table-cell>
          <table:table-cell office:value-type="percentage" office:value="0.95697725229946107" table:style-name="ce33">
            <text:p>95,7%</text:p>
          </table:table-cell>
          <table:table-cell office:value-type="float" office:value="273967" table:style-name="ce32">
            <text:p>273.967</text:p>
          </table:table-cell>
          <table:table-cell office:value-type="percentage" office:value="0.97331239630665167" table:style-name="ce33">
            <text:p>97,3%</text:p>
          </table:table-cell>
          <table:table-cell office:value-type="date" office:date-value="2022-06-07T00:00:00" table:style-name="ce34">
            <text:p>07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2">
            <text:p>5.970.908</text:p>
          </table:table-cell>
          <table:table-cell office:value-type="float" office:value="5518088" table:style-name="ce32">
            <text:p>5.518.088</text:p>
          </table:table-cell>
          <table:table-cell office:value-type="percentage" office:value="0.92416228821479074" table:style-name="ce33">
            <text:p>92,4%</text:p>
          </table:table-cell>
          <table:table-cell office:value-type="float" office:value="5520044" table:style-name="ce32">
            <text:p>5.520.044</text:p>
          </table:table-cell>
          <table:table-cell office:value-type="percentage" office:value="0.92448987658158521" table:style-name="ce33">
            <text:p>92,4%</text:p>
          </table:table-cell>
          <table:table-cell office:value-type="date" office:date-value="2022-06-08T00:00:00" table:style-name="ce34">
            <text:p>08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2">
            <text:p>1.317.614</text:p>
          </table:table-cell>
          <table:table-cell office:value-type="float" office:value="1231777" table:style-name="ce32">
            <text:p>1.231.777</text:p>
          </table:table-cell>
          <table:table-cell office:value-type="percentage" office:value="0.93485421375304145" table:style-name="ce33">
            <text:p>93,5%</text:p>
          </table:table-cell>
          <table:table-cell office:value-type="float" office:value="1236055" table:style-name="ce32">
            <text:p>1.236.055</text:p>
          </table:table-cell>
          <table:table-cell office:value-type="percentage" office:value="0.93810099164095095" table:style-name="ce33">
            <text:p>93,8%</text:p>
          </table:table-cell>
          <table:table-cell office:value-type="date" office:date-value="2022-06-07T00:00:00" table:style-name="ce34">
            <text:p>07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2">
            <text:p>580.174</text:p>
          </table:table-cell>
          <table:table-cell office:value-type="float" office:value="540053" table:style-name="ce32">
            <text:p>540.053</text:p>
          </table:table-cell>
          <table:table-cell office:value-type="percentage" office:value="0.93084660808653952" table:style-name="ce33">
            <text:p>93,1%</text:p>
          </table:table-cell>
          <table:table-cell office:value-type="float" office:value="540606" table:style-name="ce32">
            <text:p>540.606</text:p>
          </table:table-cell>
          <table:table-cell office:value-type="percentage" office:value="0.93179977041370343" table:style-name="ce33">
            <text:p>93,2%</text:p>
          </table:table-cell>
          <table:table-cell office:value-type="date" office:date-value="2022-06-08T00:00:00" table:style-name="ce34">
            <text:p>08/06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2">
            <text:p>1.955.253</text:p>
          </table:table-cell>
          <table:table-cell office:value-type="float" office:value="1865201" table:style-name="ce32">
            <text:p>1.865.201</text:p>
          </table:table-cell>
          <table:table-cell office:value-type="percentage" office:value="0.9539435561536026" table:style-name="ce33">
            <text:p>95,4%</text:p>
          </table:table-cell>
          <table:table-cell office:value-type="float" office:value="1853423" table:style-name="ce32">
            <text:p>1.853.423</text:p>
          </table:table-cell>
          <table:table-cell office:value-type="percentage" office:value="0.947919783271014" table:style-name="ce33">
            <text:p>94,8%</text:p>
          </table:table-cell>
          <table:table-cell office:value-type="date" office:date-value="2022-06-08T00:00:00" table:style-name="ce34">
            <text:p>08/06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2">
            <text:p>71.029</text:p>
          </table:table-cell>
          <table:table-cell office:value-type="float" office:value="64946" table:style-name="ce32">
            <text:p>64.946</text:p>
          </table:table-cell>
          <table:table-cell office:value-type="percentage" office:value="0.91435892381984818" table:style-name="ce33">
            <text:p>91,4%</text:p>
          </table:table-cell>
          <table:table-cell office:value-type="float" office:value="62991" table:style-name="ce32">
            <text:p>62.991</text:p>
          </table:table-cell>
          <table:table-cell office:value-type="percentage" office:value="0.88683495473679763" table:style-name="ce33">
            <text:p>88,7%</text:p>
          </table:table-cell>
          <table:table-cell office:value-type="date" office:date-value="2022-06-08T00:00:00" table:style-name="ce34">
            <text:p>08/06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2">
            <text:p>68.266</text:p>
          </table:table-cell>
          <table:table-cell office:value-type="float" office:value="62800" table:style-name="ce32">
            <text:p>62.800</text:p>
          </table:table-cell>
          <table:table-cell office:value-type="percentage" office:value="0.91993085869979196" table:style-name="ce33">
            <text:p>92,0%</text:p>
          </table:table-cell>
          <table:table-cell office:value-type="float" office:value="60997" table:style-name="ce32">
            <text:p>60.997</text:p>
          </table:table-cell>
          <table:table-cell office:value-type="percentage" office:value="0.8935194679635543" table:style-name="ce33">
            <text:p>89,4%</text:p>
          </table:table-cell>
          <table:table-cell office:value-type="date" office:date-value="2022-06-08T00:00:00" table:style-name="ce34">
            <text:p>08/06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2">
            <text:p>-</text:p>
          </table:table-cell>
          <table:table-cell office:value-type="float" office:value="95133" table:style-name="ce32">
            <text:p>95.133</text:p>
          </table:table-cell>
          <table:table-cell office:value-type="string" table:style-name="ce33">
            <text:p>-</text:p>
          </table:table-cell>
          <table:table-cell office:value-type="float" office:value="95648" table:style-name="ce32">
            <text:p>95.648</text:p>
          </table:table-cell>
          <table:table-cell office:value-type="string" table:style-name="ce33">
            <text:p>-</text:p>
          </table:table-cell>
          <table:table-cell office:value-type="date" office:date-value="2022-06-08T00:00:00" table:style-name="ce34">
            <text:p>08/06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2">
            <text:p>-</text:p>
          </table:table-cell>
          <table:table-cell office:value-type="float" office:value="8120" table:style-name="ce32">
            <text:p>8.120</text:p>
          </table:table-cell>
          <table:table-cell office:value-type="string" table:style-name="ce33">
            <text:p>-</text:p>
          </table:table-cell>
          <table:table-cell office:value-type="float" office:value="8133" table:style-name="ce32">
            <text:p>8.133</text:p>
          </table:table-cell>
          <table:table-cell office:value-type="string" table:style-name="ce33">
            <text:p>-</text:p>
          </table:table-cell>
          <table:table-cell office:value-type="date" office:date-value="2022-06-07T00:00:00" table:style-name="ce34">
            <text:p>07/06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5">
            <text:p>42.185.033</text:p>
          </table:table-cell>
          <table:table-cell office:value-type="float" office:value="39235362" table:style-name="ce35">
            <text:p>39.235.362</text:p>
          </table:table-cell>
          <table:table-cell office:value-type="percentage" office:value="0.93007778374856309" table:style-name="ce36">
            <text:p>93,0%</text:p>
          </table:table-cell>
          <table:table-cell office:value-type="float" office:value="39087670" table:style-name="ce35">
            <text:p>39.087.670</text:p>
          </table:table-cell>
          <table:table-cell office:value-type="percentage" office:value="0.9265767316100002" table:style-name="ce36">
            <text:p>92,7%</text:p>
          </table:table-cell>
          <table:table-cell table:style-name="ce37"/>
          <table:table-cell table:number-columns-repeated="16377" table:style-name="ce30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4" table:number-columns-repeated="20" table:default-cell-style-name="ce30"/>
        <table:table-column table:style-name="co5" table:number-columns-repeated="16344" table:default-cell-style-name="ce30"/>
        <table:table-row table:style-name="ro8">
          <table:table-cell table:style-name="ce38"/>
          <table:table-cell office:value-type="string" table:style-name="ce39">
            <text:p>Personas con al menos 1 dosis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con al menos 1 dosis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Con al menos 1 dosis sobre Población a Vacunar INE</text:p>
          </table:table-cell>
          <table:table-cell office:value-type="string" table:style-name="ce42">
            <text:p>% Con al menos 1 dosis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5579" table:style-name="ce45">
            <text:p>435.579</text:p>
          </table:table-cell>
          <table:table-cell office:value-type="percentage" office:value="1" table:style-name="ce46">
            <text:p>100,0%</text:p>
          </table:table-cell>
          <table:table-cell office:value-type="float" office:value="656659" table:style-name="ce45">
            <text:p>656.659</text:p>
          </table:table-cell>
          <table:table-cell office:value-type="percentage" office:value="1" table:style-name="ce46">
            <text:p>100,0%</text:p>
          </table:table-cell>
          <table:table-cell office:value-type="float" office:value="937780" table:style-name="ce45">
            <text:p>937.780</text:p>
          </table:table-cell>
          <table:table-cell office:value-type="percentage" office:value="0.97865958972228972" table:style-name="ce46">
            <text:p>97,9%</text:p>
          </table:table-cell>
          <table:table-cell office:value-type="float" office:value="1229940" table:style-name="ce45">
            <text:p>1.229.940</text:p>
          </table:table-cell>
          <table:table-cell office:value-type="percentage" office:value="0.95522568890276494" table:style-name="ce46">
            <text:p>95,5%</text:p>
          </table:table-cell>
          <table:table-cell office:value-type="float" office:value="1277925" table:style-name="ce45">
            <text:p>1.277.925</text:p>
          </table:table-cell>
          <table:table-cell office:value-type="percentage" office:value="0.92313210087724362" table:style-name="ce46">
            <text:p>92,3%</text:p>
          </table:table-cell>
          <table:table-cell office:value-type="float" office:value="969258" table:style-name="ce45">
            <text:p>969.258</text:p>
          </table:table-cell>
          <table:table-cell office:value-type="percentage" office:value="0.87972567851998551" table:style-name="ce46">
            <text:p>88,0%</text:p>
          </table:table-cell>
          <table:table-cell office:value-type="float" office:value="813493" table:style-name="ce45">
            <text:p>813.493</text:p>
          </table:table-cell>
          <table:table-cell office:value-type="percentage" office:value="0.87839591755640789" table:style-name="ce46">
            <text:p>87,8%</text:p>
          </table:table-cell>
          <table:table-cell office:value-type="float" office:value="723179" table:style-name="ce45">
            <text:p>723.179</text:p>
          </table:table-cell>
          <table:table-cell office:value-type="percentage" office:value="0.93573493296206489" table:style-name="ce46">
            <text:p>93,6%</text:p>
          </table:table-cell>
          <table:table-cell office:value-type="float" office:value="7043813" table:style-name="ce45">
            <text:p>7.043.813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817372258009946" table:style-name="ce46">
            <text:p>93,8%</text:p>
          </table:table-cell>
          <table:table-cell office:value-type="percentage" office:value="0.82846779845774343" table:style-name="ce46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1725" table:style-name="ce48">
            <text:p>101.725</text:p>
          </table:table-cell>
          <table:table-cell office:value-type="percentage" office:value="1" table:style-name="ce49">
            <text:p>100,0%</text:p>
          </table:table-cell>
          <table:table-cell office:value-type="float" office:value="119898" table:style-name="ce48">
            <text:p>119.898</text:p>
          </table:table-cell>
          <table:table-cell office:value-type="percentage" office:value="1" table:style-name="ce49">
            <text:p>100,0%</text:p>
          </table:table-cell>
          <table:table-cell office:value-type="float" office:value="156086" table:style-name="ce48">
            <text:p>156.086</text:p>
          </table:table-cell>
          <table:table-cell office:value-type="percentage" office:value="0.9676151509515839" table:style-name="ce49">
            <text:p>96,8%</text:p>
          </table:table-cell>
          <table:table-cell office:value-type="float" office:value="188648" table:style-name="ce48">
            <text:p>188.648</text:p>
          </table:table-cell>
          <table:table-cell office:value-type="percentage" office:value="0.93868736627357319" table:style-name="ce49">
            <text:p>93,9%</text:p>
          </table:table-cell>
          <table:table-cell office:value-type="float" office:value="192508" table:style-name="ce48">
            <text:p>192.508</text:p>
          </table:table-cell>
          <table:table-cell office:value-type="percentage" office:value="0.90109859247227775" table:style-name="ce49">
            <text:p>90,1%</text:p>
          </table:table-cell>
          <table:table-cell office:value-type="float" office:value="132206" table:style-name="ce48">
            <text:p>132.206</text:p>
          </table:table-cell>
          <table:table-cell office:value-type="percentage" office:value="0.83527717054802308" table:style-name="ce49">
            <text:p>83,5%</text:p>
          </table:table-cell>
          <table:table-cell office:value-type="float" office:value="111030" table:style-name="ce48">
            <text:p>111.030</text:p>
          </table:table-cell>
          <table:table-cell office:value-type="percentage" office:value="0.84886619061453539" table:style-name="ce49">
            <text:p>84,9%</text:p>
          </table:table-cell>
          <table:table-cell office:value-type="float" office:value="95571" table:style-name="ce48">
            <text:p>95.571</text:p>
          </table:table-cell>
          <table:table-cell office:value-type="percentage" office:value="0.89287816362566219" table:style-name="ce49">
            <text:p>89,3%</text:p>
          </table:table-cell>
          <table:table-cell office:value-type="float" office:value="1097672" table:style-name="ce48">
            <text:p>1.097.672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2287255508622779" table:style-name="ce49">
            <text:p>92,3%</text:p>
          </table:table-cell>
          <table:table-cell office:value-type="percentage" office:value="0.82461482060770785" table:style-name="ce49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9304" table:style-name="ce48">
            <text:p>89.304</text:p>
          </table:table-cell>
          <table:table-cell office:value-type="percentage" office:value="1" table:style-name="ce49">
            <text:p>100,0%</text:p>
          </table:table-cell>
          <table:table-cell office:value-type="float" office:value="114845" table:style-name="ce48">
            <text:p>114.845</text:p>
          </table:table-cell>
          <table:table-cell office:value-type="percentage" office:value="1" table:style-name="ce49">
            <text:p>100,0%</text:p>
          </table:table-cell>
          <table:table-cell office:value-type="float" office:value="149256" table:style-name="ce48">
            <text:p>149.256</text:p>
          </table:table-cell>
          <table:table-cell office:value-type="percentage" office:value="0.98201197447200472" table:style-name="ce49">
            <text:p>98,2%</text:p>
          </table:table-cell>
          <table:table-cell office:value-type="float" office:value="154525" table:style-name="ce48">
            <text:p>154.525</text:p>
          </table:table-cell>
          <table:table-cell office:value-type="percentage" office:value="0.95336956991171196" table:style-name="ce49">
            <text:p>95,3%</text:p>
          </table:table-cell>
          <table:table-cell office:value-type="float" office:value="152668" table:style-name="ce48">
            <text:p>152.668</text:p>
          </table:table-cell>
          <table:table-cell office:value-type="percentage" office:value="0.92013018322082929" table:style-name="ce49">
            <text:p>92,0%</text:p>
          </table:table-cell>
          <table:table-cell office:value-type="float" office:value="93231" table:style-name="ce48">
            <text:p>93.231</text:p>
          </table:table-cell>
          <table:table-cell office:value-type="percentage" office:value="0.85855181368621714" table:style-name="ce49">
            <text:p>85,9%</text:p>
          </table:table-cell>
          <table:table-cell office:value-type="float" office:value="69007" table:style-name="ce48">
            <text:p>69.007</text:p>
          </table:table-cell>
          <table:table-cell office:value-type="percentage" office:value="0.87083869665076596" table:style-name="ce49">
            <text:p>87,1%</text:p>
          </table:table-cell>
          <table:table-cell office:value-type="float" office:value="63136" table:style-name="ce48">
            <text:p>63.136</text:p>
          </table:table-cell>
          <table:table-cell office:value-type="percentage" office:value="0.96751256589432388" table:style-name="ce49">
            <text:p>96,8%</text:p>
          </table:table-cell>
          <table:table-cell office:value-type="float" office:value="885972" table:style-name="ce48">
            <text:p>885.972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220039400417222" table:style-name="ce49">
            <text:p>95,2%</text:p>
          </table:table-cell>
          <table:table-cell office:value-type="percentage" office:value="0.87469801725559271" table:style-name="ce49">
            <text:p>87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867" table:style-name="ce48">
            <text:p>51.867</text:p>
          </table:table-cell>
          <table:table-cell office:value-type="percentage" office:value="0.96707251132698158" table:style-name="ce49">
            <text:p>96,7%</text:p>
          </table:table-cell>
          <table:table-cell office:value-type="float" office:value="79960" table:style-name="ce48">
            <text:p>79.960</text:p>
          </table:table-cell>
          <table:table-cell office:value-type="percentage" office:value="0.91661508127564939" table:style-name="ce49">
            <text:p>91,7%</text:p>
          </table:table-cell>
          <table:table-cell office:value-type="float" office:value="112241" table:style-name="ce48">
            <text:p>112.241</text:p>
          </table:table-cell>
          <table:table-cell office:value-type="percentage" office:value="0.88106096881304308" table:style-name="ce49">
            <text:p>88,1%</text:p>
          </table:table-cell>
          <table:table-cell office:value-type="float" office:value="153775" table:style-name="ce48">
            <text:p>153.775</text:p>
          </table:table-cell>
          <table:table-cell office:value-type="percentage" office:value="0.86629898370777658" table:style-name="ce49">
            <text:p>86,6%</text:p>
          </table:table-cell>
          <table:table-cell office:value-type="float" office:value="174024" table:style-name="ce48">
            <text:p>174.024</text:p>
          </table:table-cell>
          <table:table-cell office:value-type="percentage" office:value="0.80334959814978091" table:style-name="ce49">
            <text:p>80,3%</text:p>
          </table:table-cell>
          <table:table-cell office:value-type="float" office:value="135654" table:style-name="ce48">
            <text:p>135.654</text:p>
          </table:table-cell>
          <table:table-cell office:value-type="percentage" office:value="0.7370617287975354" table:style-name="ce49">
            <text:p>73,7%</text:p>
          </table:table-cell>
          <table:table-cell office:value-type="float" office:value="105075" table:style-name="ce48">
            <text:p>105.075</text:p>
          </table:table-cell>
          <table:table-cell office:value-type="percentage" office:value="0.76578021032992505" table:style-name="ce49">
            <text:p>76,6%</text:p>
          </table:table-cell>
          <table:table-cell office:value-type="float" office:value="84729" table:style-name="ce48">
            <text:p>84.729</text:p>
          </table:table-cell>
          <table:table-cell office:value-type="percentage" office:value="0.8512397524513744" table:style-name="ce49">
            <text:p>85,1%</text:p>
          </table:table-cell>
          <table:table-cell office:value-type="float" office:value="897325" table:style-name="ce48">
            <text:p>897.325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841189933040182" table:style-name="ce49">
            <text:p>82,8%</text:p>
          </table:table-cell>
          <table:table-cell office:value-type="percentage" office:value="0.73564796786292552" table:style-name="ce49">
            <text:p>73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4874" table:style-name="ce48">
            <text:p>94.874</text:p>
          </table:table-cell>
          <table:table-cell office:value-type="percentage" office:value="0.94531794902453115" table:style-name="ce49">
            <text:p>94,5%</text:p>
          </table:table-cell>
          <table:table-cell office:value-type="float" office:value="156252" table:style-name="ce48">
            <text:p>156.252</text:p>
          </table:table-cell>
          <table:table-cell office:value-type="percentage" office:value="0.93314859715968135" table:style-name="ce49">
            <text:p>93,3%</text:p>
          </table:table-cell>
          <table:table-cell office:value-type="float" office:value="229555" table:style-name="ce48">
            <text:p>229.555</text:p>
          </table:table-cell>
          <table:table-cell office:value-type="percentage" office:value="0.91254397646637908" table:style-name="ce49">
            <text:p>91,3%</text:p>
          </table:table-cell>
          <table:table-cell office:value-type="float" office:value="326129" table:style-name="ce48">
            <text:p>326.129</text:p>
          </table:table-cell>
          <table:table-cell office:value-type="percentage" office:value="0.88562568058938707" table:style-name="ce49">
            <text:p>88,6%</text:p>
          </table:table-cell>
          <table:table-cell office:value-type="float" office:value="325362" table:style-name="ce48">
            <text:p>325.362</text:p>
          </table:table-cell>
          <table:table-cell office:value-type="percentage" office:value="0.82557186536582894" table:style-name="ce49">
            <text:p>82,6%</text:p>
          </table:table-cell>
          <table:table-cell office:value-type="float" office:value="239936" table:style-name="ce48">
            <text:p>239.936</text:p>
          </table:table-cell>
          <table:table-cell office:value-type="percentage" office:value="0.76690681514533565" table:style-name="ce49">
            <text:p>76,7%</text:p>
          </table:table-cell>
          <table:table-cell office:value-type="float" office:value="201598" table:style-name="ce48">
            <text:p>201.598</text:p>
          </table:table-cell>
          <table:table-cell office:value-type="percentage" office:value="0.79160171358340758" table:style-name="ce49">
            <text:p>79,2%</text:p>
          </table:table-cell>
          <table:table-cell office:value-type="float" office:value="172808" table:style-name="ce48">
            <text:p>172.808</text:p>
          </table:table-cell>
          <table:table-cell office:value-type="percentage" office:value="0.93782324369793502" table:style-name="ce49">
            <text:p>93,8%</text:p>
          </table:table-cell>
          <table:table-cell office:value-type="float" office:value="1746514" table:style-name="ce48">
            <text:p>1.746.514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5886542156357004" table:style-name="ce49">
            <text:p>85,9%</text:p>
          </table:table-cell>
          <table:table-cell office:value-type="percentage" office:value="0.77817595947903395" table:style-name="ce49">
            <text:p>77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594" table:style-name="ce48">
            <text:p>42.594</text:p>
          </table:table-cell>
          <table:table-cell office:value-type="percentage" office:value="1" table:style-name="ce49">
            <text:p>100,0%</text:p>
          </table:table-cell>
          <table:table-cell office:value-type="float" office:value="56229" table:style-name="ce48">
            <text:p>56.229</text:p>
          </table:table-cell>
          <table:table-cell office:value-type="percentage" office:value="1" table:style-name="ce49">
            <text:p>100,0%</text:p>
          </table:table-cell>
          <table:table-cell office:value-type="float" office:value="77308" table:style-name="ce48">
            <text:p>77.308</text:p>
          </table:table-cell>
          <table:table-cell office:value-type="percentage" office:value="0.97540911212889714" table:style-name="ce49">
            <text:p>97,5%</text:p>
          </table:table-cell>
          <table:table-cell office:value-type="float" office:value="85238" table:style-name="ce48">
            <text:p>85.238</text:p>
          </table:table-cell>
          <table:table-cell office:value-type="percentage" office:value="0.93699021655490822" table:style-name="ce49">
            <text:p>93,7%</text:p>
          </table:table-cell>
          <table:table-cell office:value-type="float" office:value="89560" table:style-name="ce48">
            <text:p>89.560</text:p>
          </table:table-cell>
          <table:table-cell office:value-type="percentage" office:value="0.91963937321586264" table:style-name="ce49">
            <text:p>92,0%</text:p>
          </table:table-cell>
          <table:table-cell office:value-type="float" office:value="56997" table:style-name="ce48">
            <text:p>56.997</text:p>
          </table:table-cell>
          <table:table-cell office:value-type="percentage" office:value="0.84870008040739753" table:style-name="ce49">
            <text:p>84,9%</text:p>
          </table:table-cell>
          <table:table-cell office:value-type="float" office:value="43589" table:style-name="ce48">
            <text:p>43.589</text:p>
          </table:table-cell>
          <table:table-cell office:value-type="percentage" office:value="0.85681992412478136" table:style-name="ce49">
            <text:p>85,7%</text:p>
          </table:table-cell>
          <table:table-cell office:value-type="float" office:value="43340" table:style-name="ce48">
            <text:p>43.340</text:p>
          </table:table-cell>
          <table:table-cell office:value-type="percentage" office:value="0.95709206545502723" table:style-name="ce49">
            <text:p>95,7%</text:p>
          </table:table-cell>
          <table:table-cell office:value-type="float" office:value="494855" table:style-name="ce48">
            <text:p>494.855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3889333702676347" table:style-name="ce49">
            <text:p>93,9%</text:p>
          </table:table-cell>
          <table:table-cell office:value-type="percentage" office:value="0.84785532549194298" table:style-name="ce49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30049" table:style-name="ce48">
            <text:p>230.049</text:p>
          </table:table-cell>
          <table:table-cell office:value-type="percentage" office:value="1" table:style-name="ce49">
            <text:p>100,0%</text:p>
          </table:table-cell>
          <table:table-cell office:value-type="float" office:value="252362" table:style-name="ce48">
            <text:p>252.362</text:p>
          </table:table-cell>
          <table:table-cell office:value-type="percentage" office:value="1" table:style-name="ce49">
            <text:p>100,0%</text:p>
          </table:table-cell>
          <table:table-cell office:value-type="float" office:value="324693" table:style-name="ce48">
            <text:p>324.693</text:p>
          </table:table-cell>
          <table:table-cell office:value-type="percentage" office:value="0.99220762552598529" table:style-name="ce49">
            <text:p>99,2%</text:p>
          </table:table-cell>
          <table:table-cell office:value-type="float" office:value="357970" table:style-name="ce48">
            <text:p>357.970</text:p>
          </table:table-cell>
          <table:table-cell office:value-type="percentage" office:value="0.93905347019829333" table:style-name="ce49">
            <text:p>93,9%</text:p>
          </table:table-cell>
          <table:table-cell office:value-type="float" office:value="326385" table:style-name="ce48">
            <text:p>326.385</text:p>
          </table:table-cell>
          <table:table-cell office:value-type="percentage" office:value="0.906116567925775" table:style-name="ce49">
            <text:p>90,6%</text:p>
          </table:table-cell>
          <table:table-cell office:value-type="float" office:value="219231" table:style-name="ce48">
            <text:p>219.231</text:p>
          </table:table-cell>
          <table:table-cell office:value-type="percentage" office:value="0.84677213772006399" table:style-name="ce49">
            <text:p>84,7%</text:p>
          </table:table-cell>
          <table:table-cell office:value-type="float" office:value="181420" table:style-name="ce48">
            <text:p>181.420</text:p>
          </table:table-cell>
          <table:table-cell office:value-type="percentage" office:value="0.85664773183365683" table:style-name="ce49">
            <text:p>85,7%</text:p>
          </table:table-cell>
          <table:table-cell office:value-type="float" office:value="156402" table:style-name="ce48">
            <text:p>156.402</text:p>
          </table:table-cell>
          <table:table-cell office:value-type="percentage" office:value="0.92986836942175288" table:style-name="ce49">
            <text:p>93,0%</text:p>
          </table:table-cell>
          <table:table-cell office:value-type="float" office:value="2048512" table:style-name="ce48">
            <text:p>2.048.512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4308079233975206" table:style-name="ce49">
            <text:p>94,3%</text:p>
          </table:table-cell>
          <table:table-cell office:value-type="percentage" office:value="0.85832143729555543" table:style-name="ce49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9116" table:style-name="ce48">
            <text:p>139.116</text:p>
          </table:table-cell>
          <table:table-cell office:value-type="percentage" office:value="1" table:style-name="ce49">
            <text:p>100,0%</text:p>
          </table:table-cell>
          <table:table-cell office:value-type="float" office:value="159582" table:style-name="ce48">
            <text:p>159.582</text:p>
          </table:table-cell>
          <table:table-cell office:value-type="percentage" office:value="1" table:style-name="ce49">
            <text:p>100,0%</text:p>
          </table:table-cell>
          <table:table-cell office:value-type="float" office:value="225668" table:style-name="ce48">
            <text:p>225.668</text:p>
          </table:table-cell>
          <table:table-cell office:value-type="percentage" office:value="0.98965039381128639" table:style-name="ce49">
            <text:p>99,0%</text:p>
          </table:table-cell>
          <table:table-cell office:value-type="float" office:value="290438" table:style-name="ce48">
            <text:p>290.438</text:p>
          </table:table-cell>
          <table:table-cell office:value-type="percentage" office:value="0.93266368450291737" table:style-name="ce49">
            <text:p>93,3%</text:p>
          </table:table-cell>
          <table:table-cell office:value-type="float" office:value="292544" table:style-name="ce48">
            <text:p>292.544</text:p>
          </table:table-cell>
          <table:table-cell office:value-type="percentage" office:value="0.88467132977098772" table:style-name="ce49">
            <text:p>88,5%</text:p>
          </table:table-cell>
          <table:table-cell office:value-type="float" office:value="212903" table:style-name="ce48">
            <text:p>212.903</text:p>
          </table:table-cell>
          <table:table-cell office:value-type="percentage" office:value="0.82600261492680915" table:style-name="ce49">
            <text:p>82,6%</text:p>
          </table:table-cell>
          <table:table-cell office:value-type="float" office:value="181335" table:style-name="ce48">
            <text:p>181.335</text:p>
          </table:table-cell>
          <table:table-cell office:value-type="percentage" office:value="0.82804394681084237" table:style-name="ce49">
            <text:p>82,8%</text:p>
          </table:table-cell>
          <table:table-cell office:value-type="float" office:value="160491" table:style-name="ce48">
            <text:p>160.491</text:p>
          </table:table-cell>
          <table:table-cell office:value-type="percentage" office:value="0.90256782291807258" table:style-name="ce49">
            <text:p>90,3%</text:p>
          </table:table-cell>
          <table:table-cell office:value-type="float" office:value="1662077" table:style-name="ce48">
            <text:p>1.662.077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151993136873775" table:style-name="ce49">
            <text:p>91,5%</text:p>
          </table:table-cell>
          <table:table-cell office:value-type="percentage" office:value="0.81130116525175533" table:style-name="ce49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61299" table:style-name="ce48">
            <text:p>461.299</text:p>
          </table:table-cell>
          <table:table-cell office:value-type="percentage" office:value="1" table:style-name="ce49">
            <text:p>100,0%</text:p>
          </table:table-cell>
          <table:table-cell office:value-type="float" office:value="622290" table:style-name="ce48">
            <text:p>622.290</text:p>
          </table:table-cell>
          <table:table-cell office:value-type="percentage" office:value="0.97884971120087583" table:style-name="ce49">
            <text:p>97,9%</text:p>
          </table:table-cell>
          <table:table-cell office:value-type="float" office:value="810375" table:style-name="ce48">
            <text:p>810.375</text:p>
          </table:table-cell>
          <table:table-cell office:value-type="percentage" office:value="0.95060435151862088" table:style-name="ce49">
            <text:p>95,1%</text:p>
          </table:table-cell>
          <table:table-cell office:value-type="float" office:value="1045489" table:style-name="ce48">
            <text:p>1.045.489</text:p>
          </table:table-cell>
          <table:table-cell office:value-type="percentage" office:value="0.95269550510706658" table:style-name="ce49">
            <text:p>95,3%</text:p>
          </table:table-cell>
          <table:table-cell office:value-type="float" office:value="1167761" table:style-name="ce48">
            <text:p>1.167.761</text:p>
          </table:table-cell>
          <table:table-cell office:value-type="percentage" office:value="0.91551041527835486" table:style-name="ce49">
            <text:p>91,6%</text:p>
          </table:table-cell>
          <table:table-cell office:value-type="float" office:value="835187" table:style-name="ce48">
            <text:p>835.187</text:p>
          </table:table-cell>
          <table:table-cell office:value-type="percentage" office:value="0.86402111256864067" table:style-name="ce49">
            <text:p>86,4%</text:p>
          </table:table-cell>
          <table:table-cell office:value-type="float" office:value="701982" table:style-name="ce48">
            <text:p>701.982</text:p>
          </table:table-cell>
          <table:table-cell office:value-type="percentage" office:value="0.84673161658719809" table:style-name="ce49">
            <text:p>84,7%</text:p>
          </table:table-cell>
          <table:table-cell office:value-type="float" office:value="609815" table:style-name="ce48">
            <text:p>609.815</text:p>
          </table:table-cell>
          <table:table-cell office:value-type="percentage" office:value="0.90832381290002573" table:style-name="ce49">
            <text:p>90,8%</text:p>
          </table:table-cell>
          <table:table-cell office:value-type="float" office:value="6254198" table:style-name="ce48">
            <text:p>6.254.198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221197644378536" table:style-name="ce49">
            <text:p>92,2%</text:p>
          </table:table-cell>
          <table:table-cell office:value-type="percentage" office:value="0.81527724349594521" table:style-name="ce49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9152" table:style-name="ce48">
            <text:p>299.152</text:p>
          </table:table-cell>
          <table:table-cell office:value-type="percentage" office:value="1" table:style-name="ce49">
            <text:p>100,0%</text:p>
          </table:table-cell>
          <table:table-cell office:value-type="float" office:value="437930" table:style-name="ce48">
            <text:p>437.930</text:p>
          </table:table-cell>
          <table:table-cell office:value-type="percentage" office:value="0.99580240849887214" table:style-name="ce49">
            <text:p>99,6%</text:p>
          </table:table-cell>
          <table:table-cell office:value-type="float" office:value="576927" table:style-name="ce48">
            <text:p>576.927</text:p>
          </table:table-cell>
          <table:table-cell office:value-type="percentage" office:value="0.96615031650869143" table:style-name="ce49">
            <text:p>96,6%</text:p>
          </table:table-cell>
          <table:table-cell office:value-type="float" office:value="724240" table:style-name="ce48">
            <text:p>724.240</text:p>
          </table:table-cell>
          <table:table-cell office:value-type="percentage" office:value="0.95007713539097671" table:style-name="ce49">
            <text:p>95,0%</text:p>
          </table:table-cell>
          <table:table-cell office:value-type="float" office:value="768530" table:style-name="ce48">
            <text:p>768.530</text:p>
          </table:table-cell>
          <table:table-cell office:value-type="percentage" office:value="0.9141298620354148" table:style-name="ce49">
            <text:p>91,4%</text:p>
          </table:table-cell>
          <table:table-cell office:value-type="float" office:value="531710" table:style-name="ce48">
            <text:p>531.710</text:p>
          </table:table-cell>
          <table:table-cell office:value-type="percentage" office:value="0.86608863355382859" table:style-name="ce49">
            <text:p>86,6%</text:p>
          </table:table-cell>
          <table:table-cell office:value-type="float" office:value="449987" table:style-name="ce48">
            <text:p>449.987</text:p>
          </table:table-cell>
          <table:table-cell office:value-type="percentage" office:value="0.87755595555928256" table:style-name="ce49">
            <text:p>87,8%</text:p>
          </table:table-cell>
          <table:table-cell office:value-type="float" office:value="408272" table:style-name="ce48">
            <text:p>408.272</text:p>
          </table:table-cell>
          <table:table-cell office:value-type="percentage" office:value="0.94339474407824964" table:style-name="ce49">
            <text:p>94,3%</text:p>
          </table:table-cell>
          <table:table-cell office:value-type="float" office:value="4196748" table:style-name="ce48">
            <text:p>4.196.748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3426618634887693" table:style-name="ce49">
            <text:p>93,4%</text:p>
          </table:table-cell>
          <table:table-cell office:value-type="percentage" office:value="0.83152577399250449" table:style-name="ce49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8441" table:style-name="ce48">
            <text:p>78.441</text:p>
          </table:table-cell>
          <table:table-cell office:value-type="percentage" office:value="1" table:style-name="ce49">
            <text:p>100,0%</text:p>
          </table:table-cell>
          <table:table-cell office:value-type="float" office:value="96170" table:style-name="ce48">
            <text:p>96.170</text:p>
          </table:table-cell>
          <table:table-cell office:value-type="percentage" office:value="1" table:style-name="ce49">
            <text:p>100,0%</text:p>
          </table:table-cell>
          <table:table-cell office:value-type="float" office:value="133498" table:style-name="ce48">
            <text:p>133.498</text:p>
          </table:table-cell>
          <table:table-cell office:value-type="percentage" office:value="1" table:style-name="ce49">
            <text:p>100,0%</text:p>
          </table:table-cell>
          <table:table-cell office:value-type="float" office:value="162384" table:style-name="ce48">
            <text:p>162.384</text:p>
          </table:table-cell>
          <table:table-cell office:value-type="percentage" office:value="0.96684191410692277" table:style-name="ce49">
            <text:p>96,7%</text:p>
          </table:table-cell>
          <table:table-cell office:value-type="float" office:value="147433" table:style-name="ce48">
            <text:p>147.433</text:p>
          </table:table-cell>
          <table:table-cell office:value-type="percentage" office:value="0.93586862685354455" table:style-name="ce49">
            <text:p>93,6%</text:p>
          </table:table-cell>
          <table:table-cell office:value-type="float" office:value="114952" table:style-name="ce48">
            <text:p>114.952</text:p>
          </table:table-cell>
          <table:table-cell office:value-type="percentage" office:value="0.8853221607800249" table:style-name="ce49">
            <text:p>88,5%</text:p>
          </table:table-cell>
          <table:table-cell office:value-type="float" office:value="95773" table:style-name="ce48">
            <text:p>95.773</text:p>
          </table:table-cell>
          <table:table-cell office:value-type="percentage" office:value="0.85127015448064991" table:style-name="ce49">
            <text:p>85,1%</text:p>
          </table:table-cell>
          <table:table-cell office:value-type="float" office:value="81456" table:style-name="ce48">
            <text:p>81.456</text:p>
          </table:table-cell>
          <table:table-cell office:value-type="percentage" office:value="0.95037860668074536" table:style-name="ce49">
            <text:p>95,0%</text:p>
          </table:table-cell>
          <table:table-cell office:value-type="float" office:value="910107" table:style-name="ce48">
            <text:p>910.107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811830843571366" table:style-name="ce49">
            <text:p>95,8%</text:p>
          </table:table-cell>
          <table:table-cell office:value-type="percentage" office:value="0.86021536882360006" table:style-name="ce49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3117" table:style-name="ce48">
            <text:p>243.117</text:p>
          </table:table-cell>
          <table:table-cell office:value-type="percentage" office:value="1" table:style-name="ce49">
            <text:p>100,0%</text:p>
          </table:table-cell>
          <table:table-cell office:value-type="float" office:value="292408" table:style-name="ce48">
            <text:p>292.408</text:p>
          </table:table-cell>
          <table:table-cell office:value-type="percentage" office:value="1" table:style-name="ce49">
            <text:p>100,0%</text:p>
          </table:table-cell>
          <table:table-cell office:value-type="float" office:value="348331" table:style-name="ce48">
            <text:p>348.331</text:p>
          </table:table-cell>
          <table:table-cell office:value-type="percentage" office:value="0.98519371206507411" table:style-name="ce49">
            <text:p>98,5%</text:p>
          </table:table-cell>
          <table:table-cell office:value-type="float" office:value="393960" table:style-name="ce48">
            <text:p>393.960</text:p>
          </table:table-cell>
          <table:table-cell office:value-type="percentage" office:value="0.96275659824046922" table:style-name="ce49">
            <text:p>96,3%</text:p>
          </table:table-cell>
          <table:table-cell office:value-type="float" office:value="412749" table:style-name="ce48">
            <text:p>412.749</text:p>
          </table:table-cell>
          <table:table-cell office:value-type="percentage" office:value="0.93205626449461088" table:style-name="ce49">
            <text:p>93,2%</text:p>
          </table:table-cell>
          <table:table-cell office:value-type="float" office:value="269239" table:style-name="ce48">
            <text:p>269.239</text:p>
          </table:table-cell>
          <table:table-cell office:value-type="percentage" office:value="0.8724586679110039" table:style-name="ce49">
            <text:p>87,2%</text:p>
          </table:table-cell>
          <table:table-cell office:value-type="float" office:value="205038" table:style-name="ce48">
            <text:p>205.038</text:p>
          </table:table-cell>
          <table:table-cell office:value-type="percentage" office:value="0.89006867452097138" table:style-name="ce49">
            <text:p>89,0%</text:p>
          </table:table-cell>
          <table:table-cell office:value-type="float" office:value="177240" table:style-name="ce48">
            <text:p>177.240</text:p>
          </table:table-cell>
          <table:table-cell office:value-type="percentage" office:value="0.96670739156994501" table:style-name="ce49">
            <text:p>96,7%</text:p>
          </table:table-cell>
          <table:table-cell office:value-type="float" office:value="2342082" table:style-name="ce48">
            <text:p>2.342.082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356714046138491" table:style-name="ce49">
            <text:p>95,4%</text:p>
          </table:table-cell>
          <table:table-cell office:value-type="percentage" office:value="0.86844259802823709" table:style-name="ce49">
            <text:p>86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489" table:style-name="ce48">
            <text:p>23.489</text:p>
          </table:table-cell>
          <table:table-cell office:value-type="percentage" office:value="1" table:style-name="ce49">
            <text:p>100,0%</text:p>
          </table:table-cell>
          <table:table-cell office:value-type="float" office:value="28790" table:style-name="ce48">
            <text:p>28.790</text:p>
          </table:table-cell>
          <table:table-cell office:value-type="percentage" office:value="1" table:style-name="ce49">
            <text:p>100,0%</text:p>
          </table:table-cell>
          <table:table-cell office:value-type="float" office:value="38543" table:style-name="ce48">
            <text:p>38.543</text:p>
          </table:table-cell>
          <table:table-cell office:value-type="percentage" office:value="0.99816128865178433" table:style-name="ce49">
            <text:p>99,8%</text:p>
          </table:table-cell>
          <table:table-cell office:value-type="float" office:value="45976" table:style-name="ce48">
            <text:p>45.976</text:p>
          </table:table-cell>
          <table:table-cell office:value-type="percentage" office:value="0.96791578947368417" table:style-name="ce49">
            <text:p>96,8%</text:p>
          </table:table-cell>
          <table:table-cell office:value-type="float" office:value="48551" table:style-name="ce48">
            <text:p>48.551</text:p>
          </table:table-cell>
          <table:table-cell office:value-type="percentage" office:value="0.93865516974711938" table:style-name="ce49">
            <text:p>93,9%</text:p>
          </table:table-cell>
          <table:table-cell office:value-type="float" office:value="32609" table:style-name="ce48">
            <text:p>32.609</text:p>
          </table:table-cell>
          <table:table-cell office:value-type="percentage" office:value="0.88046765309428665" table:style-name="ce49">
            <text:p>88,0%</text:p>
          </table:table-cell>
          <table:table-cell office:value-type="float" office:value="25884" table:style-name="ce48">
            <text:p>25.884</text:p>
          </table:table-cell>
          <table:table-cell office:value-type="percentage" office:value="0.85805211164887618" table:style-name="ce49">
            <text:p>85,8%</text:p>
          </table:table-cell>
          <table:table-cell office:value-type="float" office:value="25527" table:style-name="ce48">
            <text:p>25.527</text:p>
          </table:table-cell>
          <table:table-cell office:value-type="percentage" office:value="0.98237444679622854" table:style-name="ce49">
            <text:p>98,2%</text:p>
          </table:table-cell>
          <table:table-cell office:value-type="float" office:value="269369" table:style-name="ce48">
            <text:p>269.369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5697725229946107" table:style-name="ce49">
            <text:p>95,7%</text:p>
          </table:table-cell>
          <table:table-cell office:value-type="percentage" office:value="0.85195903547391327" table:style-name="ce49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4997" table:style-name="ce48">
            <text:p>374.997</text:p>
          </table:table-cell>
          <table:table-cell office:value-type="percentage" office:value="1" table:style-name="ce49">
            <text:p>100,0%</text:p>
          </table:table-cell>
          <table:table-cell office:value-type="float" office:value="512856" table:style-name="ce48">
            <text:p>512.856</text:p>
          </table:table-cell>
          <table:table-cell office:value-type="percentage" office:value="0.97306896878853999" table:style-name="ce49">
            <text:p>97,3%</text:p>
          </table:table-cell>
          <table:table-cell office:value-type="float" office:value="694539" table:style-name="ce48">
            <text:p>694.539</text:p>
          </table:table-cell>
          <table:table-cell office:value-type="percentage" office:value="0.96402427344827868" table:style-name="ce49">
            <text:p>96,4%</text:p>
          </table:table-cell>
          <table:table-cell office:value-type="float" office:value="951180" table:style-name="ce48">
            <text:p>951.180</text:p>
          </table:table-cell>
          <table:table-cell office:value-type="percentage" office:value="0.96102182450475315" table:style-name="ce49">
            <text:p>96,1%</text:p>
          </table:table-cell>
          <table:table-cell office:value-type="float" office:value="1054565" table:style-name="ce48">
            <text:p>1.054.565</text:p>
          </table:table-cell>
          <table:table-cell office:value-type="percentage" office:value="0.91222741911346816" table:style-name="ce49">
            <text:p>91,2%</text:p>
          </table:table-cell>
          <table:table-cell office:value-type="float" office:value="782716" table:style-name="ce48">
            <text:p>782.716</text:p>
          </table:table-cell>
          <table:table-cell office:value-type="percentage" office:value="0.86886963780632387" table:style-name="ce49">
            <text:p>86,9%</text:p>
          </table:table-cell>
          <table:table-cell office:value-type="float" office:value="639878" table:style-name="ce48">
            <text:p>639.878</text:p>
          </table:table-cell>
          <table:table-cell office:value-type="percentage" office:value="0.86992306510576334" table:style-name="ce49">
            <text:p>87,0%</text:p>
          </table:table-cell>
          <table:table-cell office:value-type="float" office:value="507357" table:style-name="ce48">
            <text:p>507.357</text:p>
          </table:table-cell>
          <table:table-cell office:value-type="percentage" office:value="0.88894592984546383" table:style-name="ce49">
            <text:p>88,9%</text:p>
          </table:table-cell>
          <table:table-cell office:value-type="float" office:value="5518088" table:style-name="ce48">
            <text:p>5.518.088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416228821479074" table:style-name="ce49">
            <text:p>92,4%</text:p>
          </table:table-cell>
          <table:table-cell office:value-type="percentage" office:value="0.81678929658955202" table:style-name="ce49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2889" table:style-name="ce48">
            <text:p>72.889</text:p>
          </table:table-cell>
          <table:table-cell office:value-type="percentage" office:value="1" table:style-name="ce49">
            <text:p>100,0%</text:p>
          </table:table-cell>
          <table:table-cell office:value-type="float" office:value="103897" table:style-name="ce48">
            <text:p>103.897</text:p>
          </table:table-cell>
          <table:table-cell office:value-type="percentage" office:value="0.99975943496083597" table:style-name="ce49">
            <text:p>100,0%</text:p>
          </table:table-cell>
          <table:table-cell office:value-type="float" office:value="149905" table:style-name="ce48">
            <text:p>149.905</text:p>
          </table:table-cell>
          <table:table-cell office:value-type="percentage" office:value="0.9763190287936121" table:style-name="ce49">
            <text:p>97,6%</text:p>
          </table:table-cell>
          <table:table-cell office:value-type="float" office:value="210091" table:style-name="ce48">
            <text:p>210.091</text:p>
          </table:table-cell>
          <table:table-cell office:value-type="percentage" office:value="0.9632650628372833" table:style-name="ce49">
            <text:p>96,3%</text:p>
          </table:table-cell>
          <table:table-cell office:value-type="float" office:value="237028" table:style-name="ce48">
            <text:p>237.028</text:p>
          </table:table-cell>
          <table:table-cell office:value-type="percentage" office:value="0.93884373465152016" table:style-name="ce49">
            <text:p>93,9%</text:p>
          </table:table-cell>
          <table:table-cell office:value-type="float" office:value="175129" table:style-name="ce48">
            <text:p>175.129</text:p>
          </table:table-cell>
          <table:table-cell office:value-type="percentage" office:value="0.87971809477882601" table:style-name="ce49">
            <text:p>88,0%</text:p>
          </table:table-cell>
          <table:table-cell office:value-type="float" office:value="150485" table:style-name="ce48">
            <text:p>150.485</text:p>
          </table:table-cell>
          <table:table-cell office:value-type="percentage" office:value="0.86515962492597975" table:style-name="ce49">
            <text:p>86,5%</text:p>
          </table:table-cell>
          <table:table-cell office:value-type="float" office:value="132353" table:style-name="ce48">
            <text:p>132.353</text:p>
          </table:table-cell>
          <table:table-cell office:value-type="percentage" office:value="0.91520302041267909" table:style-name="ce49">
            <text:p>91,5%</text:p>
          </table:table-cell>
          <table:table-cell office:value-type="float" office:value="1231777" table:style-name="ce48">
            <text:p>1.231.777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485421375304145" table:style-name="ce49">
            <text:p>93,5%</text:p>
          </table:table-cell>
          <table:table-cell office:value-type="percentage" office:value="0.81408799029262247" table:style-name="ce49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588" table:style-name="ce48">
            <text:p>42.588</text:p>
          </table:table-cell>
          <table:table-cell office:value-type="percentage" office:value="1" table:style-name="ce49">
            <text:p>100,0%</text:p>
          </table:table-cell>
          <table:table-cell office:value-type="float" office:value="56014" table:style-name="ce48">
            <text:p>56.014</text:p>
          </table:table-cell>
          <table:table-cell office:value-type="percentage" office:value="0.98894774011299436" table:style-name="ce49">
            <text:p>98,9%</text:p>
          </table:table-cell>
          <table:table-cell office:value-type="float" office:value="72652" table:style-name="ce48">
            <text:p>72.652</text:p>
          </table:table-cell>
          <table:table-cell office:value-type="percentage" office:value="0.96011629443636848" table:style-name="ce49">
            <text:p>96,0%</text:p>
          </table:table-cell>
          <table:table-cell office:value-type="float" office:value="92577" table:style-name="ce48">
            <text:p>92.577</text:p>
          </table:table-cell>
          <table:table-cell office:value-type="percentage" office:value="0.94758336915801755" table:style-name="ce49">
            <text:p>94,8%</text:p>
          </table:table-cell>
          <table:table-cell office:value-type="float" office:value="96657" table:style-name="ce48">
            <text:p>96.657</text:p>
          </table:table-cell>
          <table:table-cell office:value-type="percentage" office:value="0.91424760931869131" table:style-name="ce49">
            <text:p>91,4%</text:p>
          </table:table-cell>
          <table:table-cell office:value-type="float" office:value="66129" table:style-name="ce48">
            <text:p>66.129</text:p>
          </table:table-cell>
          <table:table-cell office:value-type="percentage" office:value="0.86185145121140638" table:style-name="ce49">
            <text:p>86,2%</text:p>
          </table:table-cell>
          <table:table-cell office:value-type="float" office:value="60133" table:style-name="ce48">
            <text:p>60.133</text:p>
          </table:table-cell>
          <table:table-cell office:value-type="percentage" office:value="0.87400075579198278" table:style-name="ce49">
            <text:p>87,4%</text:p>
          </table:table-cell>
          <table:table-cell office:value-type="float" office:value="53303" table:style-name="ce48">
            <text:p>53.303</text:p>
          </table:table-cell>
          <table:table-cell office:value-type="percentage" office:value="0.92667025955737903" table:style-name="ce49">
            <text:p>92,7%</text:p>
          </table:table-cell>
          <table:table-cell office:value-type="float" office:value="540053" table:style-name="ce48">
            <text:p>540.053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3084660808653952" table:style-name="ce49">
            <text:p>93,1%</text:p>
          </table:table-cell>
          <table:table-cell office:value-type="percentage" office:value="0.82118104656856039" table:style-name="ce49">
            <text:p>82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5081" table:style-name="ce48">
            <text:p>165.081</text:p>
          </table:table-cell>
          <table:table-cell office:value-type="percentage" office:value="1" table:style-name="ce49">
            <text:p>100,0%</text:p>
          </table:table-cell>
          <table:table-cell office:value-type="float" office:value="214624" table:style-name="ce48">
            <text:p>214.624</text:p>
          </table:table-cell>
          <table:table-cell office:value-type="percentage" office:value="0.99194882744978419" table:style-name="ce49">
            <text:p>99,2%</text:p>
          </table:table-cell>
          <table:table-cell office:value-type="float" office:value="280579" table:style-name="ce48">
            <text:p>280.579</text:p>
          </table:table-cell>
          <table:table-cell office:value-type="percentage" office:value="0.98738752054278711" table:style-name="ce49">
            <text:p>98,7%</text:p>
          </table:table-cell>
          <table:table-cell office:value-type="float" office:value="327584" table:style-name="ce48">
            <text:p>327.584</text:p>
          </table:table-cell>
          <table:table-cell office:value-type="percentage" office:value="0.9707141735340048" table:style-name="ce49">
            <text:p>97,1%</text:p>
          </table:table-cell>
          <table:table-cell office:value-type="float" office:value="327101" table:style-name="ce48">
            <text:p>327.101</text:p>
          </table:table-cell>
          <table:table-cell office:value-type="percentage" office:value="0.9397725705617358" table:style-name="ce49">
            <text:p>94,0%</text:p>
          </table:table-cell>
          <table:table-cell office:value-type="float" office:value="212941" table:style-name="ce48">
            <text:p>212.941</text:p>
          </table:table-cell>
          <table:table-cell office:value-type="percentage" office:value="0.89608433101184592" table:style-name="ce49">
            <text:p>89,6%</text:p>
          </table:table-cell>
          <table:table-cell office:value-type="float" office:value="176393" table:style-name="ce48">
            <text:p>176.393</text:p>
          </table:table-cell>
          <table:table-cell office:value-type="percentage" office:value="0.88544035338704419" table:style-name="ce49">
            <text:p>88,5%</text:p>
          </table:table-cell>
          <table:table-cell office:value-type="float" office:value="160898" table:style-name="ce48">
            <text:p>160.898</text:p>
          </table:table-cell>
          <table:table-cell office:value-type="percentage" office:value="0.93103109069130929" table:style-name="ce49">
            <text:p>93,1%</text:p>
          </table:table-cell>
          <table:table-cell office:value-type="float" office:value="1865201" table:style-name="ce48">
            <text:p>1.865.201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539435561536026" table:style-name="ce49">
            <text:p>95,4%</text:p>
          </table:table-cell>
          <table:table-cell office:value-type="percentage" office:value="0.8532843102271459" table:style-name="ce49">
            <text:p>85,3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409" table:style-name="ce48">
            <text:p>2.409</text:p>
          </table:table-cell>
          <table:table-cell office:value-type="percentage" office:value="0.84913641170250265" table:style-name="ce49">
            <text:p>84,9%</text:p>
          </table:table-cell>
          <table:table-cell office:value-type="float" office:value="3932" table:style-name="ce48">
            <text:p>3.932</text:p>
          </table:table-cell>
          <table:table-cell office:value-type="percentage" office:value="0.8928247048138056" table:style-name="ce49">
            <text:p>89,3%</text:p>
          </table:table-cell>
          <table:table-cell office:value-type="float" office:value="7721" table:style-name="ce48">
            <text:p>7.721</text:p>
          </table:table-cell>
          <table:table-cell office:value-type="percentage" office:value="0.92700204106135187" table:style-name="ce49">
            <text:p>92,7%</text:p>
          </table:table-cell>
          <table:table-cell office:value-type="float" office:value="10691" table:style-name="ce48">
            <text:p>10.691</text:p>
          </table:table-cell>
          <table:table-cell office:value-type="percentage" office:value="0.92506705892532659" table:style-name="ce49">
            <text:p>92,5%</text:p>
          </table:table-cell>
          <table:table-cell office:value-type="float" office:value="11316" table:style-name="ce48">
            <text:p>11.316</text:p>
          </table:table-cell>
          <table:table-cell office:value-type="percentage" office:value="0.91575625151735862" table:style-name="ce49">
            <text:p>91,6%</text:p>
          </table:table-cell>
          <table:table-cell office:value-type="float" office:value="9603" table:style-name="ce48">
            <text:p>9.603</text:p>
          </table:table-cell>
          <table:table-cell office:value-type="percentage" office:value="0.84244231950171067" table:style-name="ce49">
            <text:p>84,2%</text:p>
          </table:table-cell>
          <table:table-cell office:value-type="float" office:value="9790" table:style-name="ce48">
            <text:p>9.790</text:p>
          </table:table-cell>
          <table:table-cell office:value-type="percentage" office:value="0.90105844454670958" table:style-name="ce49">
            <text:p>90,1%</text:p>
          </table:table-cell>
          <table:table-cell office:value-type="float" office:value="9484" table:style-name="ce48">
            <text:p>9.484</text:p>
          </table:table-cell>
          <table:table-cell office:value-type="percentage" office:value="1.0218726430341558" table:style-name="ce49">
            <text:p>102,2%</text:p>
          </table:table-cell>
          <table:table-cell office:value-type="float" office:value="64946" table:style-name="ce48">
            <text:p>64.946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91435892381984818" table:style-name="ce49">
            <text:p>91,4%</text:p>
          </table:table-cell>
          <table:table-cell office:value-type="percentage" office:value="0.77763808565920711" table:style-name="ce49">
            <text:p>77,8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100" table:style-name="ce48">
            <text:p>2.100</text:p>
          </table:table-cell>
          <table:table-cell office:value-type="percentage" office:value="0.83632019115890088" table:style-name="ce49">
            <text:p>83,6%</text:p>
          </table:table-cell>
          <table:table-cell office:value-type="float" office:value="3430" table:style-name="ce48">
            <text:p>3.430</text:p>
          </table:table-cell>
          <table:table-cell office:value-type="percentage" office:value="0.90191953720746776" table:style-name="ce49">
            <text:p>90,2%</text:p>
          </table:table-cell>
          <table:table-cell office:value-type="float" office:value="7519" table:style-name="ce48">
            <text:p>7.519</text:p>
          </table:table-cell>
          <table:table-cell office:value-type="percentage" office:value="0.93928794503435353" table:style-name="ce49">
            <text:p>93,9%</text:p>
          </table:table-cell>
          <table:table-cell office:value-type="float" office:value="10171" table:style-name="ce48">
            <text:p>10.171</text:p>
          </table:table-cell>
          <table:table-cell office:value-type="percentage" office:value="0.9416720674011666" table:style-name="ce49">
            <text:p>94,2%</text:p>
          </table:table-cell>
          <table:table-cell office:value-type="float" office:value="10693" table:style-name="ce48">
            <text:p>10.693</text:p>
          </table:table-cell>
          <table:table-cell office:value-type="percentage" office:value="0.97894351368671606" table:style-name="ce49">
            <text:p>97,9%</text:p>
          </table:table-cell>
          <table:table-cell office:value-type="float" office:value="9405" table:style-name="ce48">
            <text:p>9.405</text:p>
          </table:table-cell>
          <table:table-cell office:value-type="percentage" office:value="0.85874726077428776" table:style-name="ce49">
            <text:p>85,9%</text:p>
          </table:table-cell>
          <table:table-cell office:value-type="float" office:value="10326" table:style-name="ce48">
            <text:p>10.326</text:p>
          </table:table-cell>
          <table:table-cell office:value-type="percentage" office:value="0.88324352065691558" table:style-name="ce49">
            <text:p>88,3%</text:p>
          </table:table-cell>
          <table:table-cell office:value-type="float" office:value="9156" table:style-name="ce48">
            <text:p>9.156</text:p>
          </table:table-cell>
          <table:table-cell office:value-type="percentage" office:value="0.95574112734864303" table:style-name="ce49">
            <text:p>95,6%</text:p>
          </table:table-cell>
          <table:table-cell office:value-type="float" office:value="62800" table:style-name="ce48">
            <text:p>62.800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91993085869979196" table:style-name="ce49">
            <text:p>92,0%</text:p>
          </table:table-cell>
          <table:table-cell office:value-type="percentage" office:value="0.74742329389921691" table:style-name="ce49">
            <text:p>74,7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30" table:style-name="ce48">
            <text:p>30</text:p>
          </table:table-cell>
          <table:table-cell office:value-type="string" table:style-name="ce49">
            <text:p>-</text:p>
          </table:table-cell>
          <table:table-cell office:value-type="float" office:value="20" table:style-name="ce48">
            <text:p>20</text:p>
          </table:table-cell>
          <table:table-cell office:value-type="string" table:style-name="ce49">
            <text:p>-</text:p>
          </table:table-cell>
          <table:table-cell office:value-type="float" office:value="3696" table:style-name="ce48">
            <text:p>3.696</text:p>
          </table:table-cell>
          <table:table-cell office:value-type="string" table:style-name="ce49">
            <text:p>-</text:p>
          </table:table-cell>
          <table:table-cell office:value-type="float" office:value="9662" table:style-name="ce48">
            <text:p>9.662</text:p>
          </table:table-cell>
          <table:table-cell office:value-type="string" table:style-name="ce49">
            <text:p>-</text:p>
          </table:table-cell>
          <table:table-cell office:value-type="float" office:value="22692" table:style-name="ce48">
            <text:p>22.692</text:p>
          </table:table-cell>
          <table:table-cell office:value-type="string" table:style-name="ce49">
            <text:p>-</text:p>
          </table:table-cell>
          <table:table-cell office:value-type="float" office:value="32677" table:style-name="ce48">
            <text:p>32.677</text:p>
          </table:table-cell>
          <table:table-cell office:value-type="string" table:style-name="ce49">
            <text:p>-</text:p>
          </table:table-cell>
          <table:table-cell office:value-type="float" office:value="25120" table:style-name="ce48">
            <text:p>25.120</text:p>
          </table:table-cell>
          <table:table-cell office:value-type="string" table:style-name="ce49">
            <text:p>-</text:p>
          </table:table-cell>
          <table:table-cell office:value-type="float" office:value="1236" table:style-name="ce48">
            <text:p>1.236</text:p>
          </table:table-cell>
          <table:table-cell office:value-type="string" table:style-name="ce49">
            <text:p>-</text:p>
          </table:table-cell>
          <table:table-cell office:value-type="float" office:value="95133" table:style-name="ce48">
            <text:p>95.133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0">
            <text:p>Sanidad Exterior</text:p>
          </table:table-cell>
          <table:table-cell office:value-type="float" office:value="33" table:style-name="ce51">
            <text:p>33</text:p>
          </table:table-cell>
          <table:table-cell office:value-type="string" table:style-name="ce52">
            <text:p>-</text:p>
          </table:table-cell>
          <table:table-cell office:value-type="float" office:value="52" table:style-name="ce51">
            <text:p>52</text:p>
          </table:table-cell>
          <table:table-cell office:value-type="string" table:style-name="ce52">
            <text:p>-</text:p>
          </table:table-cell>
          <table:table-cell office:value-type="float" office:value="320" table:style-name="ce51">
            <text:p>320</text:p>
          </table:table-cell>
          <table:table-cell office:value-type="string" table:style-name="ce52">
            <text:p>-</text:p>
          </table:table-cell>
          <table:table-cell office:value-type="float" office:value="923" table:style-name="ce51">
            <text:p>923</text:p>
          </table:table-cell>
          <table:table-cell office:value-type="string" table:style-name="ce52">
            <text:p>-</text:p>
          </table:table-cell>
          <table:table-cell office:value-type="float" office:value="1971" table:style-name="ce51">
            <text:p>1.971</text:p>
          </table:table-cell>
          <table:table-cell office:value-type="string" table:style-name="ce52">
            <text:p>-</text:p>
          </table:table-cell>
          <table:table-cell office:value-type="float" office:value="2427" table:style-name="ce51">
            <text:p>2.427</text:p>
          </table:table-cell>
          <table:table-cell office:value-type="string" table:style-name="ce52">
            <text:p>-</text:p>
          </table:table-cell>
          <table:table-cell office:value-type="float" office:value="2124" table:style-name="ce51">
            <text:p>2.124</text:p>
          </table:table-cell>
          <table:table-cell office:value-type="string" table:style-name="ce52">
            <text:p>-</text:p>
          </table:table-cell>
          <table:table-cell office:value-type="float" office:value="270" table:style-name="ce51">
            <text:p>270</text:p>
          </table:table-cell>
          <table:table-cell office:value-type="string" table:style-name="ce52">
            <text:p>-</text:p>
          </table:table-cell>
          <table:table-cell office:value-type="float" office:value="8120" table:style-name="ce51">
            <text:p>8.120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4" table:style-name="ce30"/>
          <table:table-cell table:number-columns-repeated="16339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50733" table:style-name="ce55">
            <text:p>2.950.733</text:p>
          </table:table-cell>
          <table:table-cell office:value-type="percentage" office:value="1" table:style-name="ce56">
            <text:p>100,0%</text:p>
          </table:table-cell>
          <table:table-cell office:value-type="float" office:value="3968200" table:style-name="ce55">
            <text:p>3.968.200</text:p>
          </table:table-cell>
          <table:table-cell office:value-type="percentage" office:value="0.99283707158850176" table:style-name="ce56">
            <text:p>99,3%</text:p>
          </table:table-cell>
          <table:table-cell office:value-type="float" office:value="5337192" table:style-name="ce55">
            <text:p>5.337.192</text:p>
          </table:table-cell>
          <table:table-cell office:value-type="percentage" office:value="0.96904892458866376" table:style-name="ce56">
            <text:p>96,9%</text:p>
          </table:table-cell>
          <table:table-cell office:value-type="float" office:value="6771591" table:style-name="ce55">
            <text:p>6.771.591</text:p>
          </table:table-cell>
          <table:table-cell office:value-type="percentage" office:value="0.94977035544483268" table:style-name="ce56">
            <text:p>95,0%</text:p>
          </table:table-cell>
          <table:table-cell office:value-type="float" office:value="7138023" table:style-name="ce55">
            <text:p>7.138.023</text:p>
          </table:table-cell>
          <table:table-cell office:value-type="percentage" office:value="0.91316340378323224" table:style-name="ce56">
            <text:p>91,3%</text:p>
          </table:table-cell>
          <table:table-cell office:value-type="float" office:value="5134140" table:style-name="ce55">
            <text:p>5.134.140</text:p>
          </table:table-cell>
          <table:table-cell office:value-type="percentage" office:value="0.86403950171827093" table:style-name="ce56">
            <text:p>86,4%</text:p>
          </table:table-cell>
          <table:table-cell office:value-type="float" office:value="4259460" table:style-name="ce55">
            <text:p>4.259.460</text:p>
          </table:table-cell>
          <table:table-cell office:value-type="percentage" office:value="0.8649343449880752" table:style-name="ce56">
            <text:p>86,5%</text:p>
          </table:table-cell>
          <table:table-cell office:value-type="float" office:value="3676023" table:style-name="ce55">
            <text:p>3.676.023</text:p>
          </table:table-cell>
          <table:table-cell office:value-type="percentage" office:value="0.92270533704889757" table:style-name="ce56">
            <text:p>92,3%</text:p>
          </table:table-cell>
          <table:table-cell office:value-type="float" office:value="39235362" table:style-name="ce55">
            <text:p>39.235.362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3007778374856309" table:style-name="ce56">
            <text:p>93,0%</text:p>
          </table:table-cell>
          <table:table-cell office:value-type="percentage" office:value="0.82777300819049937" table:style-name="ce56">
            <text:p>82,8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3" table:default-cell-style-name="ce30"/>
        <table:table-column table:style-name="co4" table:number-columns-repeated="20" table:default-cell-style-name="ce30"/>
        <table:table-column table:style-name="co5" table:number-columns-repeated="16343" table:default-cell-style-name="ce30"/>
        <table:table-row table:style-name="ro8">
          <table:table-cell table:style-name="ce38"/>
          <table:table-cell office:value-type="string" table:style-name="ce39">
            <text:p>Personas pauta completa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pauta completa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pauta completa sobre Población a Vacunar INE</text:p>
          </table:table-cell>
          <table:table-cell office:value-type="string" table:style-name="ce42">
            <text:p>% pauta completa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0822" table:style-name="ce45">
            <text:p>430.822</text:p>
          </table:table-cell>
          <table:table-cell office:value-type="percentage" office:value="1" table:style-name="ce46">
            <text:p>100,0%</text:p>
          </table:table-cell>
          <table:table-cell office:value-type="float" office:value="653056" table:style-name="ce45">
            <text:p>653.056</text:p>
          </table:table-cell>
          <table:table-cell office:value-type="percentage" office:value="0.99806364746463139" table:style-name="ce46">
            <text:p>99,8%</text:p>
          </table:table-cell>
          <table:table-cell office:value-type="float" office:value="934167" table:style-name="ce45">
            <text:p>934.167</text:p>
          </table:table-cell>
          <table:table-cell office:value-type="percentage" office:value="0.97488909227335008" table:style-name="ce46">
            <text:p>97,5%</text:p>
          </table:table-cell>
          <table:table-cell office:value-type="float" office:value="1223359" table:style-name="ce45">
            <text:p>1.223.359</text:p>
          </table:table-cell>
          <table:table-cell office:value-type="percentage" office:value="0.95011459384229935" table:style-name="ce46">
            <text:p>95,0%</text:p>
          </table:table-cell>
          <table:table-cell office:value-type="float" office:value="1269052" table:style-name="ce45">
            <text:p>1.269.052</text:p>
          </table:table-cell>
          <table:table-cell office:value-type="percentage" office:value="0.91672252979045554" table:style-name="ce46">
            <text:p>91,7%</text:p>
          </table:table-cell>
          <table:table-cell office:value-type="float" office:value="954230" table:style-name="ce45">
            <text:p>954.230</text:p>
          </table:table-cell>
          <table:table-cell office:value-type="percentage" office:value="0.86608584526939758" table:style-name="ce46">
            <text:p>86,6%</text:p>
          </table:table-cell>
          <table:table-cell office:value-type="float" office:value="794865" table:style-name="ce45">
            <text:p>794.865</text:p>
          </table:table-cell>
          <table:table-cell office:value-type="percentage" office:value="0.85828171970560796" table:style-name="ce46">
            <text:p>85,8%</text:p>
          </table:table-cell>
          <table:table-cell office:value-type="float" office:value="757475" table:style-name="ce45">
            <text:p>757.475</text:p>
          </table:table-cell>
          <table:table-cell office:value-type="percentage" office:value="0.98011117350675292" table:style-name="ce46">
            <text:p>98,0%</text:p>
          </table:table-cell>
          <table:table-cell office:value-type="float" office:value="7017026" table:style-name="ce45">
            <text:p>7.017.026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460593060340269" table:style-name="ce46">
            <text:p>93,5%</text:p>
          </table:table-cell>
          <table:table-cell office:value-type="percentage" office:value="0.82531720844104539" table:style-name="ce46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0526" table:style-name="ce48">
            <text:p>100.526</text:p>
          </table:table-cell>
          <table:table-cell office:value-type="percentage" office:value="1" table:style-name="ce49">
            <text:p>100,0%</text:p>
          </table:table-cell>
          <table:table-cell office:value-type="float" office:value="119267" table:style-name="ce48">
            <text:p>119.267</text:p>
          </table:table-cell>
          <table:table-cell office:value-type="percentage" office:value="0.99700731452455593" table:style-name="ce49">
            <text:p>99,7%</text:p>
          </table:table-cell>
          <table:table-cell office:value-type="float" office:value="155543" table:style-name="ce48">
            <text:p>155.543</text:p>
          </table:table-cell>
          <table:table-cell office:value-type="percentage" office:value="0.9642489616266815" table:style-name="ce49">
            <text:p>96,4%</text:p>
          </table:table-cell>
          <table:table-cell office:value-type="float" office:value="188476" table:style-name="ce48">
            <text:p>188.476</text:p>
          </table:table-cell>
          <table:table-cell office:value-type="percentage" office:value="0.93783151714186197" table:style-name="ce49">
            <text:p>93,8%</text:p>
          </table:table-cell>
          <table:table-cell office:value-type="float" office:value="191157" table:style-name="ce48">
            <text:p>191.157</text:p>
          </table:table-cell>
          <table:table-cell office:value-type="percentage" office:value="0.89477478152192735" table:style-name="ce49">
            <text:p>89,5%</text:p>
          </table:table-cell>
          <table:table-cell office:value-type="float" office:value="130136" table:style-name="ce48">
            <text:p>130.136</text:p>
          </table:table-cell>
          <table:table-cell office:value-type="percentage" office:value="0.82219891583163796" table:style-name="ce49">
            <text:p>82,2%</text:p>
          </table:table-cell>
          <table:table-cell office:value-type="float" office:value="108466" table:style-name="ce48">
            <text:p>108.466</text:p>
          </table:table-cell>
          <table:table-cell office:value-type="percentage" office:value="0.82926344439517419" table:style-name="ce49">
            <text:p>82,9%</text:p>
          </table:table-cell>
          <table:table-cell office:value-type="float" office:value="97808" table:style-name="ce48">
            <text:p>97.808</text:p>
          </table:table-cell>
          <table:table-cell office:value-type="percentage" office:value="0.91377747881573657" table:style-name="ce49">
            <text:p>91,4%</text:p>
          </table:table-cell>
          <table:table-cell office:value-type="float" office:value="1091379" table:style-name="ce48">
            <text:p>1.091.379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1758168769673654" table:style-name="ce49">
            <text:p>91,8%</text:p>
          </table:table-cell>
          <table:table-cell office:value-type="percentage" office:value="0.81988726896561048" table:style-name="ce49">
            <text:p>82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8624" table:style-name="ce48">
            <text:p>88.624</text:p>
          </table:table-cell>
          <table:table-cell office:value-type="percentage" office:value="1" table:style-name="ce49">
            <text:p>100,0%</text:p>
          </table:table-cell>
          <table:table-cell office:value-type="float" office:value="114679" table:style-name="ce48">
            <text:p>114.679</text:p>
          </table:table-cell>
          <table:table-cell office:value-type="percentage" office:value="1" table:style-name="ce49">
            <text:p>100,0%</text:p>
          </table:table-cell>
          <table:table-cell office:value-type="float" office:value="149579" table:style-name="ce48">
            <text:p>149.579</text:p>
          </table:table-cell>
          <table:table-cell office:value-type="percentage" office:value="0.98413711428383444" table:style-name="ce49">
            <text:p>98,4%</text:p>
          </table:table-cell>
          <table:table-cell office:value-type="float" office:value="155124" table:style-name="ce48">
            <text:p>155.124</text:p>
          </table:table-cell>
          <table:table-cell office:value-type="percentage" office:value="0.95706520733204592" table:style-name="ce49">
            <text:p>95,7%</text:p>
          </table:table-cell>
          <table:table-cell office:value-type="float" office:value="152543" table:style-name="ce48">
            <text:p>152.543</text:p>
          </table:table-cell>
          <table:table-cell office:value-type="percentage" office:value="0.91937680810028932" table:style-name="ce49">
            <text:p>91,9%</text:p>
          </table:table-cell>
          <table:table-cell office:value-type="float" office:value="92088" table:style-name="ce48">
            <text:p>92.088</text:p>
          </table:table-cell>
          <table:table-cell office:value-type="percentage" office:value="0.8480260795093516" table:style-name="ce49">
            <text:p>84,8%</text:p>
          </table:table-cell>
          <table:table-cell office:value-type="float" office:value="67657" table:style-name="ce48">
            <text:p>67.657</text:p>
          </table:table-cell>
          <table:table-cell office:value-type="percentage" office:value="0.85380227657050556" table:style-name="ce49">
            <text:p>85,4%</text:p>
          </table:table-cell>
          <table:table-cell office:value-type="float" office:value="67248" table:style-name="ce48">
            <text:p>67.248</text:p>
          </table:table-cell>
          <table:table-cell office:value-type="percentage" office:value="1.0305259286502391" table:style-name="ce49">
            <text:p>103,1%</text:p>
          </table:table-cell>
          <table:table-cell office:value-type="float" office:value="887542" table:style-name="ce48">
            <text:p>887.542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388775502527279" table:style-name="ce49">
            <text:p>95,4%</text:p>
          </table:table-cell>
          <table:table-cell office:value-type="percentage" office:value="0.8762480390250067" table:style-name="ce49">
            <text:p>87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429" table:style-name="ce48">
            <text:p>51.429</text:p>
          </table:table-cell>
          <table:table-cell office:value-type="percentage" office:value="0.95890589748848654" table:style-name="ce49">
            <text:p>95,9%</text:p>
          </table:table-cell>
          <table:table-cell office:value-type="float" office:value="79866" table:style-name="ce48">
            <text:p>79.866</text:p>
          </table:table-cell>
          <table:table-cell office:value-type="percentage" office:value="0.9155375197743999" table:style-name="ce49">
            <text:p>91,6%</text:p>
          </table:table-cell>
          <table:table-cell office:value-type="float" office:value="112174" table:style-name="ce48">
            <text:p>112.174</text:p>
          </table:table-cell>
          <table:table-cell office:value-type="percentage" office:value="0.88053503724694449" table:style-name="ce49">
            <text:p>88,1%</text:p>
          </table:table-cell>
          <table:table-cell office:value-type="float" office:value="153092" table:style-name="ce48">
            <text:p>153.092</text:p>
          </table:table-cell>
          <table:table-cell office:value-type="percentage" office:value="0.86245126980192444" table:style-name="ce49">
            <text:p>86,2%</text:p>
          </table:table-cell>
          <table:table-cell office:value-type="float" office:value="172846" table:style-name="ce48">
            <text:p>172.846</text:p>
          </table:table-cell>
          <table:table-cell office:value-type="percentage" office:value="0.79791157910286536" table:style-name="ce49">
            <text:p>79,8%</text:p>
          </table:table-cell>
          <table:table-cell office:value-type="float" office:value="133545" table:style-name="ce48">
            <text:p>133.545</text:p>
          </table:table-cell>
          <table:table-cell office:value-type="percentage" office:value="0.72560269931050225" table:style-name="ce49">
            <text:p>72,6%</text:p>
          </table:table-cell>
          <table:table-cell office:value-type="float" office:value="102843" table:style-name="ce48">
            <text:p>102.843</text:p>
          </table:table-cell>
          <table:table-cell office:value-type="percentage" office:value="0.74951353005910515" table:style-name="ce49">
            <text:p>75,0%</text:p>
          </table:table-cell>
          <table:table-cell office:value-type="float" office:value="85504" table:style-name="ce48">
            <text:p>85.504</text:p>
          </table:table-cell>
          <table:table-cell office:value-type="percentage" office:value="0.85902588008358782" table:style-name="ce49">
            <text:p>85,9%</text:p>
          </table:table-cell>
          <table:table-cell office:value-type="float" office:value="891299" table:style-name="ce48">
            <text:p>891.299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284868633024588" table:style-name="ce49">
            <text:p>82,3%</text:p>
          </table:table-cell>
          <table:table-cell office:value-type="percentage" office:value="0.73070771248795885" table:style-name="ce49">
            <text:p>73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2855" table:style-name="ce48">
            <text:p>92.855</text:p>
          </table:table-cell>
          <table:table-cell office:value-type="percentage" office:value="0.92520077320101235" table:style-name="ce49">
            <text:p>92,5%</text:p>
          </table:table-cell>
          <table:table-cell office:value-type="float" office:value="152093" table:style-name="ce48">
            <text:p>152.093</text:p>
          </table:table-cell>
          <table:table-cell office:value-type="percentage" office:value="0.90831073898450843" table:style-name="ce49">
            <text:p>90,8%</text:p>
          </table:table-cell>
          <table:table-cell office:value-type="float" office:value="225635" table:style-name="ce48">
            <text:p>225.635</text:p>
          </table:table-cell>
          <table:table-cell office:value-type="percentage" office:value="0.89696090318220667" table:style-name="ce49">
            <text:p>89,7%</text:p>
          </table:table-cell>
          <table:table-cell office:value-type="float" office:value="324745" table:style-name="ce48">
            <text:p>324.745</text:p>
          </table:table-cell>
          <table:table-cell office:value-type="percentage" office:value="0.88186733361032132" table:style-name="ce49">
            <text:p>88,2%</text:p>
          </table:table-cell>
          <table:table-cell office:value-type="float" office:value="322491" table:style-name="ce48">
            <text:p>322.491</text:p>
          </table:table-cell>
          <table:table-cell office:value-type="percentage" office:value="0.81828700473224136" table:style-name="ce49">
            <text:p>81,8%</text:p>
          </table:table-cell>
          <table:table-cell office:value-type="float" office:value="233931" table:style-name="ce48">
            <text:p>233.931</text:p>
          </table:table-cell>
          <table:table-cell office:value-type="percentage" office:value="0.74771304920380233" table:style-name="ce49">
            <text:p>74,8%</text:p>
          </table:table-cell>
          <table:table-cell office:value-type="float" office:value="191925" table:style-name="ce48">
            <text:p>191.925</text:p>
          </table:table-cell>
          <table:table-cell office:value-type="percentage" office:value="0.75361937558654102" table:style-name="ce49">
            <text:p>75,4%</text:p>
          </table:table-cell>
          <table:table-cell office:value-type="float" office:value="170198" table:style-name="ce48">
            <text:p>170.198</text:p>
          </table:table-cell>
          <table:table-cell office:value-type="percentage" office:value="0.92365886087971127" table:style-name="ce49">
            <text:p>92,4%</text:p>
          </table:table-cell>
          <table:table-cell office:value-type="float" office:value="1713873" table:style-name="ce48">
            <text:p>1.713.873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4281388906783483" table:style-name="ce49">
            <text:p>84,3%</text:p>
          </table:table-cell>
          <table:table-cell office:value-type="percentage" office:value="0.76363245081356945" table:style-name="ce49">
            <text:p>76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286" table:style-name="ce48">
            <text:p>42.286</text:p>
          </table:table-cell>
          <table:table-cell office:value-type="percentage" office:value="1" table:style-name="ce49">
            <text:p>100,0%</text:p>
          </table:table-cell>
          <table:table-cell office:value-type="float" office:value="56106" table:style-name="ce48">
            <text:p>56.106</text:p>
          </table:table-cell>
          <table:table-cell office:value-type="percentage" office:value="1" table:style-name="ce49">
            <text:p>100,0%</text:p>
          </table:table-cell>
          <table:table-cell office:value-type="float" office:value="77176" table:style-name="ce48">
            <text:p>77.176</text:p>
          </table:table-cell>
          <table:table-cell office:value-type="percentage" office:value="0.97374364409452796" table:style-name="ce49">
            <text:p>97,4%</text:p>
          </table:table-cell>
          <table:table-cell office:value-type="float" office:value="85113" table:style-name="ce48">
            <text:p>85.113</text:p>
          </table:table-cell>
          <table:table-cell office:value-type="percentage" office:value="0.93561613718808401" table:style-name="ce49">
            <text:p>93,6%</text:p>
          </table:table-cell>
          <table:table-cell office:value-type="float" office:value="89310" table:style-name="ce48">
            <text:p>89.310</text:p>
          </table:table-cell>
          <table:table-cell office:value-type="percentage" office:value="0.91707226911465711" table:style-name="ce49">
            <text:p>91,7%</text:p>
          </table:table-cell>
          <table:table-cell office:value-type="float" office:value="56734" table:style-name="ce48">
            <text:p>56.734</text:p>
          </table:table-cell>
          <table:table-cell office:value-type="percentage" office:value="0.84478394234491794" table:style-name="ce49">
            <text:p>84,5%</text:p>
          </table:table-cell>
          <table:table-cell office:value-type="float" office:value="43350" table:style-name="ce48">
            <text:p>43.350</text:p>
          </table:table-cell>
          <table:table-cell office:value-type="percentage" office:value="0.85212195074007824" table:style-name="ce49">
            <text:p>85,2%</text:p>
          </table:table-cell>
          <table:table-cell office:value-type="float" office:value="46070" table:style-name="ce48">
            <text:p>46.070</text:p>
          </table:table-cell>
          <table:table-cell office:value-type="percentage" office:value="1.0173795905748293" table:style-name="ce49">
            <text:p>101,7%</text:p>
          </table:table-cell>
          <table:table-cell office:value-type="float" office:value="496145" table:style-name="ce48">
            <text:p>496.145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4134086691888241" table:style-name="ce49">
            <text:p>94,1%</text:p>
          </table:table-cell>
          <table:table-cell office:value-type="percentage" office:value="0.85006553529053974" table:style-name="ce49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8205" table:style-name="ce48">
            <text:p>228.205</text:p>
          </table:table-cell>
          <table:table-cell office:value-type="percentage" office:value="1" table:style-name="ce49">
            <text:p>100,0%</text:p>
          </table:table-cell>
          <table:table-cell office:value-type="float" office:value="250740" table:style-name="ce48">
            <text:p>250.740</text:p>
          </table:table-cell>
          <table:table-cell office:value-type="percentage" office:value="1" table:style-name="ce49">
            <text:p>100,0%</text:p>
          </table:table-cell>
          <table:table-cell office:value-type="float" office:value="323894" table:style-name="ce48">
            <text:p>323.894</text:p>
          </table:table-cell>
          <table:table-cell office:value-type="percentage" office:value="0.98976601485746063" table:style-name="ce49">
            <text:p>99,0%</text:p>
          </table:table-cell>
          <table:table-cell office:value-type="float" office:value="355412" table:style-name="ce48">
            <text:p>355.412</text:p>
          </table:table-cell>
          <table:table-cell office:value-type="percentage" office:value="0.93234313476021957" table:style-name="ce49">
            <text:p>93,2%</text:p>
          </table:table-cell>
          <table:table-cell office:value-type="float" office:value="323877" table:style-name="ce48">
            <text:p>323.877</text:p>
          </table:table-cell>
          <table:table-cell office:value-type="percentage" office:value="0.89915380814098755" table:style-name="ce49">
            <text:p>89,9%</text:p>
          </table:table-cell>
          <table:table-cell office:value-type="float" office:value="216220" table:style-name="ce48">
            <text:p>216.220</text:p>
          </table:table-cell>
          <table:table-cell office:value-type="percentage" office:value="0.83514225459826497" table:style-name="ce49">
            <text:p>83,5%</text:p>
          </table:table-cell>
          <table:table-cell office:value-type="float" office:value="178283" table:style-name="ce48">
            <text:p>178.283</text:p>
          </table:table-cell>
          <table:table-cell office:value-type="percentage" office:value="0.84183512057380572" table:style-name="ce49">
            <text:p>84,2%</text:p>
          </table:table-cell>
          <table:table-cell office:value-type="float" office:value="163121" table:style-name="ce48">
            <text:p>163.121</text:p>
          </table:table-cell>
          <table:table-cell office:value-type="percentage" office:value="0.9698153366865242" table:style-name="ce49">
            <text:p>97,0%</text:p>
          </table:table-cell>
          <table:table-cell office:value-type="float" office:value="2039752" table:style-name="ce48">
            <text:p>2.039.752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3904791982502123" table:style-name="ce49">
            <text:p>93,9%</text:p>
          </table:table-cell>
          <table:table-cell office:value-type="percentage" office:value="0.85465101906480589" table:style-name="ce49">
            <text:p>85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7073" table:style-name="ce48">
            <text:p>137.073</text:p>
          </table:table-cell>
          <table:table-cell office:value-type="percentage" office:value="1" table:style-name="ce49">
            <text:p>100,0%</text:p>
          </table:table-cell>
          <table:table-cell office:value-type="float" office:value="158196" table:style-name="ce48">
            <text:p>158.196</text:p>
          </table:table-cell>
          <table:table-cell office:value-type="percentage" office:value="1" table:style-name="ce49">
            <text:p>100,0%</text:p>
          </table:table-cell>
          <table:table-cell office:value-type="float" office:value="223031" table:style-name="ce48">
            <text:p>223.031</text:p>
          </table:table-cell>
          <table:table-cell office:value-type="percentage" office:value="0.97808602452330418" table:style-name="ce49">
            <text:p>97,8%</text:p>
          </table:table-cell>
          <table:table-cell office:value-type="float" office:value="286490" table:style-name="ce48">
            <text:p>286.490</text:p>
          </table:table-cell>
          <table:table-cell office:value-type="percentage" office:value="0.91998574213167972" table:style-name="ce49">
            <text:p>92,0%</text:p>
          </table:table-cell>
          <table:table-cell office:value-type="float" office:value="286943" table:style-name="ce48">
            <text:p>286.943</text:p>
          </table:table-cell>
          <table:table-cell office:value-type="percentage" office:value="0.86773355590433077" table:style-name="ce49">
            <text:p>86,8%</text:p>
          </table:table-cell>
          <table:table-cell office:value-type="float" office:value="206683" table:style-name="ce48">
            <text:p>206.683</text:p>
          </table:table-cell>
          <table:table-cell office:value-type="percentage" office:value="0.80187079778545955" table:style-name="ce49">
            <text:p>80,2%</text:p>
          </table:table-cell>
          <table:table-cell office:value-type="float" office:value="174307" table:style-name="ce48">
            <text:p>174.307</text:p>
          </table:table-cell>
          <table:table-cell office:value-type="percentage" office:value="0.79595145028128877" table:style-name="ce49">
            <text:p>79,6%</text:p>
          </table:table-cell>
          <table:table-cell office:value-type="float" office:value="166930" table:style-name="ce48">
            <text:p>166.930</text:p>
          </table:table-cell>
          <table:table-cell office:value-type="percentage" office:value="0.93877941242632834" table:style-name="ce49">
            <text:p>93,9%</text:p>
          </table:table-cell>
          <table:table-cell office:value-type="float" office:value="1639653" table:style-name="ce48">
            <text:p>1.639.653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0285185360572928" table:style-name="ce49">
            <text:p>90,3%</text:p>
          </table:table-cell>
          <table:table-cell office:value-type="percentage" office:value="0.80035545255035501" table:style-name="ce49">
            <text:p>80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55707" table:style-name="ce48">
            <text:p>455.707</text:p>
          </table:table-cell>
          <table:table-cell office:value-type="percentage" office:value="1" table:style-name="ce49">
            <text:p>100,0%</text:p>
          </table:table-cell>
          <table:table-cell office:value-type="float" office:value="618517" table:style-name="ce48">
            <text:p>618.517</text:p>
          </table:table-cell>
          <table:table-cell office:value-type="percentage" office:value="0.97291485773969066" table:style-name="ce49">
            <text:p>97,3%</text:p>
          </table:table-cell>
          <table:table-cell office:value-type="float" office:value="802234" table:style-name="ce48">
            <text:p>802.234</text:p>
          </table:table-cell>
          <table:table-cell office:value-type="percentage" office:value="0.94105461216867414" table:style-name="ce49">
            <text:p>94,1%</text:p>
          </table:table-cell>
          <table:table-cell office:value-type="float" office:value="1039758" table:style-name="ce48">
            <text:p>1.039.758</text:p>
          </table:table-cell>
          <table:table-cell office:value-type="percentage" office:value="0.94747316614437205" table:style-name="ce49">
            <text:p>94,7%</text:p>
          </table:table-cell>
          <table:table-cell office:value-type="float" office:value="1155951" table:style-name="ce48">
            <text:p>1.155.951</text:p>
          </table:table-cell>
          <table:table-cell office:value-type="percentage" office:value="0.90625151897642553" table:style-name="ce49">
            <text:p>90,6%</text:p>
          </table:table-cell>
          <table:table-cell office:value-type="float" office:value="818887" table:style-name="ce48">
            <text:p>818.887</text:p>
          </table:table-cell>
          <table:table-cell office:value-type="percentage" office:value="0.84715836909338438" table:style-name="ce49">
            <text:p>84,7%</text:p>
          </table:table-cell>
          <table:table-cell office:value-type="float" office:value="683697" table:style-name="ce48">
            <text:p>683.697</text:p>
          </table:table-cell>
          <table:table-cell office:value-type="percentage" office:value="0.82467622541007835" table:style-name="ce49">
            <text:p>82,5%</text:p>
          </table:table-cell>
          <table:table-cell office:value-type="float" office:value="609964" table:style-name="ce48">
            <text:p>609.964</text:p>
          </table:table-cell>
          <table:table-cell office:value-type="percentage" office:value="0.90854574946787359" table:style-name="ce49">
            <text:p>90,9%</text:p>
          </table:table-cell>
          <table:table-cell office:value-type="float" office:value="6184715" table:style-name="ce48">
            <text:p>6.184.715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1187518190426009" table:style-name="ce49">
            <text:p>91,2%</text:p>
          </table:table-cell>
          <table:table-cell office:value-type="percentage" office:value="0.8062196618987798" table:style-name="ce49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5480" table:style-name="ce48">
            <text:p>295.480</text:p>
          </table:table-cell>
          <table:table-cell office:value-type="percentage" office:value="1" table:style-name="ce49">
            <text:p>100,0%</text:p>
          </table:table-cell>
          <table:table-cell office:value-type="float" office:value="435626" table:style-name="ce48">
            <text:p>435.626</text:p>
          </table:table-cell>
          <table:table-cell office:value-type="percentage" office:value="0.99056337771956637" table:style-name="ce49">
            <text:p>99,1%</text:p>
          </table:table-cell>
          <table:table-cell office:value-type="float" office:value="579579" table:style-name="ce48">
            <text:p>579.579</text:p>
          </table:table-cell>
          <table:table-cell office:value-type="percentage" office:value="0.97059148608366552" table:style-name="ce49">
            <text:p>97,1%</text:p>
          </table:table-cell>
          <table:table-cell office:value-type="float" office:value="733511" table:style-name="ce48">
            <text:p>733.511</text:p>
          </table:table-cell>
          <table:table-cell office:value-type="percentage" office:value="0.96223907773358386" table:style-name="ce49">
            <text:p>96,2%</text:p>
          </table:table-cell>
          <table:table-cell office:value-type="float" office:value="769618" table:style-name="ce48">
            <text:p>769.618</text:p>
          </table:table-cell>
          <table:table-cell office:value-type="percentage" office:value="0.91542398625944577" table:style-name="ce49">
            <text:p>91,5%</text:p>
          </table:table-cell>
          <table:table-cell office:value-type="float" office:value="530035" table:style-name="ce48">
            <text:p>530.035</text:p>
          </table:table-cell>
          <table:table-cell office:value-type="percentage" office:value="0.8633602694809267" table:style-name="ce49">
            <text:p>86,3%</text:p>
          </table:table-cell>
          <table:table-cell office:value-type="float" office:value="446765" table:style-name="ce48">
            <text:p>446.765</text:p>
          </table:table-cell>
          <table:table-cell office:value-type="percentage" office:value="0.87127247339465996" table:style-name="ce49">
            <text:p>87,1%</text:p>
          </table:table-cell>
          <table:table-cell office:value-type="float" office:value="428342" table:style-name="ce48">
            <text:p>428.342</text:p>
          </table:table-cell>
          <table:table-cell office:value-type="percentage" office:value="0.98977052422886114" table:style-name="ce49">
            <text:p>99,0%</text:p>
          </table:table-cell>
          <table:table-cell office:value-type="float" office:value="4218956" table:style-name="ce48">
            <text:p>4.218.956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3921005800055479" table:style-name="ce49">
            <text:p>93,9%</text:p>
          </table:table-cell>
          <table:table-cell office:value-type="percentage" office:value="0.83592597252451684" table:style-name="ce49">
            <text:p>83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7684" table:style-name="ce48">
            <text:p>77.684</text:p>
          </table:table-cell>
          <table:table-cell office:value-type="percentage" office:value="1" table:style-name="ce49">
            <text:p>100,0%</text:p>
          </table:table-cell>
          <table:table-cell office:value-type="float" office:value="95770" table:style-name="ce48">
            <text:p>95.770</text:p>
          </table:table-cell>
          <table:table-cell office:value-type="percentage" office:value="1" table:style-name="ce49">
            <text:p>100,0%</text:p>
          </table:table-cell>
          <table:table-cell office:value-type="float" office:value="132879" table:style-name="ce48">
            <text:p>132.879</text:p>
          </table:table-cell>
          <table:table-cell office:value-type="percentage" office:value="1.0167884608026936" table:style-name="ce49">
            <text:p>101,7%</text:p>
          </table:table-cell>
          <table:table-cell office:value-type="float" office:value="161579" table:style-name="ce48">
            <text:p>161.579</text:p>
          </table:table-cell>
          <table:table-cell office:value-type="percentage" office:value="0.96204890653932951" table:style-name="ce49">
            <text:p>96,2%</text:p>
          </table:table-cell>
          <table:table-cell office:value-type="float" office:value="146208" table:style-name="ce48">
            <text:p>146.208</text:p>
          </table:table-cell>
          <table:table-cell office:value-type="percentage" office:value="0.92809262644728829" table:style-name="ce49">
            <text:p>92,8%</text:p>
          </table:table-cell>
          <table:table-cell office:value-type="float" office:value="113318" table:style-name="ce48">
            <text:p>113.318</text:p>
          </table:table-cell>
          <table:table-cell office:value-type="percentage" office:value="0.87273763497173484" table:style-name="ce49">
            <text:p>87,3%</text:p>
          </table:table-cell>
          <table:table-cell office:value-type="float" office:value="93526" table:style-name="ce48">
            <text:p>93.526</text:p>
          </table:table-cell>
          <table:table-cell office:value-type="percentage" office:value="0.83129788633495105" table:style-name="ce49">
            <text:p>83,1%</text:p>
          </table:table-cell>
          <table:table-cell office:value-type="float" office:value="86394" table:style-name="ce48">
            <text:p>86.394</text:p>
          </table:table-cell>
          <table:table-cell office:value-type="percentage" office:value="1.0079921595165036" table:style-name="ce49">
            <text:p>100,8%</text:p>
          </table:table-cell>
          <table:table-cell office:value-type="float" office:value="907358" table:style-name="ce48">
            <text:p>907.358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522428912821489" table:style-name="ce49">
            <text:p>95,5%</text:p>
          </table:table-cell>
          <table:table-cell office:value-type="percentage" office:value="0.85761706769099022" table:style-name="ce49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1748" table:style-name="ce48">
            <text:p>241.748</text:p>
          </table:table-cell>
          <table:table-cell office:value-type="percentage" office:value="1" table:style-name="ce49">
            <text:p>100,0%</text:p>
          </table:table-cell>
          <table:table-cell office:value-type="float" office:value="291529" table:style-name="ce48">
            <text:p>291.529</text:p>
          </table:table-cell>
          <table:table-cell office:value-type="percentage" office:value="0.99842459818691798" table:style-name="ce49">
            <text:p>99,8%</text:p>
          </table:table-cell>
          <table:table-cell office:value-type="float" office:value="348148" table:style-name="ce48">
            <text:p>348.148</text:p>
          </table:table-cell>
          <table:table-cell office:value-type="percentage" office:value="0.98467612836075868" table:style-name="ce49">
            <text:p>98,5%</text:p>
          </table:table-cell>
          <table:table-cell office:value-type="float" office:value="392999" table:style-name="ce48">
            <text:p>392.999</text:p>
          </table:table-cell>
          <table:table-cell office:value-type="percentage" office:value="0.9604081133919844" table:style-name="ce49">
            <text:p>96,0%</text:p>
          </table:table-cell>
          <table:table-cell office:value-type="float" office:value="411358" table:style-name="ce48">
            <text:p>411.358</text:p>
          </table:table-cell>
          <table:table-cell office:value-type="percentage" office:value="0.92891515388280566" table:style-name="ce49">
            <text:p>92,9%</text:p>
          </table:table-cell>
          <table:table-cell office:value-type="float" office:value="267377" table:style-name="ce48">
            <text:p>267.377</text:p>
          </table:table-cell>
          <table:table-cell office:value-type="percentage" office:value="0.86642492822377337" table:style-name="ce49">
            <text:p>86,6%</text:p>
          </table:table-cell>
          <table:table-cell office:value-type="float" office:value="202484" table:style-name="ce48">
            <text:p>202.484</text:p>
          </table:table-cell>
          <table:table-cell office:value-type="percentage" office:value="0.87898177650827825" table:style-name="ce49">
            <text:p>87,9%</text:p>
          </table:table-cell>
          <table:table-cell office:value-type="float" office:value="192465" table:style-name="ce48">
            <text:p>192.465</text:p>
          </table:table-cell>
          <table:table-cell office:value-type="percentage" office:value="1.0497480146609652" table:style-name="ce49">
            <text:p>105,0%</text:p>
          </table:table-cell>
          <table:table-cell office:value-type="float" office:value="2348108" table:style-name="ce48">
            <text:p>2.348.108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602059665481465" table:style-name="ce49">
            <text:p>95,6%</text:p>
          </table:table-cell>
          <table:table-cell office:value-type="percentage" office:value="0.87067703520666129" table:style-name="ce49">
            <text:p>87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5114" table:style-name="ce48">
            <text:p>25.114</text:p>
          </table:table-cell>
          <table:table-cell office:value-type="percentage" office:value="1" table:style-name="ce49">
            <text:p>100,0%</text:p>
          </table:table-cell>
          <table:table-cell office:value-type="float" office:value="30715" table:style-name="ce48">
            <text:p>30.715</text:p>
          </table:table-cell>
          <table:table-cell office:value-type="percentage" office:value="1" table:style-name="ce49">
            <text:p>100,0%</text:p>
          </table:table-cell>
          <table:table-cell office:value-type="float" office:value="39706" table:style-name="ce48">
            <text:p>39.706</text:p>
          </table:table-cell>
          <table:table-cell office:value-type="percentage" office:value="1.0282798984824157" table:style-name="ce49">
            <text:p>102,8%</text:p>
          </table:table-cell>
          <table:table-cell office:value-type="float" office:value="46299" table:style-name="ce48">
            <text:p>46.299</text:p>
          </table:table-cell>
          <table:table-cell office:value-type="percentage" office:value="0.9747157894736842" table:style-name="ce49">
            <text:p>97,5%</text:p>
          </table:table-cell>
          <table:table-cell office:value-type="float" office:value="48627" table:style-name="ce48">
            <text:p>48.627</text:p>
          </table:table-cell>
          <table:table-cell office:value-type="percentage" office:value="0.94012450699868533" table:style-name="ce49">
            <text:p>94,0%</text:p>
          </table:table-cell>
          <table:table-cell office:value-type="float" office:value="32434" table:style-name="ce48">
            <text:p>32.434</text:p>
          </table:table-cell>
          <table:table-cell office:value-type="percentage" office:value="0.87574252079058212" table:style-name="ce49">
            <text:p>87,6%</text:p>
          </table:table-cell>
          <table:table-cell office:value-type="float" office:value="25486" table:style-name="ce48">
            <text:p>25.486</text:p>
          </table:table-cell>
          <table:table-cell office:value-type="percentage" office:value="0.8448584499104953" table:style-name="ce49">
            <text:p>84,5%</text:p>
          </table:table-cell>
          <table:table-cell office:value-type="float" office:value="25586" table:style-name="ce48">
            <text:p>25.586</text:p>
          </table:table-cell>
          <table:table-cell office:value-type="percentage" office:value="0.98464498749278428" table:style-name="ce49">
            <text:p>98,5%</text:p>
          </table:table-cell>
          <table:table-cell office:value-type="float" office:value="273967" table:style-name="ce48">
            <text:p>273.967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7331239630665167" table:style-name="ce49">
            <text:p>97,3%</text:p>
          </table:table-cell>
          <table:table-cell office:value-type="percentage" office:value="0.86650156874652096" table:style-name="ce49">
            <text:p>86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1940" table:style-name="ce48">
            <text:p>371.940</text:p>
          </table:table-cell>
          <table:table-cell office:value-type="percentage" office:value="1" table:style-name="ce49">
            <text:p>100,0%</text:p>
          </table:table-cell>
          <table:table-cell office:value-type="float" office:value="511097" table:style-name="ce48">
            <text:p>511.097</text:p>
          </table:table-cell>
          <table:table-cell office:value-type="percentage" office:value="0.96973152452329003" table:style-name="ce49">
            <text:p>97,0%</text:p>
          </table:table-cell>
          <table:table-cell office:value-type="float" office:value="690857" table:style-name="ce48">
            <text:p>690.857</text:p>
          </table:table-cell>
          <table:table-cell office:value-type="percentage" office:value="0.95891363549297803" table:style-name="ce49">
            <text:p>95,9%</text:p>
          </table:table-cell>
          <table:table-cell office:value-type="float" office:value="960927" table:style-name="ce48">
            <text:p>960.927</text:p>
          </table:table-cell>
          <table:table-cell office:value-type="percentage" office:value="0.97086967635555721" table:style-name="ce49">
            <text:p>97,1%</text:p>
          </table:table-cell>
          <table:table-cell office:value-type="float" office:value="1051907" table:style-name="ce48">
            <text:p>1.051.907</text:p>
          </table:table-cell>
          <table:table-cell office:value-type="percentage" office:value="0.90992817679080096" table:style-name="ce49">
            <text:p>91,0%</text:p>
          </table:table-cell>
          <table:table-cell office:value-type="float" office:value="772286" table:style-name="ce48">
            <text:p>772.286</text:p>
          </table:table-cell>
          <table:table-cell office:value-type="percentage" office:value="0.85729160653786896" table:style-name="ce49">
            <text:p>85,7%</text:p>
          </table:table-cell>
          <table:table-cell office:value-type="float" office:value="627870" table:style-name="ce48">
            <text:p>627.870</text:p>
          </table:table-cell>
          <table:table-cell office:value-type="percentage" office:value="0.85359802163530496" table:style-name="ce49">
            <text:p>85,4%</text:p>
          </table:table-cell>
          <table:table-cell office:value-type="float" office:value="533160" table:style-name="ce48">
            <text:p>533.160</text:p>
          </table:table-cell>
          <table:table-cell office:value-type="percentage" office:value="0.93415565756736862" table:style-name="ce49">
            <text:p>93,4%</text:p>
          </table:table-cell>
          <table:table-cell office:value-type="float" office:value="5520044" table:style-name="ce48">
            <text:p>5.520.044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448987658158521" table:style-name="ce49">
            <text:p>92,4%</text:p>
          </table:table-cell>
          <table:table-cell office:value-type="percentage" office:value="0.81707882438688495" table:style-name="ce49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5948" table:style-name="ce48">
            <text:p>75.948</text:p>
          </table:table-cell>
          <table:table-cell office:value-type="percentage" office:value="1" table:style-name="ce49">
            <text:p>100,0%</text:p>
          </table:table-cell>
          <table:table-cell office:value-type="float" office:value="108300" table:style-name="ce48">
            <text:p>108.300</text:p>
          </table:table-cell>
          <table:table-cell office:value-type="percentage" office:value="1" table:style-name="ce49">
            <text:p>100,0%</text:p>
          </table:table-cell>
          <table:table-cell office:value-type="float" office:value="153967" table:style-name="ce48">
            <text:p>153.967</text:p>
          </table:table-cell>
          <table:table-cell office:value-type="percentage" office:value="1.0027745032271511" table:style-name="ce49">
            <text:p>100,3%</text:p>
          </table:table-cell>
          <table:table-cell office:value-type="float" office:value="211889" table:style-name="ce48">
            <text:p>211.889</text:p>
          </table:table-cell>
          <table:table-cell office:value-type="percentage" office:value="0.97150887424748855" table:style-name="ce49">
            <text:p>97,2%</text:p>
          </table:table-cell>
          <table:table-cell office:value-type="float" office:value="235707" table:style-name="ce48">
            <text:p>235.707</text:p>
          </table:table-cell>
          <table:table-cell office:value-type="percentage" office:value="0.93361138837397217" table:style-name="ce49">
            <text:p>93,4%</text:p>
          </table:table-cell>
          <table:table-cell office:value-type="float" office:value="171674" table:style-name="ce48">
            <text:p>171.674</text:p>
          </table:table-cell>
          <table:table-cell office:value-type="percentage" office:value="0.86236273948381004" table:style-name="ce49">
            <text:p>86,2%</text:p>
          </table:table-cell>
          <table:table-cell office:value-type="float" office:value="145383" table:style-name="ce48">
            <text:p>145.383</text:p>
          </table:table-cell>
          <table:table-cell office:value-type="percentage" office:value="0.83582750274521522" table:style-name="ce49">
            <text:p>83,6%</text:p>
          </table:table-cell>
          <table:table-cell office:value-type="float" office:value="133187" table:style-name="ce48">
            <text:p>133.187</text:p>
          </table:table-cell>
          <table:table-cell office:value-type="percentage" office:value="0.92097001714886317" table:style-name="ce49">
            <text:p>92,1%</text:p>
          </table:table-cell>
          <table:table-cell office:value-type="float" office:value="1236055" table:style-name="ce48">
            <text:p>1.236.055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810099164095095" table:style-name="ce49">
            <text:p>93,8%</text:p>
          </table:table-cell>
          <table:table-cell office:value-type="percentage" office:value="0.81691534331388505" table:style-name="ce49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316" table:style-name="ce48">
            <text:p>42.316</text:p>
          </table:table-cell>
          <table:table-cell office:value-type="percentage" office:value="1" table:style-name="ce49">
            <text:p>100,0%</text:p>
          </table:table-cell>
          <table:table-cell office:value-type="float" office:value="55901" table:style-name="ce48">
            <text:p>55.901</text:p>
          </table:table-cell>
          <table:table-cell office:value-type="percentage" office:value="0.98695268361581923" table:style-name="ce49">
            <text:p>98,7%</text:p>
          </table:table-cell>
          <table:table-cell office:value-type="float" office:value="72594" table:style-name="ce48">
            <text:p>72.594</text:p>
          </table:table-cell>
          <table:table-cell office:value-type="percentage" office:value="0.95934980837848549" table:style-name="ce49">
            <text:p>95,9%</text:p>
          </table:table-cell>
          <table:table-cell office:value-type="float" office:value="92549" table:style-name="ce48">
            <text:p>92.549</text:p>
          </table:table-cell>
          <table:table-cell office:value-type="percentage" office:value="0.94729677168416959" table:style-name="ce49">
            <text:p>94,7%</text:p>
          </table:table-cell>
          <table:table-cell office:value-type="float" office:value="96381" table:style-name="ce48">
            <text:p>96.381</text:p>
          </table:table-cell>
          <table:table-cell office:value-type="percentage" office:value="0.911637013705627" table:style-name="ce49">
            <text:p>91,2%</text:p>
          </table:table-cell>
          <table:table-cell office:value-type="float" office:value="65631" table:style-name="ce48">
            <text:p>65.631</text:p>
          </table:table-cell>
          <table:table-cell office:value-type="percentage" office:value="0.85536107599473477" table:style-name="ce49">
            <text:p>85,5%</text:p>
          </table:table-cell>
          <table:table-cell office:value-type="float" office:value="59273" table:style-name="ce48">
            <text:p>59.273</text:p>
          </table:table-cell>
          <table:table-cell office:value-type="percentage" office:value="0.86150111915351302" table:style-name="ce49">
            <text:p>86,2%</text:p>
          </table:table-cell>
          <table:table-cell office:value-type="float" office:value="55961" table:style-name="ce48">
            <text:p>55.961</text:p>
          </table:table-cell>
          <table:table-cell office:value-type="percentage" office:value="0.97287947010656972" table:style-name="ce49">
            <text:p>97,3%</text:p>
          </table:table-cell>
          <table:table-cell office:value-type="float" office:value="540606" table:style-name="ce48">
            <text:p>540.606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3179977041370343" table:style-name="ce49">
            <text:p>93,2%</text:p>
          </table:table-cell>
          <table:table-cell office:value-type="percentage" office:value="0.82202191425886562" table:style-name="ce49">
            <text:p>82,2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3190" table:style-name="ce48">
            <text:p>163.190</text:p>
          </table:table-cell>
          <table:table-cell office:value-type="percentage" office:value="1.0229680428268746" table:style-name="ce49">
            <text:p>102,3%</text:p>
          </table:table-cell>
          <table:table-cell office:value-type="float" office:value="213818" table:style-name="ce48">
            <text:p>213.818</text:p>
          </table:table-cell>
          <table:table-cell office:value-type="percentage" office:value="0.98822365806087831" table:style-name="ce49">
            <text:p>98,8%</text:p>
          </table:table-cell>
          <table:table-cell office:value-type="float" office:value="277090" table:style-name="ce48">
            <text:p>277.090</text:p>
          </table:table-cell>
          <table:table-cell office:value-type="percentage" office:value="0.97510935624975803" table:style-name="ce49">
            <text:p>97,5%</text:p>
          </table:table-cell>
          <table:table-cell office:value-type="float" office:value="326068" table:style-name="ce48">
            <text:p>326.068</text:p>
          </table:table-cell>
          <table:table-cell office:value-type="percentage" office:value="0.96622188243591223" table:style-name="ce49">
            <text:p>96,6%</text:p>
          </table:table-cell>
          <table:table-cell office:value-type="float" office:value="324444" table:style-name="ce48">
            <text:p>324.444</text:p>
          </table:table-cell>
          <table:table-cell office:value-type="percentage" office:value="0.9321389169807851" table:style-name="ce49">
            <text:p>93,2%</text:p>
          </table:table-cell>
          <table:table-cell office:value-type="float" office:value="209408" table:style-name="ce48">
            <text:p>209.408</text:p>
          </table:table-cell>
          <table:table-cell office:value-type="percentage" office:value="0.88121699244639884" table:style-name="ce49">
            <text:p>88,1%</text:p>
          </table:table-cell>
          <table:table-cell office:value-type="float" office:value="173085" table:style-name="ce48">
            <text:p>173.085</text:p>
          </table:table-cell>
          <table:table-cell office:value-type="percentage" office:value="0.86883517807394017" table:style-name="ce49">
            <text:p>86,9%</text:p>
          </table:table-cell>
          <table:table-cell office:value-type="float" office:value="166320" table:style-name="ce48">
            <text:p>166.320</text:p>
          </table:table-cell>
          <table:table-cell office:value-type="percentage" office:value="0.96240531892117098" table:style-name="ce49">
            <text:p>96,2%</text:p>
          </table:table-cell>
          <table:table-cell office:value-type="float" office:value="1853423" table:style-name="ce48">
            <text:p>1.853.423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47919783271014" table:style-name="ce49">
            <text:p>94,8%</text:p>
          </table:table-cell>
          <table:table-cell office:value-type="percentage" office:value="0.84789616031415782" table:style-name="ce49">
            <text:p>84,8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392" table:style-name="ce48">
            <text:p>2.392</text:p>
          </table:table-cell>
          <table:table-cell office:value-type="percentage" office:value="0.8431441663729291" table:style-name="ce49">
            <text:p>84,3%</text:p>
          </table:table-cell>
          <table:table-cell office:value-type="float" office:value="3897" table:style-name="ce48">
            <text:p>3.897</text:p>
          </table:table-cell>
          <table:table-cell office:value-type="percentage" office:value="0.88487738419618533" table:style-name="ce49">
            <text:p>88,5%</text:p>
          </table:table-cell>
          <table:table-cell office:value-type="float" office:value="7635" table:style-name="ce48">
            <text:p>7.635</text:p>
          </table:table-cell>
          <table:table-cell office:value-type="percentage" office:value="0.91667667186937207" table:style-name="ce49">
            <text:p>91,7%</text:p>
          </table:table-cell>
          <table:table-cell office:value-type="float" office:value="10585" table:style-name="ce48">
            <text:p>10.585</text:p>
          </table:table-cell>
          <table:table-cell office:value-type="percentage" office:value="0.9158951284935537" table:style-name="ce49">
            <text:p>91,6%</text:p>
          </table:table-cell>
          <table:table-cell office:value-type="float" office:value="11150" table:style-name="ce48">
            <text:p>11.150</text:p>
          </table:table-cell>
          <table:table-cell office:value-type="percentage" office:value="0.90232257020312379" table:style-name="ce49">
            <text:p>90,2%</text:p>
          </table:table-cell>
          <table:table-cell office:value-type="float" office:value="9282" table:style-name="ce48">
            <text:p>9.282</text:p>
          </table:table-cell>
          <table:table-cell office:value-type="percentage" office:value="0.81428195455741736" table:style-name="ce49">
            <text:p>81,4%</text:p>
          </table:table-cell>
          <table:table-cell office:value-type="float" office:value="9078" table:style-name="ce48">
            <text:p>9.078</text:p>
          </table:table-cell>
          <table:table-cell office:value-type="percentage" office:value="0.83552692130694894" table:style-name="ce49">
            <text:p>83,6%</text:p>
          </table:table-cell>
          <table:table-cell office:value-type="float" office:value="8972" table:style-name="ce48">
            <text:p>8.972</text:p>
          </table:table-cell>
          <table:table-cell office:value-type="percentage" office:value="0.96670617390367419" table:style-name="ce49">
            <text:p>96,7%</text:p>
          </table:table-cell>
          <table:table-cell office:value-type="float" office:value="62991" table:style-name="ce48">
            <text:p>62.991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88683495473679763" table:style-name="ce49">
            <text:p>88,7%</text:p>
          </table:table-cell>
          <table:table-cell office:value-type="percentage" office:value="0.75422967779015049" table:style-name="ce49">
            <text:p>75,4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54" table:style-name="ce48">
            <text:p>2.054</text:p>
          </table:table-cell>
          <table:table-cell office:value-type="percentage" office:value="0.81800079649542012" table:style-name="ce49">
            <text:p>81,8%</text:p>
          </table:table-cell>
          <table:table-cell office:value-type="float" office:value="3367" table:style-name="ce48">
            <text:p>3.367</text:p>
          </table:table-cell>
          <table:table-cell office:value-type="percentage" office:value="0.88535366815671834" table:style-name="ce49">
            <text:p>88,5%</text:p>
          </table:table-cell>
          <table:table-cell office:value-type="float" office:value="7414" table:style-name="ce48">
            <text:p>7.414</text:p>
          </table:table-cell>
          <table:table-cell office:value-type="percentage" office:value="0.92617114303560277" table:style-name="ce49">
            <text:p>92,6%</text:p>
          </table:table-cell>
          <table:table-cell office:value-type="float" office:value="10062" table:style-name="ce48">
            <text:p>10.062</text:p>
          </table:table-cell>
          <table:table-cell office:value-type="percentage" office:value="0.93158040922136842" table:style-name="ce49">
            <text:p>93,2%</text:p>
          </table:table-cell>
          <table:table-cell office:value-type="float" office:value="10546" table:style-name="ce48">
            <text:p>10.546</text:p>
          </table:table-cell>
          <table:table-cell office:value-type="percentage" office:value="0.96548567243431294" table:style-name="ce49">
            <text:p>96,5%</text:p>
          </table:table-cell>
          <table:table-cell office:value-type="float" office:value="9103" table:style-name="ce48">
            <text:p>9.103</text:p>
          </table:table-cell>
          <table:table-cell office:value-type="percentage" office:value="0.83117238860482101" table:style-name="ce49">
            <text:p>83,1%</text:p>
          </table:table-cell>
          <table:table-cell office:value-type="float" office:value="9661" table:style-name="ce48">
            <text:p>9.661</text:p>
          </table:table-cell>
          <table:table-cell office:value-type="percentage" office:value="0.82636215892566933" table:style-name="ce49">
            <text:p>82,6%</text:p>
          </table:table-cell>
          <table:table-cell office:value-type="float" office:value="8790" table:style-name="ce48">
            <text:p>8.790</text:p>
          </table:table-cell>
          <table:table-cell office:value-type="percentage" office:value="0.91753653444676408" table:style-name="ce49">
            <text:p>91,8%</text:p>
          </table:table-cell>
          <table:table-cell office:value-type="float" office:value="60997" table:style-name="ce48">
            <text:p>60.997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8935194679635543" table:style-name="ce49">
            <text:p>89,4%</text:p>
          </table:table-cell>
          <table:table-cell office:value-type="percentage" office:value="0.72596462831163266" table:style-name="ce49">
            <text:p>72,6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23" table:style-name="ce48">
            <text:p>23</text:p>
          </table:table-cell>
          <table:table-cell office:value-type="string" table:style-name="ce49">
            <text:p>-</text:p>
          </table:table-cell>
          <table:table-cell office:value-type="float" office:value="19" table:style-name="ce48">
            <text:p>19</text:p>
          </table:table-cell>
          <table:table-cell office:value-type="string" table:style-name="ce49">
            <text:p>-</text:p>
          </table:table-cell>
          <table:table-cell office:value-type="float" office:value="3782" table:style-name="ce48">
            <text:p>3.782</text:p>
          </table:table-cell>
          <table:table-cell office:value-type="string" table:style-name="ce49">
            <text:p>-</text:p>
          </table:table-cell>
          <table:table-cell office:value-type="float" office:value="10012" table:style-name="ce48">
            <text:p>10.012</text:p>
          </table:table-cell>
          <table:table-cell office:value-type="string" table:style-name="ce49">
            <text:p>-</text:p>
          </table:table-cell>
          <table:table-cell office:value-type="float" office:value="23133" table:style-name="ce48">
            <text:p>23.133</text:p>
          </table:table-cell>
          <table:table-cell office:value-type="string" table:style-name="ce49">
            <text:p>-</text:p>
          </table:table-cell>
          <table:table-cell office:value-type="float" office:value="32761" table:style-name="ce48">
            <text:p>32.761</text:p>
          </table:table-cell>
          <table:table-cell office:value-type="string" table:style-name="ce49">
            <text:p>-</text:p>
          </table:table-cell>
          <table:table-cell office:value-type="float" office:value="24593" table:style-name="ce48">
            <text:p>24.593</text:p>
          </table:table-cell>
          <table:table-cell office:value-type="string" table:style-name="ce49">
            <text:p>-</text:p>
          </table:table-cell>
          <table:table-cell office:value-type="float" office:value="1325" table:style-name="ce48">
            <text:p>1.325</text:p>
          </table:table-cell>
          <table:table-cell office:value-type="string" table:style-name="ce49">
            <text:p>-</text:p>
          </table:table-cell>
          <table:table-cell office:value-type="float" office:value="95648" table:style-name="ce48">
            <text:p>95.648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8">
            <text:p>Sanidad Exterior</text:p>
          </table:table-cell>
          <table:table-cell office:value-type="float" office:value="31" table:style-name="ce51">
            <text:p>31</text:p>
          </table:table-cell>
          <table:table-cell office:value-type="string" table:style-name="ce52">
            <text:p>-</text:p>
          </table:table-cell>
          <table:table-cell office:value-type="float" office:value="49" table:style-name="ce51">
            <text:p>49</text:p>
          </table:table-cell>
          <table:table-cell office:value-type="string" table:style-name="ce52">
            <text:p>-</text:p>
          </table:table-cell>
          <table:table-cell office:value-type="float" office:value="312" table:style-name="ce51">
            <text:p>312</text:p>
          </table:table-cell>
          <table:table-cell office:value-type="string" table:style-name="ce52">
            <text:p>-</text:p>
          </table:table-cell>
          <table:table-cell office:value-type="float" office:value="927" table:style-name="ce51">
            <text:p>927</text:p>
          </table:table-cell>
          <table:table-cell office:value-type="string" table:style-name="ce52">
            <text:p>-</text:p>
          </table:table-cell>
          <table:table-cell office:value-type="float" office:value="1972" table:style-name="ce51">
            <text:p>1.972</text:p>
          </table:table-cell>
          <table:table-cell office:value-type="string" table:style-name="ce52">
            <text:p>-</text:p>
          </table:table-cell>
          <table:table-cell office:value-type="float" office:value="2446" table:style-name="ce51">
            <text:p>2.446</text:p>
          </table:table-cell>
          <table:table-cell office:value-type="string" table:style-name="ce52">
            <text:p>-</text:p>
          </table:table-cell>
          <table:table-cell office:value-type="float" office:value="2139" table:style-name="ce51">
            <text:p>2.139</text:p>
          </table:table-cell>
          <table:table-cell office:value-type="string" table:style-name="ce52">
            <text:p>-</text:p>
          </table:table-cell>
          <table:table-cell office:value-type="float" office:value="257" table:style-name="ce51">
            <text:p>257</text:p>
          </table:table-cell>
          <table:table-cell office:value-type="string" table:style-name="ce52">
            <text:p>-</text:p>
          </table:table-cell>
          <table:table-cell office:value-type="float" office:value="8133" table:style-name="ce51">
            <text:p>8.133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0" table:style-name="ce30"/>
          <table:table-cell table:number-columns-repeated="16343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25447" table:style-name="ce55">
            <text:p>2.925.447</text:p>
          </table:table-cell>
          <table:table-cell office:value-type="percentage" office:value="1" table:style-name="ce56">
            <text:p>100,0%</text:p>
          </table:table-cell>
          <table:table-cell office:value-type="float" office:value="3952608" table:style-name="ce55">
            <text:p>3.952.608</text:p>
          </table:table-cell>
          <table:table-cell office:value-type="percentage" office:value="0.9889359789973502" table:style-name="ce56">
            <text:p>98,9%</text:p>
          </table:table-cell>
          <table:table-cell office:value-type="float" office:value="5317396" table:style-name="ce55">
            <text:p>5.317.396</text:p>
          </table:table-cell>
          <table:table-cell office:value-type="percentage" office:value="0.96545465769491945" table:style-name="ce56">
            <text:p>96,5%</text:p>
          </table:table-cell>
          <table:table-cell office:value-type="float" office:value="6768976" table:style-name="ce55">
            <text:p>6.768.976</text:p>
          </table:table-cell>
          <table:table-cell office:value-type="percentage" office:value="0.94940358056438168" table:style-name="ce56">
            <text:p>94,9%</text:p>
          </table:table-cell>
          <table:table-cell office:value-type="float" office:value="7095221" table:style-name="ce55">
            <text:p>7.095.221</text:p>
          </table:table-cell>
          <table:table-cell office:value-type="percentage" office:value="0.90768776718067012" table:style-name="ce56">
            <text:p>90,8%</text:p>
          </table:table-cell>
          <table:table-cell office:value-type="float" office:value="5058209" table:style-name="ce55">
            <text:p>5.058.209</text:p>
          </table:table-cell>
          <table:table-cell office:value-type="percentage" office:value="0.85126085068714008" table:style-name="ce56">
            <text:p>85,1%</text:p>
          </table:table-cell>
          <table:table-cell office:value-type="float" office:value="4164736" table:style-name="ce55">
            <text:p>4.164.736</text:p>
          </table:table-cell>
          <table:table-cell office:value-type="percentage" office:value="0.84569950280276285" table:style-name="ce56">
            <text:p>84,6%</text:p>
          </table:table-cell>
          <table:table-cell office:value-type="float" office:value="3805077" table:style-name="ce55">
            <text:p>3.805.077</text:p>
          </table:table-cell>
          <table:table-cell office:value-type="percentage" office:value="0.95509871831106818" table:style-name="ce56">
            <text:p>95,5%</text:p>
          </table:table-cell>
          <table:table-cell office:value-type="float" office:value="39087670" table:style-name="ce55">
            <text:p>39.087.670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65767316100002" table:style-name="ce56">
            <text:p>92,7%</text:p>
          </table:table-cell>
          <table:table-cell office:value-type="percentage" office:value="0.82465705755582264" table:style-name="ce56">
            <text:p>82,5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2" table:default-cell-style-name="ce1"/>
        <table:table-column table:style-name="co5" table:number-columns-repeated="16374" table:default-cell-style-name="ce1"/>
        <table:table-row table:style-name="ro10">
          <table:table-cell table:number-columns-spanned="1" table:number-rows-spanned="2" table:style-name="ce69"/>
          <table:table-cell office:value-type="string" table:number-columns-spanned="2" table:number-rows-spanned="1" table:style-name="ce70">
            <text:p><text:s/>Mayores de 70 años</text:p>
          </table:table-cell>
          <table:covered-table-cell/>
          <table:table-cell office:value-type="string" table:number-columns-spanned="2" table:number-rows-spanned="1" table:style-name="ce70">
            <text:p>60-69 años</text:p>
          </table:table-cell>
          <table:covered-table-cell/>
          <table:table-cell office:value-type="string" table:number-columns-spanned="2" table:number-rows-spanned="1" table:style-name="ce70">
            <text:p>50-59 años</text:p>
          </table:table-cell>
          <table:covered-table-cell/>
          <table:table-cell office:value-type="string" table:number-columns-spanned="2" table:number-rows-spanned="1" table:style-name="ce70">
            <text:p>40-49 años</text:p>
          </table:table-cell>
          <table:covered-table-cell/>
          <table:table-cell office:value-type="string" table:number-columns-spanned="2" table:number-rows-spanned="1" table:style-name="ce70">
            <text:p>30-39 años</text:p>
          </table:table-cell>
          <table:covered-table-cell/>
          <table:table-cell office:value-type="string" table:number-columns-spanned="2" table:number-rows-spanned="1" table:style-name="ce70">
            <text:p>20-29 años</text:p>
          </table:table-cell>
          <table:covered-table-cell/>
          <table:table-cell office:value-type="string" table:number-columns-spanned="2" table:number-rows-spanned="1" table:style-name="ce71">
            <text:p>18-19 años</text:p>
          </table:table-cell>
          <table:covered-table-cell/>
          <table:table-cell table:number-columns-repeated="16369"/>
        </table:table-row>
        <table:table-row table:style-name="ro11">
          <table:covered-table-cell/>
          <table:table-cell office:value-type="string" table:style-name="ce59">
            <text:p>Nº Personas &gt; 70 años con <text:s/>dosis de recuerdo</text:p>
          </table:table-cell>
          <table:table-cell office:value-type="string" table:style-name="ce59">
            <text:p>% Dosis de recuerdo en &gt; 70 años</text:p>
          </table:table-cell>
          <table:table-cell office:value-type="string" table:style-name="ce59">
            <text:p>Nº Personas 60-69 años con <text:s/>dosis de recuerdo</text:p>
          </table:table-cell>
          <table:table-cell office:value-type="string" table:style-name="ce59">
            <text:p>% Dosis de recuerdo en 60-69 años</text:p>
          </table:table-cell>
          <table:table-cell office:value-type="string" table:style-name="ce59">
            <text:p>Nº Personas 50-59 años con <text:s/>dosis de recuerdo</text:p>
          </table:table-cell>
          <table:table-cell office:value-type="string" table:style-name="ce59">
            <text:p>% Dosis de recuerdo en 50-59 años</text:p>
          </table:table-cell>
          <table:table-cell office:value-type="string" table:style-name="ce59">
            <text:p>Nº Personas 40-49 años con <text:s/>dosis de recuerdo</text:p>
          </table:table-cell>
          <table:table-cell office:value-type="string" table:style-name="ce59">
            <text:p>% Dosis de recuerdo en 40-49 años</text:p>
          </table:table-cell>
          <table:table-cell office:value-type="string" table:style-name="ce59">
            <text:p>Nº Personas 30-39 años con <text:s/>dosis de recuerdo</text:p>
          </table:table-cell>
          <table:table-cell office:value-type="string" table:style-name="ce59">
            <text:p>% Dosis de recuerdo en 30-39 años</text:p>
          </table:table-cell>
          <table:table-cell office:value-type="string" table:style-name="ce59">
            <text:p>Nº Personas 20-29 años con <text:s/>dosis de recuerdo</text:p>
          </table:table-cell>
          <table:table-cell office:value-type="string" table:style-name="ce59">
            <text:p>% Dosis de recuerdo en 20-29 años</text:p>
          </table:table-cell>
          <table:table-cell office:value-type="string" table:style-name="ce59">
            <text:p>Nº Personas 18-19 años con <text:s/>dosis de recuerdo</text:p>
          </table:table-cell>
          <table:table-cell office:value-type="string" table:style-name="ce59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60">
            <text:p>Andalucía</text:p>
          </table:table-cell>
          <table:table-cell office:value-type="float" office:value="998837" table:style-name="ce61">
            <text:p>998.837</text:p>
          </table:table-cell>
          <table:table-cell office:value-type="percentage" office:value="0.92154006262697463" table:style-name="ce62">
            <text:p>92,2%</text:p>
          </table:table-cell>
          <table:table-cell office:value-type="float" office:value="873248" table:style-name="ce61">
            <text:p>873.248</text:p>
          </table:table-cell>
          <table:table-cell office:value-type="percentage" office:value="0.93478789124428496" table:style-name="ce62">
            <text:p>93,5%</text:p>
          </table:table-cell>
          <table:table-cell office:value-type="float" office:value="889125" table:style-name="ce61">
            <text:p>889.125</text:p>
          </table:table-cell>
          <table:table-cell office:value-type="percentage" office:value="0.72678992838569867" table:style-name="ce62">
            <text:p>72,7%</text:p>
          </table:table-cell>
          <table:table-cell office:value-type="float" office:value="719832" table:style-name="ce61">
            <text:p>719.832</text:p>
          </table:table-cell>
          <table:table-cell office:value-type="percentage" office:value="0.56722025574996138" table:style-name="ce62">
            <text:p>56,7%</text:p>
          </table:table-cell>
          <table:table-cell office:value-type="float" office:value="399997" table:style-name="ce61">
            <text:p>399.997</text:p>
          </table:table-cell>
          <table:table-cell office:value-type="percentage" office:value="0.41918300619347537" table:style-name="ce62">
            <text:p>41,9%</text:p>
          </table:table-cell>
          <table:table-cell office:value-type="float" office:value="283609" table:style-name="ce61">
            <text:p>283.609</text:p>
          </table:table-cell>
          <table:table-cell office:value-type="percentage" office:value="0.3568014694319161" table:style-name="ce62">
            <text:p>35,7%</text:p>
          </table:table-cell>
          <table:table-cell office:value-type="float" office:value="32670" table:style-name="ce61">
            <text:p>32.670</text:p>
          </table:table-cell>
          <table:table-cell office:value-type="percentage" office:value="0.19507389162561575" table:style-name="ce46">
            <text:p>19,5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Aragón</text:p>
          </table:table-cell>
          <table:table-cell office:value-type="float" office:value="201826" table:style-name="ce7">
            <text:p>201.826</text:p>
          </table:table-cell>
          <table:table-cell office:value-type="percentage" office:value="0.91825490347736283" table:style-name="ce49">
            <text:p>91,8%</text:p>
          </table:table-cell>
          <table:table-cell office:value-type="float" office:value="144494" table:style-name="ce7">
            <text:p>144.494</text:p>
          </table:table-cell>
          <table:table-cell office:value-type="percentage" office:value="0.92896498074487444" table:style-name="ce49">
            <text:p>92,9%</text:p>
          </table:table-cell>
          <table:table-cell office:value-type="float" office:value="139343" table:style-name="ce7">
            <text:p>139.343</text:p>
          </table:table-cell>
          <table:table-cell office:value-type="percentage" office:value="0.73931428935249055" table:style-name="ce49">
            <text:p>73,9%</text:p>
          </table:table-cell>
          <table:table-cell office:value-type="float" office:value="109372" table:style-name="ce7">
            <text:p>109.372</text:p>
          </table:table-cell>
          <table:table-cell office:value-type="percentage" office:value="0.5721579643957585" table:style-name="ce49">
            <text:p>57,2%</text:p>
          </table:table-cell>
          <table:table-cell office:value-type="float" office:value="55415" table:style-name="ce7">
            <text:p>55.415</text:p>
          </table:table-cell>
          <table:table-cell office:value-type="percentage" office:value="0.42582375361160629" table:style-name="ce49">
            <text:p>42,6%</text:p>
          </table:table-cell>
          <table:table-cell office:value-type="float" office:value="41708" table:style-name="ce7">
            <text:p>41.708</text:p>
          </table:table-cell>
          <table:table-cell office:value-type="percentage" office:value="0.38452602658897717" table:style-name="ce49">
            <text:p>38,5%</text:p>
          </table:table-cell>
          <table:table-cell office:value-type="float" office:value="9247" table:style-name="ce7">
            <text:p>9.247</text:p>
          </table:table-cell>
          <table:table-cell office:value-type="percentage" office:value="0.40932229648975255" table:style-name="ce49">
            <text:p>40,9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Asturias<text:s/></text:p>
          </table:table-cell>
          <table:table-cell office:value-type="float" office:value="192039" table:style-name="ce7">
            <text:p>192.039</text:p>
          </table:table-cell>
          <table:table-cell office:value-type="percentage" office:value="0.94459501335445129" table:style-name="ce49">
            <text:p>94,5%</text:p>
          </table:table-cell>
          <table:table-cell office:value-type="float" office:value="142587" table:style-name="ce7">
            <text:p>142.587</text:p>
          </table:table-cell>
          <table:table-cell office:value-type="percentage" office:value="0.9532554703534587" table:style-name="ce49">
            <text:p>95,3%</text:p>
          </table:table-cell>
          <table:table-cell office:value-type="float" office:value="144931" table:style-name="ce7">
            <text:p>144.931</text:p>
          </table:table-cell>
          <table:table-cell office:value-type="percentage" office:value="0.93429127665609446" table:style-name="ce49">
            <text:p>93,4%</text:p>
          </table:table-cell>
          <table:table-cell office:value-type="float" office:value="127380" table:style-name="ce7">
            <text:p>127.380</text:p>
          </table:table-cell>
          <table:table-cell office:value-type="percentage" office:value="0.8350432337111503" table:style-name="ce49">
            <text:p>83,5%</text:p>
          </table:table-cell>
          <table:table-cell office:value-type="float" office:value="62324" table:style-name="ce7">
            <text:p>62.324</text:p>
          </table:table-cell>
          <table:table-cell office:value-type="percentage" office:value="0.67678742072799936" table:style-name="ce49">
            <text:p>67,7%</text:p>
          </table:table-cell>
          <table:table-cell office:value-type="float" office:value="43923" table:style-name="ce7">
            <text:p>43.923</text:p>
          </table:table-cell>
          <table:table-cell office:value-type="percentage" office:value="0.64920111740100805" table:style-name="ce49">
            <text:p>64,9%</text:p>
          </table:table-cell>
          <table:table-cell office:value-type="float" office:value="9871" table:style-name="ce7">
            <text:p>9.871</text:p>
          </table:table-cell>
          <table:table-cell office:value-type="percentage" office:value="0.68273620141098357" table:style-name="ce49">
            <text:p>68,3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Baleares</text:p>
          </table:table-cell>
          <table:table-cell office:value-type="float" office:value="120222" table:style-name="ce7">
            <text:p>120.222</text:p>
          </table:table-cell>
          <table:table-cell office:value-type="percentage" office:value="0.91566320118816402" table:style-name="ce49">
            <text:p>91,6%</text:p>
          </table:table-cell>
          <table:table-cell office:value-type="float" office:value="99009" table:style-name="ce7">
            <text:p>99.009</text:p>
          </table:table-cell>
          <table:table-cell office:value-type="percentage" office:value="0.88263768787776131" table:style-name="ce49">
            <text:p>88,3%</text:p>
          </table:table-cell>
          <table:table-cell office:value-type="float" office:value="109655" table:style-name="ce7">
            <text:p>109.655</text:p>
          </table:table-cell>
          <table:table-cell office:value-type="percentage" office:value="0.71626864891699105" table:style-name="ce49">
            <text:p>71,6%</text:p>
          </table:table-cell>
          <table:table-cell office:value-type="float" office:value="83611" table:style-name="ce7">
            <text:p>83.611</text:p>
          </table:table-cell>
          <table:table-cell office:value-type="percentage" office:value="0.48373118267127962" table:style-name="ce49">
            <text:p>48,4%</text:p>
          </table:table-cell>
          <table:table-cell office:value-type="float" office:value="38468" table:style-name="ce7">
            <text:p>38.468</text:p>
          </table:table-cell>
          <table:table-cell office:value-type="percentage" office:value="0.28805271631285334" table:style-name="ce49">
            <text:p>28,8%</text:p>
          </table:table-cell>
          <table:table-cell office:value-type="float" office:value="26041" table:style-name="ce7">
            <text:p>26.041</text:p>
          </table:table-cell>
          <table:table-cell office:value-type="percentage" office:value="0.25321120542963549" table:style-name="ce49">
            <text:p>25,3%</text:p>
          </table:table-cell>
          <table:table-cell office:value-type="float" office:value="2943" table:style-name="ce7">
            <text:p>2.943</text:p>
          </table:table-cell>
          <table:table-cell office:value-type="percentage" office:value="0.14798612158696636" table:style-name="ce49">
            <text:p>14,8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narias</text:p>
          </table:table-cell>
          <table:table-cell office:value-type="float" office:value="224324" table:style-name="ce7">
            <text:p>224.324</text:p>
          </table:table-cell>
          <table:table-cell office:value-type="percentage" office:value="0.91580253768146713" table:style-name="ce49">
            <text:p>91,6%</text:p>
          </table:table-cell>
          <table:table-cell office:value-type="float" office:value="199341" table:style-name="ce7">
            <text:p>199.341</text:p>
          </table:table-cell>
          <table:table-cell office:value-type="percentage" office:value="0.88346666075741798" table:style-name="ce49">
            <text:p>88,3%</text:p>
          </table:table-cell>
          <table:table-cell office:value-type="float" office:value="244353" table:style-name="ce7">
            <text:p>244.353</text:p>
          </table:table-cell>
          <table:table-cell office:value-type="percentage" office:value="0.75244576513880124" table:style-name="ce49">
            <text:p>75,2%</text:p>
          </table:table-cell>
          <table:table-cell office:value-type="float" office:value="189780" table:style-name="ce7">
            <text:p>189.780</text:p>
          </table:table-cell>
          <table:table-cell office:value-type="percentage" office:value="0.58848153901969358" table:style-name="ce49">
            <text:p>58,8%</text:p>
          </table:table-cell>
          <table:table-cell office:value-type="float" office:value="84732" table:style-name="ce7">
            <text:p>84.732</text:p>
          </table:table-cell>
          <table:table-cell office:value-type="percentage" office:value="0.36220936942944715" table:style-name="ce49">
            <text:p>36,2%</text:p>
          </table:table-cell>
          <table:table-cell office:value-type="float" office:value="49614" table:style-name="ce7">
            <text:p>49.614</text:p>
          </table:table-cell>
          <table:table-cell office:value-type="percentage" office:value="0.25850722938647908" table:style-name="ce49">
            <text:p>25,9%</text:p>
          </table:table-cell>
          <table:table-cell office:value-type="float" office:value="5169" table:style-name="ce7">
            <text:p>5.169</text:p>
          </table:table-cell>
          <table:table-cell office:value-type="percentage" office:value="0.12632582237646023" table:style-name="ce49">
            <text:p>12,6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ntabria</text:p>
          </table:table-cell>
          <table:table-cell office:value-type="float" office:value="92331" table:style-name="ce7">
            <text:p>92.331</text:p>
          </table:table-cell>
          <table:table-cell office:value-type="percentage" office:value="0.93839946337100577" table:style-name="ce49">
            <text:p>93,8%</text:p>
          </table:table-cell>
          <table:table-cell office:value-type="float" office:value="75846" table:style-name="ce7">
            <text:p>75.846</text:p>
          </table:table-cell>
          <table:table-cell office:value-type="percentage" office:value="0.98276666321136108" table:style-name="ce49">
            <text:p>98,3%</text:p>
          </table:table-cell>
          <table:table-cell office:value-type="float" office:value="71820" table:style-name="ce7">
            <text:p>71.820</text:p>
          </table:table-cell>
          <table:table-cell office:value-type="percentage" office:value="0.843819393042191" table:style-name="ce49">
            <text:p>84,4%</text:p>
          </table:table-cell>
          <table:table-cell office:value-type="float" office:value="61700" table:style-name="ce7">
            <text:p>61.700</text:p>
          </table:table-cell>
          <table:table-cell office:value-type="percentage" office:value="0.69085208823200095" table:style-name="ce49">
            <text:p>69,1%</text:p>
          </table:table-cell>
          <table:table-cell office:value-type="float" office:value="31082" table:style-name="ce7">
            <text:p>31.082</text:p>
          </table:table-cell>
          <table:table-cell office:value-type="percentage" office:value="0.54785490182254026" table:style-name="ce49">
            <text:p>54,8%</text:p>
          </table:table-cell>
          <table:table-cell office:value-type="float" office:value="19656" table:style-name="ce7">
            <text:p>19.656</text:p>
          </table:table-cell>
          <table:table-cell office:value-type="percentage" office:value="0.45342560553633215" table:style-name="ce49">
            <text:p>45,3%</text:p>
          </table:table-cell>
          <table:table-cell office:value-type="float" office:value="2612" table:style-name="ce7">
            <text:p>2.612</text:p>
          </table:table-cell>
          <table:table-cell office:value-type="percentage" office:value="0.263226846719742" table:style-name="ce49">
            <text:p>26,3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astilla y León<text:s/></text:p>
          </table:table-cell>
          <table:table-cell office:value-type="float" office:value="445797" table:style-name="ce7">
            <text:p>445.797</text:p>
          </table:table-cell>
          <table:table-cell office:value-type="percentage" office:value="0.93078954786040147" table:style-name="ce49">
            <text:p>93,1%</text:p>
          </table:table-cell>
          <table:table-cell office:value-type="float" office:value="296703" table:style-name="ce7">
            <text:p>296.703</text:p>
          </table:table-cell>
          <table:table-cell office:value-type="percentage" office:value="0.91604969527067492" table:style-name="ce49">
            <text:p>91,6%</text:p>
          </table:table-cell>
          <table:table-cell office:value-type="float" office:value="303407" table:style-name="ce7">
            <text:p>303.407</text:p>
          </table:table-cell>
          <table:table-cell office:value-type="percentage" office:value="0.85367685953203609" table:style-name="ce49">
            <text:p>85,4%</text:p>
          </table:table-cell>
          <table:table-cell office:value-type="float" office:value="229095" table:style-name="ce7">
            <text:p>229.095</text:p>
          </table:table-cell>
          <table:table-cell office:value-type="percentage" office:value="0.7073518650598839" table:style-name="ce49">
            <text:p>70,7%</text:p>
          </table:table-cell>
          <table:table-cell office:value-type="float" office:value="122160" table:style-name="ce7">
            <text:p>122.160</text:p>
          </table:table-cell>
          <table:table-cell office:value-type="percentage" office:value="0.56498011284802518" table:style-name="ce49">
            <text:p>56,5%</text:p>
          </table:table-cell>
          <table:table-cell office:value-type="float" office:value="91710" table:style-name="ce7">
            <text:p>91.710</text:p>
          </table:table-cell>
          <table:table-cell office:value-type="percentage" office:value="0.51440686997638585" table:style-name="ce49">
            <text:p>51,4%</text:p>
          </table:table-cell>
          <table:table-cell office:value-type="float" office:value="11102" table:style-name="ce7">
            <text:p>11.102</text:p>
          </table:table-cell>
          <table:table-cell office:value-type="percentage" office:value="0.29798427141208361" table:style-name="ce49">
            <text:p>29,8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astilla - La Mancha</text:p>
          </table:table-cell>
          <table:table-cell office:value-type="float" office:value="274379" table:style-name="ce7">
            <text:p>274.379</text:p>
          </table:table-cell>
          <table:table-cell office:value-type="percentage" office:value="0.92925095421463144" table:style-name="ce49">
            <text:p>92,9%</text:p>
          </table:table-cell>
          <table:table-cell office:value-type="float" office:value="209905" table:style-name="ce7">
            <text:p>209.905</text:p>
          </table:table-cell>
          <table:table-cell office:value-type="percentage" office:value="0.94114719478458153" table:style-name="ce49">
            <text:p>94,1%</text:p>
          </table:table-cell>
          <table:table-cell office:value-type="float" office:value="228997" table:style-name="ce7">
            <text:p>228.997</text:p>
          </table:table-cell>
          <table:table-cell office:value-type="percentage" office:value="0.79931934797026072" table:style-name="ce49">
            <text:p>79,9%</text:p>
          </table:table-cell>
          <table:table-cell office:value-type="float" office:value="184331" table:style-name="ce7">
            <text:p>184.331</text:p>
          </table:table-cell>
          <table:table-cell office:value-type="percentage" office:value="0.64239587653296992" table:style-name="ce49">
            <text:p>64,2%</text:p>
          </table:table-cell>
          <table:table-cell office:value-type="float" office:value="97453" table:style-name="ce7">
            <text:p>97.453</text:p>
          </table:table-cell>
          <table:table-cell office:value-type="percentage" office:value="0.47150950973229533" table:style-name="ce49">
            <text:p>47,2%</text:p>
          </table:table-cell>
          <table:table-cell office:value-type="float" office:value="70232" table:style-name="ce7">
            <text:p>70.232</text:p>
          </table:table-cell>
          <table:table-cell office:value-type="percentage" office:value="0.40292128256467036" table:style-name="ce49">
            <text:p>40,3%</text:p>
          </table:table-cell>
          <table:table-cell office:value-type="float" office:value="9612" table:style-name="ce7">
            <text:p>9.612</text:p>
          </table:table-cell>
          <table:table-cell office:value-type="percentage" office:value="0.26128085245188648" table:style-name="ce49">
            <text:p>26,1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taluña</text:p>
          </table:table-cell>
          <table:table-cell office:value-type="float" office:value="977109" table:style-name="ce7">
            <text:p>977.109</text:p>
          </table:table-cell>
          <table:table-cell office:value-type="percentage" office:value="0.90959520546925032" table:style-name="ce49">
            <text:p>91,0%</text:p>
          </table:table-cell>
          <table:table-cell office:value-type="float" office:value="730885" table:style-name="ce7">
            <text:p>730.885</text:p>
          </table:table-cell>
          <table:table-cell office:value-type="percentage" office:value="0.91106210906044871" table:style-name="ce49">
            <text:p>91,1%</text:p>
          </table:table-cell>
          <table:table-cell office:value-type="float" office:value="781102" table:style-name="ce7">
            <text:p>781.102</text:p>
          </table:table-cell>
          <table:table-cell office:value-type="percentage" office:value="0.75123442185585487" table:style-name="ce49">
            <text:p>75,1%</text:p>
          </table:table-cell>
          <table:table-cell office:value-type="float" office:value="670722" table:style-name="ce7">
            <text:p>670.722</text:p>
          </table:table-cell>
          <table:table-cell office:value-type="percentage" office:value="0.5802339372516655" table:style-name="ce49">
            <text:p>58,0%</text:p>
          </table:table-cell>
          <table:table-cell office:value-type="float" office:value="341602" table:style-name="ce7">
            <text:p>341.602</text:p>
          </table:table-cell>
          <table:table-cell office:value-type="percentage" office:value="0.41715401514494677" table:style-name="ce49">
            <text:p>41,7%</text:p>
          </table:table-cell>
          <table:table-cell office:value-type="float" office:value="227999" table:style-name="ce7">
            <text:p>227.999</text:p>
          </table:table-cell>
          <table:table-cell office:value-type="percentage" office:value="0.33347959695596147" table:style-name="ce49">
            <text:p>33,3%</text:p>
          </table:table-cell>
          <table:table-cell office:value-type="float" office:value="28143" table:style-name="ce7">
            <text:p>28.143</text:p>
          </table:table-cell>
          <table:table-cell office:value-type="percentage" office:value="0.19835357301438508" table:style-name="ce49">
            <text:p>19,8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. Valenciana</text:p>
          </table:table-cell>
          <table:table-cell office:value-type="float" office:value="683233" table:style-name="ce7">
            <text:p>683.233</text:p>
          </table:table-cell>
          <table:table-cell office:value-type="percentage" office:value="0.93451975500132678" table:style-name="ce49">
            <text:p>93,5%</text:p>
          </table:table-cell>
          <table:table-cell office:value-type="float" office:value="553583" table:style-name="ce7">
            <text:p>553.583</text:p>
          </table:table-cell>
          <table:table-cell office:value-type="percentage" office:value="0.95514675307421426" table:style-name="ce49">
            <text:p>95,5%</text:p>
          </table:table-cell>
          <table:table-cell office:value-type="float" office:value="598327" table:style-name="ce7">
            <text:p>598.327</text:p>
          </table:table-cell>
          <table:table-cell office:value-type="percentage" office:value="0.81570283199570282" table:style-name="ce49">
            <text:p>81,6%</text:p>
          </table:table-cell>
          <table:table-cell office:value-type="float" office:value="516756" table:style-name="ce7">
            <text:p>516.756</text:p>
          </table:table-cell>
          <table:table-cell office:value-type="percentage" office:value="0.6714447946903529" table:style-name="ce49">
            <text:p>67,1%</text:p>
          </table:table-cell>
          <table:table-cell office:value-type="float" office:value="282517" table:style-name="ce7">
            <text:p>282.517</text:p>
          </table:table-cell>
          <table:table-cell office:value-type="percentage" office:value="0.53301574424330467" table:style-name="ce49">
            <text:p>53,3%</text:p>
          </table:table-cell>
          <table:table-cell office:value-type="float" office:value="216132" table:style-name="ce7">
            <text:p>216.132</text:p>
          </table:table-cell>
          <table:table-cell office:value-type="percentage" office:value="0.48377111009143509" table:style-name="ce49">
            <text:p>48,4%</text:p>
          </table:table-cell>
          <table:table-cell office:value-type="float" office:value="44270" table:style-name="ce7">
            <text:p>44.270</text:p>
          </table:table-cell>
          <table:table-cell office:value-type="percentage" office:value="0.46395371990903278" table:style-name="ce49">
            <text:p>46,4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Extremadura</text:p>
          </table:table-cell>
          <table:table-cell office:value-type="float" office:value="154877" table:style-name="ce7">
            <text:p>154.877</text:p>
          </table:table-cell>
          <table:table-cell office:value-type="percentage" office:value="0.89289955838435553" table:style-name="ce49">
            <text:p>89,3%</text:p>
          </table:table-cell>
          <table:table-cell office:value-type="float" office:value="127032" table:style-name="ce7">
            <text:p>127.032</text:p>
          </table:table-cell>
          <table:table-cell office:value-type="percentage" office:value="0.95599756169146366" table:style-name="ce49">
            <text:p>95,6%</text:p>
          </table:table-cell>
          <table:table-cell office:value-type="float" office:value="133600" table:style-name="ce7">
            <text:p>133.600</text:p>
          </table:table-cell>
          <table:table-cell office:value-type="percentage" office:value="0.82684012155044906" table:style-name="ce49">
            <text:p>82,7%</text:p>
          </table:table-cell>
          <table:table-cell office:value-type="float" office:value="103102" table:style-name="ce7">
            <text:p>103.102</text:p>
          </table:table-cell>
          <table:table-cell office:value-type="percentage" office:value="0.70517345152112054" table:style-name="ce49">
            <text:p>70,5%</text:p>
          </table:table-cell>
          <table:table-cell office:value-type="float" office:value="68288" table:style-name="ce7">
            <text:p>68.288</text:p>
          </table:table-cell>
          <table:table-cell office:value-type="percentage" office:value="0.60262270777811111" table:style-name="ce49">
            <text:p>60,3%</text:p>
          </table:table-cell>
          <table:table-cell office:value-type="float" office:value="46340" table:style-name="ce7">
            <text:p>46.340</text:p>
          </table:table-cell>
          <table:table-cell office:value-type="percentage" office:value="0.49547719350768771" table:style-name="ce49">
            <text:p>49,5%</text:p>
          </table:table-cell>
          <table:table-cell office:value-type="float" office:value="5131" table:style-name="ce7">
            <text:p>5.131</text:p>
          </table:table-cell>
          <table:table-cell office:value-type="percentage" office:value="0.26680879829442045" table:style-name="ce49">
            <text:p>26,7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Galicia</text:p>
          </table:table-cell>
          <table:table-cell office:value-type="float" office:value="507491" table:style-name="ce7">
            <text:p>507.491</text:p>
          </table:table-cell>
          <table:table-cell office:value-type="percentage" office:value="0.95164614262381464" table:style-name="ce49">
            <text:p>95,2%</text:p>
          </table:table-cell>
          <table:table-cell office:value-type="float" office:value="337598" table:style-name="ce7">
            <text:p>337.598</text:p>
          </table:table-cell>
          <table:table-cell office:value-type="percentage" office:value="0.96969679561565769" table:style-name="ce49">
            <text:p>97,0%</text:p>
          </table:table-cell>
          <table:table-cell office:value-type="float" office:value="376517" table:style-name="ce7">
            <text:p>376.517</text:p>
          </table:table-cell>
          <table:table-cell office:value-type="percentage" office:value="0.9580609619871806" table:style-name="ce49">
            <text:p>95,8%</text:p>
          </table:table-cell>
          <table:table-cell office:value-type="float" office:value="383439" table:style-name="ce7">
            <text:p>383.439</text:p>
          </table:table-cell>
          <table:table-cell office:value-type="percentage" office:value="0.93212967779890021" table:style-name="ce49">
            <text:p>93,2%</text:p>
          </table:table-cell>
          <table:table-cell office:value-type="float" office:value="194382" table:style-name="ce7">
            <text:p>194.382</text:p>
          </table:table-cell>
          <table:table-cell office:value-type="percentage" office:value="0.72699596449956427" table:style-name="ce49">
            <text:p>72,7%</text:p>
          </table:table-cell>
          <table:table-cell office:value-type="float" office:value="136937" table:style-name="ce7">
            <text:p>136.937</text:p>
          </table:table-cell>
          <table:table-cell office:value-type="percentage" office:value="0.67628553367179634" table:style-name="ce49">
            <text:p>67,6%</text:p>
          </table:table-cell>
          <table:table-cell office:value-type="float" office:value="18515" table:style-name="ce7">
            <text:p>18.515</text:p>
          </table:table-cell>
          <table:table-cell office:value-type="percentage" office:value="0.4439409197717355" table:style-name="ce49">
            <text:p>44,4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La Rioja</text:p>
          </table:table-cell>
          <table:table-cell office:value-type="float" office:value="45907" table:style-name="ce7">
            <text:p>45.907</text:p>
          </table:table-cell>
          <table:table-cell office:value-type="percentage" office:value="0.82227874402192414" table:style-name="ce49">
            <text:p>82,2%</text:p>
          </table:table-cell>
          <table:table-cell office:value-type="float" office:value="36632" table:style-name="ce7">
            <text:p>36.632</text:p>
          </table:table-cell>
          <table:table-cell office:value-type="percentage" office:value="0.92258097013045892" table:style-name="ce49">
            <text:p>92,3%</text:p>
          </table:table-cell>
          <table:table-cell office:value-type="float" office:value="36236" table:style-name="ce7">
            <text:p>36.236</text:p>
          </table:table-cell>
          <table:table-cell office:value-type="percentage" office:value="0.78265189312944128" table:style-name="ce49">
            <text:p>78,3%</text:p>
          </table:table-cell>
          <table:table-cell office:value-type="float" office:value="31901" table:style-name="ce7">
            <text:p>31.901</text:p>
          </table:table-cell>
          <table:table-cell office:value-type="percentage" office:value="0.65603471322516294" table:style-name="ce49">
            <text:p>65,6%</text:p>
          </table:table-cell>
          <table:table-cell office:value-type="float" office:value="16113" table:style-name="ce7">
            <text:p>16.113</text:p>
          </table:table-cell>
          <table:table-cell office:value-type="percentage" office:value="0.49679348831473147" table:style-name="ce49">
            <text:p>49,7%</text:p>
          </table:table-cell>
          <table:table-cell office:value-type="float" office:value="10475" table:style-name="ce7">
            <text:p>10.475</text:p>
          </table:table-cell>
          <table:table-cell office:value-type="percentage" office:value="0.41100996625598368" table:style-name="ce49">
            <text:p>41,1%</text:p>
          </table:table-cell>
          <table:table-cell office:value-type="float" office:value="1477" table:style-name="ce7">
            <text:p>1.477</text:p>
          </table:table-cell>
          <table:table-cell office:value-type="percentage" office:value="0.26598235188186564" table:style-name="ce49">
            <text:p>26,6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adrid</text:p>
          </table:table-cell>
          <table:table-cell office:value-type="float" office:value="830887" table:style-name="ce7">
            <text:p>830.887</text:p>
          </table:table-cell>
          <table:table-cell office:value-type="percentage" office:value="0.94094245201503446" table:style-name="ce49">
            <text:p>94,1%</text:p>
          </table:table-cell>
          <table:table-cell office:value-type="float" office:value="618589" table:style-name="ce7">
            <text:p>618.589</text:p>
          </table:table-cell>
          <table:table-cell office:value-type="percentage" office:value="0.89539369218231846" table:style-name="ce49">
            <text:p>89,5%</text:p>
          </table:table-cell>
          <table:table-cell office:value-type="float" office:value="699379" table:style-name="ce7">
            <text:p>699.379</text:p>
          </table:table-cell>
          <table:table-cell office:value-type="percentage" office:value="0.72781699338243178" table:style-name="ce49">
            <text:p>72,8%</text:p>
          </table:table-cell>
          <table:table-cell office:value-type="float" office:value="596654" table:style-name="ce7">
            <text:p>596.654</text:p>
          </table:table-cell>
          <table:table-cell office:value-type="percentage" office:value="0.56721174020136766" table:style-name="ce49">
            <text:p>56,7%</text:p>
          </table:table-cell>
          <table:table-cell office:value-type="float" office:value="336413" table:style-name="ce7">
            <text:p>336.413</text:p>
          </table:table-cell>
          <table:table-cell office:value-type="percentage" office:value="0.43560675708222085" table:style-name="ce49">
            <text:p>43,6%</text:p>
          </table:table-cell>
          <table:table-cell office:value-type="float" office:value="235590" table:style-name="ce7">
            <text:p>235.590</text:p>
          </table:table-cell>
          <table:table-cell office:value-type="percentage" office:value="0.37522098523579722" table:style-name="ce49">
            <text:p>37,5%</text:p>
          </table:table-cell>
          <table:table-cell office:value-type="float" office:value="24537" table:style-name="ce7">
            <text:p>24.537</text:p>
          </table:table-cell>
          <table:table-cell office:value-type="percentage" office:value="0.20027751703872995" table:style-name="ce49">
            <text:p>20,0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urcia<text:s/></text:p>
          </table:table-cell>
          <table:table-cell office:value-type="float" office:value="161344" table:style-name="ce7">
            <text:p>161.344</text:p>
          </table:table-cell>
          <table:table-cell office:value-type="percentage" office:value="0.8756892883504841" table:style-name="ce49">
            <text:p>87,6%</text:p>
          </table:table-cell>
          <table:table-cell office:value-type="float" office:value="133453" table:style-name="ce7">
            <text:p>133.453</text:p>
          </table:table-cell>
          <table:table-cell office:value-type="percentage" office:value="0.86676365714731074" table:style-name="ce49">
            <text:p>86,7%</text:p>
          </table:table-cell>
          <table:table-cell office:value-type="float" office:value="151477" table:style-name="ce7">
            <text:p>151.477</text:p>
          </table:table-cell>
          <table:table-cell office:value-type="percentage" office:value="0.71488845574805682" table:style-name="ce49">
            <text:p>71,5%</text:p>
          </table:table-cell>
          <table:table-cell office:value-type="float" office:value="129787" table:style-name="ce7">
            <text:p>129.787</text:p>
          </table:table-cell>
          <table:table-cell office:value-type="percentage" office:value="0.55062853457894756" table:style-name="ce49">
            <text:p>55,1%</text:p>
          </table:table-cell>
          <table:table-cell office:value-type="float" office:value="62503" table:style-name="ce7">
            <text:p>62.503</text:p>
          </table:table-cell>
          <table:table-cell office:value-type="percentage" office:value="0.36407959271642765" table:style-name="ce49">
            <text:p>36,4%</text:p>
          </table:table-cell>
          <table:table-cell office:value-type="float" office:value="46030" table:style-name="ce7">
            <text:p>46.030</text:p>
          </table:table-cell>
          <table:table-cell office:value-type="percentage" office:value="0.31661198351939362" table:style-name="ce49">
            <text:p>31,7%</text:p>
          </table:table-cell>
          <table:table-cell office:value-type="float" office:value="5117" table:style-name="ce7">
            <text:p>5.117</text:p>
          </table:table-cell>
          <table:table-cell office:value-type="percentage" office:value="0.16747398049355239" table:style-name="ce49">
            <text:p>16,7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Navarra</text:p>
          </table:table-cell>
          <table:table-cell office:value-type="float" office:value="93211" table:style-name="ce7">
            <text:p>93.211</text:p>
          </table:table-cell>
          <table:table-cell office:value-type="percentage" office:value="0.94903122677336915" table:style-name="ce49">
            <text:p>94,9%</text:p>
          </table:table-cell>
          <table:table-cell office:value-type="float" office:value="71349" table:style-name="ce7">
            <text:p>71.349</text:p>
          </table:table-cell>
          <table:table-cell office:value-type="percentage" office:value="0.98284982229936357" table:style-name="ce49">
            <text:p>98,3%</text:p>
          </table:table-cell>
          <table:table-cell office:value-type="float" office:value="74711" table:style-name="ce7">
            <text:p>74.711</text:p>
          </table:table-cell>
          <table:table-cell office:value-type="percentage" office:value="0.80725885747009696" table:style-name="ce49">
            <text:p>80,7%</text:p>
          </table:table-cell>
          <table:table-cell office:value-type="float" office:value="61780" table:style-name="ce7">
            <text:p>61.780</text:p>
          </table:table-cell>
          <table:table-cell office:value-type="percentage" office:value="0.64099770701694314" table:style-name="ce49">
            <text:p>64,1%</text:p>
          </table:table-cell>
          <table:table-cell office:value-type="float" office:value="30872" table:style-name="ce7">
            <text:p>30.872</text:p>
          </table:table-cell>
          <table:table-cell office:value-type="percentage" office:value="0.4703874693361369" table:style-name="ce49">
            <text:p>47,0%</text:p>
          </table:table-cell>
          <table:table-cell office:value-type="float" office:value="23473" table:style-name="ce7">
            <text:p>23.473</text:p>
          </table:table-cell>
          <table:table-cell office:value-type="percentage" office:value="0.39601504901051071" table:style-name="ce49">
            <text:p>39,6%</text:p>
          </table:table-cell>
          <table:table-cell office:value-type="float" office:value="3120" table:style-name="ce7">
            <text:p>3.120</text:p>
          </table:table-cell>
          <table:table-cell office:value-type="percentage" office:value="0.23404095716750431" table:style-name="ce49">
            <text:p>23,4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País Vasco</text:p>
          </table:table-cell>
          <table:table-cell office:value-type="float" office:value="344030" table:style-name="ce7">
            <text:p>344.030</text:p>
          </table:table-cell>
          <table:table-cell office:value-type="percentage" office:value="0.91252705512880361" table:style-name="ce49">
            <text:p>91,3%</text:p>
          </table:table-cell>
          <table:table-cell office:value-type="float" office:value="253579" table:style-name="ce7">
            <text:p>253.579</text:p>
          </table:table-cell>
          <table:table-cell office:value-type="percentage" office:value="0.91515031217294018" table:style-name="ce49">
            <text:p>91,5%</text:p>
          </table:table-cell>
          <table:table-cell office:value-type="float" office:value="259806" table:style-name="ce7">
            <text:p>259.806</text:p>
          </table:table-cell>
          <table:table-cell office:value-type="percentage" office:value="0.79678471975170828" table:style-name="ce49">
            <text:p>79,7%</text:p>
          </table:table-cell>
          <table:table-cell office:value-type="float" office:value="187488" table:style-name="ce7">
            <text:p>187.488</text:p>
          </table:table-cell>
          <table:table-cell office:value-type="percentage" office:value="0.57787476421200579" table:style-name="ce49">
            <text:p>57,8%</text:p>
          </table:table-cell>
          <table:table-cell office:value-type="float" office:value="80862" table:style-name="ce7">
            <text:p>80.862</text:p>
          </table:table-cell>
          <table:table-cell office:value-type="percentage" office:value="0.38614570599022002" table:style-name="ce49">
            <text:p>38,6%</text:p>
          </table:table-cell>
          <table:table-cell office:value-type="float" office:value="53526" table:style-name="ce7">
            <text:p>53.526</text:p>
          </table:table-cell>
          <table:table-cell office:value-type="percentage" office:value="0.30924690181124881" table:style-name="ce49">
            <text:p>30,9%</text:p>
          </table:table-cell>
          <table:table-cell office:value-type="float" office:value="8763" table:style-name="ce7">
            <text:p>8.763</text:p>
          </table:table-cell>
          <table:table-cell office:value-type="percentage" office:value="0.22841131239410922" table:style-name="ce49">
            <text:p>22,8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euta</text:p>
          </table:table-cell>
          <table:table-cell office:value-type="float" office:value="5650" table:style-name="ce7">
            <text:p>5.650</text:p>
          </table:table-cell>
          <table:table-cell office:value-type="percentage" office:value="0.89839402130704404" table:style-name="ce49">
            <text:p>89,8%</text:p>
          </table:table-cell>
          <table:table-cell office:value-type="float" office:value="7129" table:style-name="ce7">
            <text:p>7.129</text:p>
          </table:table-cell>
          <table:table-cell office:value-type="percentage" office:value="0.93372626064178132" table:style-name="ce49">
            <text:p>93,4%</text:p>
          </table:table-cell>
          <table:table-cell office:value-type="float" office:value="8777" table:style-name="ce7">
            <text:p>8.777</text:p>
          </table:table-cell>
          <table:table-cell office:value-type="percentage" office:value="0.82919225318847423" table:style-name="ce49">
            <text:p>82,9%</text:p>
          </table:table-cell>
          <table:table-cell office:value-type="float" office:value="8167" table:style-name="ce7">
            <text:p>8.167</text:p>
          </table:table-cell>
          <table:table-cell office:value-type="percentage" office:value="0.73246636771300444" table:style-name="ce49">
            <text:p>73,2%</text:p>
          </table:table-cell>
          <table:table-cell office:value-type="float" office:value="5423" table:style-name="ce7">
            <text:p>5.423</text:p>
          </table:table-cell>
          <table:table-cell office:value-type="percentage" office:value="0.58424908424908428" table:style-name="ce49">
            <text:p>58,4%</text:p>
          </table:table-cell>
          <table:table-cell office:value-type="float" office:value="4101" table:style-name="ce7">
            <text:p>4.101</text:p>
          </table:table-cell>
          <table:table-cell office:value-type="percentage" office:value="0.4517514871116986" table:style-name="ce49">
            <text:p>45,2%</text:p>
          </table:table-cell>
          <table:table-cell office:value-type="float" office:value="648" table:style-name="ce7">
            <text:p>648</text:p>
          </table:table-cell>
          <table:table-cell office:value-type="percentage" office:value="0.28421052631578947" table:style-name="ce49">
            <text:p>28,4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elilla</text:p>
          </table:table-cell>
          <table:table-cell office:value-type="float" office:value="4449" table:style-name="ce7">
            <text:p>4.449</text:p>
          </table:table-cell>
          <table:table-cell office:value-type="percentage" office:value="0.82069728832318756" table:style-name="ce49">
            <text:p>82,1%</text:p>
          </table:table-cell>
          <table:table-cell office:value-type="float" office:value="5894" table:style-name="ce7">
            <text:p>5.894</text:p>
          </table:table-cell>
          <table:table-cell office:value-type="percentage" office:value="0.79498246560561103" table:style-name="ce49">
            <text:p>79,5%</text:p>
          </table:table-cell>
          <table:table-cell office:value-type="float" office:value="7542" table:style-name="ce7">
            <text:p>7.542</text:p>
          </table:table-cell>
          <table:table-cell office:value-type="percentage" office:value="0.74955277280858679" table:style-name="ce49">
            <text:p>75,0%</text:p>
          </table:table-cell>
          <table:table-cell office:value-type="float" office:value="7129" table:style-name="ce7">
            <text:p>7.129</text:p>
          </table:table-cell>
          <table:table-cell office:value-type="percentage" office:value="0.67599089702256776" table:style-name="ce49">
            <text:p>67,6%</text:p>
          </table:table-cell>
          <table:table-cell office:value-type="float" office:value="4407" table:style-name="ce7">
            <text:p>4.407</text:p>
          </table:table-cell>
          <table:table-cell office:value-type="percentage" office:value="0.48412611227067998" table:style-name="ce49">
            <text:p>48,4%</text:p>
          </table:table-cell>
          <table:table-cell office:value-type="float" office:value="3572" table:style-name="ce7">
            <text:p>3.572</text:p>
          </table:table-cell>
          <table:table-cell office:value-type="percentage" office:value="0.36973398198944207" table:style-name="ce49">
            <text:p>37,0%</text:p>
          </table:table-cell>
          <table:table-cell office:value-type="float" office:value="694" table:style-name="ce7">
            <text:p>694</text:p>
          </table:table-cell>
          <table:table-cell office:value-type="percentage" office:value="0.29282700421940927" table:style-name="ce49">
            <text:p>29,3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Fuerzas Armadas</text:p>
          </table:table-cell>
          <table:table-cell office:value-type="float" office:value="7" table:style-name="ce7">
            <text:p>7</text:p>
          </table:table-cell>
          <table:table-cell office:value-type="percentage" office:value="0.16666666666666666" table:style-name="ce49">
            <text:p>16,7%</text:p>
          </table:table-cell>
          <table:table-cell office:value-type="float" office:value="2366" table:style-name="ce7">
            <text:p>2.366</text:p>
          </table:table-cell>
          <table:table-cell office:value-type="percentage" office:value="0.6255949233209942" table:style-name="ce49">
            <text:p>62,6%</text:p>
          </table:table-cell>
          <table:table-cell office:value-type="float" office:value="7296" table:style-name="ce7">
            <text:p>7.296</text:p>
          </table:table-cell>
          <table:table-cell office:value-type="percentage" office:value="0.72872552936476231" table:style-name="ce49">
            <text:p>72,9%</text:p>
          </table:table-cell>
          <table:table-cell office:value-type="float" office:value="14959" table:style-name="ce7">
            <text:p>14.959</text:p>
          </table:table-cell>
          <table:table-cell office:value-type="percentage" office:value="0.64665196904854538" table:style-name="ce49">
            <text:p>64,7%</text:p>
          </table:table-cell>
          <table:table-cell office:value-type="float" office:value="14803" table:style-name="ce7">
            <text:p>14.803</text:p>
          </table:table-cell>
          <table:table-cell office:value-type="percentage" office:value="0.45184823418088582" table:style-name="ce49">
            <text:p>45,2%</text:p>
          </table:table-cell>
          <table:table-cell office:value-type="float" office:value="10390" table:style-name="ce7">
            <text:p>10.390</text:p>
          </table:table-cell>
          <table:table-cell office:value-type="percentage" office:value="0.42247794087748547" table:style-name="ce49">
            <text:p>42,2%</text:p>
          </table:table-cell>
          <table:table-cell office:value-type="float" office:value="196" table:style-name="ce7">
            <text:p>196</text:p>
          </table:table-cell>
          <table:table-cell office:value-type="percentage" office:value="0.15019157088122606" table:style-name="ce49">
            <text:p>15,0%</text:p>
          </table:table-cell>
          <table:table-cell table:number-columns-repeated="16369"/>
        </table:table-row>
        <table:table-row table:style-name="ro12">
          <table:table-cell office:value-type="string" table:style-name="ce64">
            <text:p>Sanidad Exterior</text:p>
          </table:table-cell>
          <table:table-cell office:value-type="float" office:value="77" table:style-name="ce7">
            <text:p>77</text:p>
          </table:table-cell>
          <table:table-cell office:value-type="percentage" office:value="0.96250000000000002" table:style-name="ce52">
            <text:p>96,3%</text:p>
          </table:table-cell>
          <table:table-cell office:value-type="float" office:value="298" table:style-name="ce7">
            <text:p>298</text:p>
          </table:table-cell>
          <table:table-cell office:value-type="percentage" office:value="0.95512820512820518" table:style-name="ce52">
            <text:p>95,5%</text:p>
          </table:table-cell>
          <table:table-cell office:value-type="float" office:value="688" table:style-name="ce7">
            <text:p>688</text:p>
          </table:table-cell>
          <table:table-cell office:value-type="percentage" office:value="0.74217907227615965" table:style-name="ce52">
            <text:p>74,2%</text:p>
          </table:table-cell>
          <table:table-cell office:value-type="float" office:value="923" table:style-name="ce7">
            <text:p>923</text:p>
          </table:table-cell>
          <table:table-cell office:value-type="percentage" office:value="0.46805273833671401" table:style-name="ce52">
            <text:p>46,8%</text:p>
          </table:table-cell>
          <table:table-cell office:value-type="float" office:value="1137" table:style-name="ce7">
            <text:p>1.137</text:p>
          </table:table-cell>
          <table:table-cell office:value-type="percentage" office:value="0.46484055600981194" table:style-name="ce52">
            <text:p>46,5%</text:p>
          </table:table-cell>
          <table:table-cell office:value-type="float" office:value="912" table:style-name="ce7">
            <text:p>912</text:p>
          </table:table-cell>
          <table:table-cell office:value-type="percentage" office:value="0.42636746143057502" table:style-name="ce52">
            <text:p>42,6%</text:p>
          </table:table-cell>
          <table:table-cell office:value-type="float" office:value="20" table:style-name="ce7">
            <text:p>20</text:p>
          </table:table-cell>
          <table:table-cell office:value-type="percentage" office:value="0.11627906976744186" table:style-name="ce52">
            <text:p>11,6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Totales</text:p>
          </table:table-cell>
          <table:table-cell office:value-type="float" office:value="6358027" table:style-name="ce66">
            <text:p>6.358.027</text:p>
          </table:table-cell>
          <table:table-cell office:value-type="percentage" office:value="0.92439316056646825" table:style-name="ce67">
            <text:p>92,44%</text:p>
          </table:table-cell>
          <table:table-cell office:value-type="float" office:value="4919520" table:style-name="ce66">
            <text:p>4.919.520</text:p>
          </table:table-cell>
          <table:table-cell office:value-type="percentage" office:value="0.9251746531572973" table:style-name="ce67">
            <text:p>92,52%</text:p>
          </table:table-cell>
          <table:table-cell office:value-type="float" office:value="5267089" table:style-name="ce66">
            <text:p>5.267.089</text:p>
          </table:table-cell>
          <table:table-cell office:value-type="percentage" office:value="0.77812197886356815" table:style-name="ce67">
            <text:p>77,81%</text:p>
          </table:table-cell>
          <table:table-cell office:value-type="float" office:value="4417908" table:style-name="ce66">
            <text:p>4.417.908</text:p>
          </table:table-cell>
          <table:table-cell office:value-type="percentage" office:value="0.62265967473035722" table:style-name="ce67">
            <text:p>62,27%</text:p>
          </table:table-cell>
          <table:table-cell office:value-type="float" office:value="2330953" table:style-name="ce66">
            <text:p>2.330.953</text:p>
          </table:table-cell>
          <table:table-cell office:value-type="percentage" office:value="0.46082575868256925" table:style-name="ce67">
            <text:p>46,08%</text:p>
          </table:table-cell>
          <table:table-cell office:value-type="float" office:value="1641970" table:style-name="ce66">
            <text:p>1.641.970</text:p>
          </table:table-cell>
          <table:table-cell office:value-type="percentage" office:value="0.39425548222024159" table:style-name="ce67">
            <text:p>39,43%</text:p>
          </table:table-cell>
          <table:table-cell office:value-type="float" office:value="223857" table:style-name="ce66">
            <text:p>223.857</text:p>
          </table:table-cell>
          <table:table-cell office:value-type="percentage" office:value="0.25909944778878241" table:style-name="ce67">
            <text:p>25,91%</text:p>
          </table:table-cell>
          <table:table-cell table:number-columns-repeated="16369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8"/>
          <table:table-cell table:style-name="ce1"/>
          <table:table-cell table:style-name="ce68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Pediatrica" table:style-name="ta2">
        <table:table-column table:style-name="co5" table:number-columns-repeated="16384" table:default-cell-style-name="ce1"/>
        <table:table-row table:style-name="ro13">
          <table:table-cell table:style-name="ce72"/>
          <table:table-cell office:value-type="string" table:style-name="ce73">
            <text:p>Población a vacunar de 5 a 11 años</text:p>
          </table:table-cell>
          <table:table-cell office:value-type="string" table:style-name="ce73">
            <text:p>Nº Personas con 1 dosis</text:p>
          </table:table-cell>
          <table:table-cell office:value-type="string" table:style-name="ce73">
            <text:p>% 1ª dosis</text:p>
          </table:table-cell>
          <table:table-cell office:value-type="string" table:style-name="ce73">
            <text:p>Nº Personas con pauta completa</text:p>
          </table:table-cell>
          <table:table-cell office:value-type="string" table:style-name="ce74">
            <text:p><text:s/>% PC</text:p>
          </table:table-cell>
          <table:table-cell office:value-type="string" table:style-name="ce75">
            <text:p>Fecha de la última</text:p>
            <text:p><text:s/>vacuna registrada<text:s/><text:span text:style-name="T2">(2)</text:span></text:p>
          </table:table-cell>
          <table:table-cell table:number-columns-repeated="16377"/>
        </table:table-row>
        <table:table-row table:style-name="ro14">
          <table:table-cell office:value-type="string" table:style-name="ce76">
            <text:p>Andalucía</text:p>
          </table:table-cell>
          <table:table-cell office:value-type="float" office:value="728275" table:style-name="ce8">
            <text:p>728.275</text:p>
          </table:table-cell>
          <table:table-cell office:value-type="float" office:value="447989" table:style-name="ce8">
            <text:p>447.989</text:p>
          </table:table-cell>
          <table:table-cell office:value-type="percentage" office:value="0.61513713913013623" table:style-name="ce77">
            <text:p>61,5%</text:p>
          </table:table-cell>
          <table:table-cell office:value-type="float" office:value="356135" table:style-name="ce8">
            <text:p>356.135</text:p>
          </table:table-cell>
          <table:table-cell office:value-type="percentage" office:value="0.48901170574302288" table:style-name="ce77">
            <text:p>48,9%</text:p>
          </table:table-cell>
          <table:table-cell office:value-type="date" office:date-value="2022-06-08T00:00:00" table:style-name="ce11">
            <text:p>08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ragón</text:p>
          </table:table-cell>
          <table:table-cell office:value-type="float" office:value="103760" table:style-name="ce8">
            <text:p>103.760</text:p>
          </table:table-cell>
          <table:table-cell office:value-type="float" office:value="54976" table:style-name="ce8">
            <text:p>54.976</text:p>
          </table:table-cell>
          <table:table-cell office:value-type="percentage" office:value="0.52983808789514264" table:style-name="ce77">
            <text:p>53,0%</text:p>
          </table:table-cell>
          <table:table-cell office:value-type="float" office:value="44499" table:style-name="ce8">
            <text:p>44.499</text:p>
          </table:table-cell>
          <table:table-cell office:value-type="percentage" office:value="0.42886468774094061" table:style-name="ce77">
            <text:p>42,9%</text:p>
          </table:table-cell>
          <table:table-cell office:value-type="date" office:date-value="2022-06-08T00:00:00" table:style-name="ce11">
            <text:p>08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sturias<text:s/></text:p>
          </table:table-cell>
          <table:table-cell office:value-type="float" office:value="62179" table:style-name="ce8">
            <text:p>62.179</text:p>
          </table:table-cell>
          <table:table-cell office:value-type="float" office:value="43979" table:style-name="ce8">
            <text:p>43.979</text:p>
          </table:table-cell>
          <table:table-cell office:value-type="percentage" office:value="0.70729667572653143" table:style-name="ce77">
            <text:p>70,7%</text:p>
          </table:table-cell>
          <table:table-cell office:value-type="float" office:value="38355" table:style-name="ce8">
            <text:p>38.355</text:p>
          </table:table-cell>
          <table:table-cell office:value-type="percentage" office:value="0.61684813200598276" table:style-name="ce77">
            <text:p>61,7%</text:p>
          </table:table-cell>
          <table:table-cell office:value-type="date" office:date-value="2022-06-08T00:00:00" table:style-name="ce11">
            <text:p>08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Baleares</text:p>
          </table:table-cell>
          <table:table-cell office:value-type="float" office:value="97822" table:style-name="ce8">
            <text:p>97.822</text:p>
          </table:table-cell>
          <table:table-cell office:value-type="float" office:value="33741" table:style-name="ce8">
            <text:p>33.741</text:p>
          </table:table-cell>
          <table:table-cell office:value-type="percentage" office:value="0.34492241009179941" table:style-name="ce77">
            <text:p>34,5%</text:p>
          </table:table-cell>
          <table:table-cell office:value-type="float" office:value="26016" table:style-name="ce8">
            <text:p>26.016</text:p>
          </table:table-cell>
          <table:table-cell office:value-type="percentage" office:value="0.26595244423544806" table:style-name="ce77">
            <text:p>26,6%</text:p>
          </table:table-cell>
          <table:table-cell office:value-type="date" office:date-value="2022-06-08T00:00:00" table:style-name="ce11">
            <text:p>08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narias</text:p>
          </table:table-cell>
          <table:table-cell office:value-type="float" office:value="156104" table:style-name="ce8">
            <text:p>156.104</text:p>
          </table:table-cell>
          <table:table-cell office:value-type="float" office:value="80544" table:style-name="ce8">
            <text:p>80.544</text:p>
          </table:table-cell>
          <table:table-cell office:value-type="percentage" office:value="0.51596371649669448" table:style-name="ce77">
            <text:p>51,6%</text:p>
          </table:table-cell>
          <table:table-cell office:value-type="float" office:value="61154" table:style-name="ce8">
            <text:p>61.154</text:p>
          </table:table-cell>
          <table:table-cell office:value-type="percentage" office:value="0.39175165274432427" table:style-name="ce77">
            <text:p>39,2%</text:p>
          </table:table-cell>
          <table:table-cell office:value-type="date" office:date-value="2022-06-08T00:00:00" table:style-name="ce11">
            <text:p>08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ntabria</text:p>
          </table:table-cell>
          <table:table-cell office:value-type="float" office:value="42931" table:style-name="ce8">
            <text:p>42.931</text:p>
          </table:table-cell>
          <table:table-cell office:value-type="float" office:value="25980" table:style-name="ce8">
            <text:p>25.980</text:p>
          </table:table-cell>
          <table:table-cell office:value-type="percentage" office:value="0.60515711257599403" table:style-name="ce77">
            <text:p>60,5%</text:p>
          </table:table-cell>
          <table:table-cell office:value-type="float" office:value="23229" table:style-name="ce8">
            <text:p>23.229</text:p>
          </table:table-cell>
          <table:table-cell office:value-type="percentage" office:value="0.5410775430341711" table:style-name="ce77">
            <text:p>54,1%</text:p>
          </table:table-cell>
          <table:table-cell office:value-type="date" office:date-value="2022-06-08T00:00:00" table:style-name="ce11">
            <text:p>08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stilla y Leon<text:s/></text:p>
          </table:table-cell>
          <table:table-cell office:value-type="float" office:value="158747" table:style-name="ce8">
            <text:p>158.747</text:p>
          </table:table-cell>
          <table:table-cell office:value-type="float" office:value="104873" table:style-name="ce8">
            <text:p>104.873</text:p>
          </table:table-cell>
          <table:table-cell office:value-type="percentage" office:value="0.66062980717745845" table:style-name="ce77">
            <text:p>66,1%</text:p>
          </table:table-cell>
          <table:table-cell office:value-type="float" office:value="94473" table:style-name="ce8">
            <text:p>94.473</text:p>
          </table:table-cell>
          <table:table-cell office:value-type="percentage" office:value="0.59511675811196429" table:style-name="ce77">
            <text:p>59,5%</text:p>
          </table:table-cell>
          <table:table-cell office:value-type="date" office:date-value="2022-06-08T00:00:00" table:style-name="ce11">
            <text:p>08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stilla - La Mancha</text:p>
          </table:table-cell>
          <table:table-cell office:value-type="float" office:value="171326" table:style-name="ce8">
            <text:p>171.326</text:p>
          </table:table-cell>
          <table:table-cell office:value-type="float" office:value="105046" table:style-name="ce8">
            <text:p>105.046</text:p>
          </table:table-cell>
          <table:table-cell office:value-type="percentage" office:value="0.61313519255687987" table:style-name="ce77">
            <text:p>61,3%</text:p>
          </table:table-cell>
          <table:table-cell office:value-type="float" office:value="85843" table:style-name="ce8">
            <text:p>85.843</text:p>
          </table:table-cell>
          <table:table-cell office:value-type="percentage" office:value="0.50105062862612793" table:style-name="ce77">
            <text:p>50,1%</text:p>
          </table:table-cell>
          <table:table-cell office:value-type="date" office:date-value="2022-06-08T00:00:00" table:style-name="ce11">
            <text:p>08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taluña</text:p>
          </table:table-cell>
          <table:table-cell office:value-type="float" office:value="648162" table:style-name="ce8">
            <text:p>648.162</text:p>
          </table:table-cell>
          <table:table-cell office:value-type="float" office:value="259636" table:style-name="ce8">
            <text:p>259.636</text:p>
          </table:table-cell>
          <table:table-cell office:value-type="percentage" office:value="0.40057269633208981" table:style-name="ce77">
            <text:p>40,1%</text:p>
          </table:table-cell>
          <table:table-cell office:value-type="float" office:value="200068" table:style-name="ce8">
            <text:p>200.068</text:p>
          </table:table-cell>
          <table:table-cell office:value-type="percentage" office:value="0.30866974614371101" table:style-name="ce77">
            <text:p>30,9%</text:p>
          </table:table-cell>
          <table:table-cell office:value-type="date" office:date-value="2022-06-08T00:00:00" table:style-name="ce11">
            <text:p>08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. Valenciana</text:p>
          </table:table-cell>
          <table:table-cell office:value-type="float" office:value="410244" table:style-name="ce8">
            <text:p>410.244</text:p>
          </table:table-cell>
          <table:table-cell office:value-type="float" office:value="261166" table:style-name="ce8">
            <text:p>261.166</text:p>
          </table:table-cell>
          <table:table-cell office:value-type="percentage" office:value="0.63661138249432048" table:style-name="ce77">
            <text:p>63,7%</text:p>
          </table:table-cell>
          <table:table-cell office:value-type="float" office:value="194814" table:style-name="ce8">
            <text:p>194.814</text:p>
          </table:table-cell>
          <table:table-cell office:value-type="percentage" office:value="0.47487348992307016" table:style-name="ce77">
            <text:p>47,5%</text:p>
          </table:table-cell>
          <table:table-cell office:value-type="date" office:date-value="2022-06-08T00:00:00" table:style-name="ce11">
            <text:p>08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Extremadura</text:p>
          </table:table-cell>
          <table:table-cell office:value-type="float" office:value="78583" table:style-name="ce8">
            <text:p>78.583</text:p>
          </table:table-cell>
          <table:table-cell office:value-type="float" office:value="60146" table:style-name="ce8">
            <text:p>60.146</text:p>
          </table:table-cell>
          <table:table-cell office:value-type="percentage" office:value="0.76538182558568646" table:style-name="ce77">
            <text:p>76,5%</text:p>
          </table:table-cell>
          <table:table-cell office:value-type="float" office:value="51126" table:style-name="ce8">
            <text:p>51.126</text:p>
          </table:table-cell>
          <table:table-cell office:value-type="percentage" office:value="0.6505987300052174" table:style-name="ce77">
            <text:p>65,1%</text:p>
          </table:table-cell>
          <table:table-cell office:value-type="date" office:date-value="2022-06-08T00:00:00" table:style-name="ce11">
            <text:p>08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Galicia</text:p>
          </table:table-cell>
          <table:table-cell office:value-type="float" office:value="177577" table:style-name="ce8">
            <text:p>177.577</text:p>
          </table:table-cell>
          <table:table-cell office:value-type="float" office:value="137580" table:style-name="ce8">
            <text:p>137.580</text:p>
          </table:table-cell>
          <table:table-cell office:value-type="percentage" office:value="0.77476249739549607" table:style-name="ce77">
            <text:p>77,5%</text:p>
          </table:table-cell>
          <table:table-cell office:value-type="float" office:value="119892" table:style-name="ce8">
            <text:p>119.892</text:p>
          </table:table-cell>
          <table:table-cell office:value-type="percentage" office:value="0.67515500318171839" table:style-name="ce77">
            <text:p>67,5%</text:p>
          </table:table-cell>
          <table:table-cell office:value-type="date" office:date-value="2022-06-08T00:00:00" table:style-name="ce11">
            <text:p>08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La Rioja</text:p>
          </table:table-cell>
          <table:table-cell office:value-type="float" office:value="25397" table:style-name="ce8">
            <text:p>25.397</text:p>
          </table:table-cell>
          <table:table-cell office:value-type="float" office:value="16946" table:style-name="ce8">
            <text:p>16.946</text:p>
          </table:table-cell>
          <table:table-cell office:value-type="percentage" office:value="0.66724416269638143" table:style-name="ce77">
            <text:p>66,7%</text:p>
          </table:table-cell>
          <table:table-cell office:value-type="float" office:value="14575" table:style-name="ce8">
            <text:p>14.575</text:p>
          </table:table-cell>
          <table:table-cell office:value-type="percentage" office:value="0.57388667952907824" table:style-name="ce77">
            <text:p>57,4%</text:p>
          </table:table-cell>
          <table:table-cell office:value-type="date" office:date-value="2022-06-07T00:00:00" table:style-name="ce11">
            <text:p>07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adrid</text:p>
          </table:table-cell>
          <table:table-cell office:value-type="float" office:value="567425" table:style-name="ce8">
            <text:p>567.425</text:p>
          </table:table-cell>
          <table:table-cell office:value-type="float" office:value="264914" table:style-name="ce8">
            <text:p>264.914</text:p>
          </table:table-cell>
          <table:table-cell office:value-type="percentage" office:value="0.46687051152134645" table:style-name="ce77">
            <text:p>46,7%</text:p>
          </table:table-cell>
          <table:table-cell office:value-type="float" office:value="227080" table:style-name="ce8">
            <text:p>227.080</text:p>
          </table:table-cell>
          <table:table-cell office:value-type="percentage" office:value="0.40019385821914788" table:style-name="ce77">
            <text:p>40,0%</text:p>
          </table:table-cell>
          <table:table-cell office:value-type="date" office:date-value="2022-06-08T00:00:00" table:style-name="ce11">
            <text:p>08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urcia<text:s/></text:p>
          </table:table-cell>
          <table:table-cell office:value-type="float" office:value="139748" table:style-name="ce8">
            <text:p>139.748</text:p>
          </table:table-cell>
          <table:table-cell office:value-type="float" office:value="71529" table:style-name="ce8">
            <text:p>71.529</text:p>
          </table:table-cell>
          <table:table-cell office:value-type="percentage" office:value="0.51184274551335263" table:style-name="ce77">
            <text:p>51,2%</text:p>
          </table:table-cell>
          <table:table-cell office:value-type="float" office:value="50252" table:style-name="ce8">
            <text:p>50.252</text:p>
          </table:table-cell>
          <table:table-cell office:value-type="percentage" office:value="0.35959011935770102" table:style-name="ce77">
            <text:p>36,0%</text:p>
          </table:table-cell>
          <table:table-cell office:value-type="date" office:date-value="2022-06-07T00:00:00" table:style-name="ce11">
            <text:p>07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Navarra</text:p>
          </table:table-cell>
          <table:table-cell office:value-type="float" office:value="56431" table:style-name="ce8">
            <text:p>56.431</text:p>
          </table:table-cell>
          <table:table-cell office:value-type="float" office:value="29500" table:style-name="ce8">
            <text:p>29.500</text:p>
          </table:table-cell>
          <table:table-cell office:value-type="percentage" office:value="0.5227623114954546" table:style-name="ce77">
            <text:p>52,3%</text:p>
          </table:table-cell>
          <table:table-cell office:value-type="float" office:value="25734" table:style-name="ce8">
            <text:p>25.734</text:p>
          </table:table-cell>
          <table:table-cell office:value-type="percentage" office:value="0.45602594318725526" table:style-name="ce77">
            <text:p>45,6%</text:p>
          </table:table-cell>
          <table:table-cell office:value-type="date" office:date-value="2022-06-08T00:00:00" table:style-name="ce11">
            <text:p>08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País Vasco</text:p>
          </table:table-cell>
          <table:table-cell office:value-type="float" office:value="170178" table:style-name="ce8">
            <text:p>170.178</text:p>
          </table:table-cell>
          <table:table-cell office:value-type="float" office:value="86155" table:style-name="ce8">
            <text:p>86.155</text:p>
          </table:table-cell>
          <table:table-cell office:value-type="percentage" office:value="0.50626402942801063" table:style-name="ce77">
            <text:p>50,6%</text:p>
          </table:table-cell>
          <table:table-cell office:value-type="float" office:value="68122" table:style-name="ce8">
            <text:p>68.122</text:p>
          </table:table-cell>
          <table:table-cell office:value-type="percentage" office:value="0.40029851097086577" table:style-name="ce77">
            <text:p>40,0%</text:p>
          </table:table-cell>
          <table:table-cell office:value-type="date" office:date-value="2022-06-08T00:00:00" table:style-name="ce11">
            <text:p>08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euta</text:p>
          </table:table-cell>
          <table:table-cell office:value-type="float" office:value="9201" table:style-name="ce8">
            <text:p>9.201</text:p>
          </table:table-cell>
          <table:table-cell office:value-type="float" office:value="3228" table:style-name="ce8">
            <text:p>3.228</text:p>
          </table:table-cell>
          <table:table-cell office:value-type="percentage" office:value="0.35083143136615585" table:style-name="ce77">
            <text:p>35,1%</text:p>
          </table:table-cell>
          <table:table-cell office:value-type="float" office:value="2224" table:style-name="ce8">
            <text:p>2.224</text:p>
          </table:table-cell>
          <table:table-cell office:value-type="percentage" office:value="0.24171285729811978" table:style-name="ce77">
            <text:p>24,2%</text:p>
          </table:table-cell>
          <table:table-cell office:value-type="date" office:date-value="2022-06-08T00:00:00" table:style-name="ce11">
            <text:p>08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elilla</text:p>
          </table:table-cell>
          <table:table-cell office:value-type="float" office:value="11074" table:style-name="ce8">
            <text:p>11.074</text:p>
          </table:table-cell>
          <table:table-cell office:value-type="float" office:value="3630" table:style-name="ce8">
            <text:p>3.630</text:p>
          </table:table-cell>
          <table:table-cell office:value-type="percentage" office:value="0.32779483474805854" table:style-name="ce77">
            <text:p>32,8%</text:p>
          </table:table-cell>
          <table:table-cell office:value-type="float" office:value="2114" table:style-name="ce8">
            <text:p>2.114</text:p>
          </table:table-cell>
          <table:table-cell office:value-type="percentage" office:value="0.19089759797724398" table:style-name="ce77">
            <text:p>19,1%</text:p>
          </table:table-cell>
          <table:table-cell office:value-type="date" office:date-value="2022-06-08T00:00:00" table:style-name="ce11">
            <text:p>08/06/2022</text:p>
          </table:table-cell>
          <table:table-cell table:number-columns-repeated="16377"/>
        </table:table-row>
        <table:table-row table:style-name="ro5">
          <table:table-cell office:value-type="string" table:style-name="ce79">
            <text:p>Min. Defensa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date" office:date-value="2022-06-08T00:00:00" table:style-name="ce11">
            <text:p>08/06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Sanidad Exterior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date" office:date-value="2022-06-07T00:00:00" table:style-name="ce11">
            <text:p>07/06/2022</text:p>
          </table:table-cell>
          <table:table-cell table:number-columns-repeated="16377"/>
        </table:table-row>
        <table:table-row table:style-name="ro5">
          <table:table-cell office:value-type="string" table:style-name="ce81">
            <text:p>Totales</text:p>
          </table:table-cell>
          <table:table-cell office:value-type="float" office:value="3815164" table:style-name="ce82">
            <text:p>3.815.164</text:p>
          </table:table-cell>
          <table:table-cell office:value-type="float" office:value="2091558" table:style-name="ce82">
            <text:p>2.091.558</text:p>
          </table:table-cell>
          <table:table-cell office:value-type="percentage" office:value="0.54822230446712117" table:style-name="ce83">
            <text:p>54,8%</text:p>
          </table:table-cell>
          <table:table-cell office:value-type="float" office:value="1685705" table:style-name="ce82">
            <text:p>1.685.705</text:p>
          </table:table-cell>
          <table:table-cell office:value-type="percentage" office:value="0.44184339126705957" table:style-name="ce83">
            <text:p>44,2%</text:p>
          </table:table-cell>
          <table:table-cell table:style-name="ce82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6-09T12:04:47Z</dc:date>
  </office:meta>
</office:document-meta>
</file>